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9">
      <style:paragraph-properties/>
      <style:text-properties fo:font-family="GenRyuMin2 JP SB" style:font-family-complex="GenRyuMin2 JP SB" fo:font-size="14pt"/>
    </style:style>
    <style:style style:family="text" style:name="T45">
      <style:text-properties fo:font-family="GenRyuMin2 JP SB" style:font-family-asian="GenRyuMin2 JP SB" style:font-family-complex="GenRyuMin2 JP SB" fo:font-size="14pt"/>
    </style:style>
    <style:style style:family="text" style:name="T46">
      <style:text-properties fo:font-family="GenRyuMin2 JP SB" style:font-family-asian="GenRyuMin2 JP SB" style:font-family-complex="GenRyuMin2 JP SB" fo:font-size="14pt"/>
    </style:style>
    <style:style style:family="paragraph" style:name="P40">
      <style:paragraph-properties/>
      <style:text-properties fo:font-family="GenRyuMin2 JP SB" style:font-family-complex="GenRyuMin2 JP SB" fo:font-size="12pt"/>
    </style:style>
    <style:style style:family="text" style:name="T47">
      <style:text-properties fo:font-family="GenRyuMin2 JP SB" style:font-family-asian="GenRyuMin2 JP SB" style:font-family-complex="GenRyuMin2 JP SB" fo:font-size="12pt"/>
    </style:style>
    <style:style style:family="text" style:name="T48">
      <style:text-properties fo:font-family="GenRyuMin2 JP SB" style:font-family-asian="GenRyuMin2 JP SB" style:font-family-complex="GenRyuMin2 JP SB" fo:font-size="12pt"/>
    </style:style>
    <style:style style:family="text" style:name="T49">
      <style:text-properties fo:font-family="GenRyuMin2 JP SB" style:font-family-asian="GenRyuMin2 JP SB" style:font-family-complex="GenRyuMin2 JP SB" fo:font-size="9pt"/>
    </style:style>
    <style:style style:family="paragraph" style:name="P41">
      <style:paragraph-properties fo:break-before="page"/>
      <style:text-properties fo:font-family="GenRyuMin2 JP SB" style:font-family-complex="GenRyuMin2 JP SB" fo:font-size="12pt"/>
    </style:style>
    <style:style style:family="text" style:name="T50">
      <style:text-properties fo:font-family="GenRyuMin2 JP SB" style:font-family-asian="GenRyuMin2 JP SB" style:font-family-complex="GenRyuMin2 JP SB" fo:font-size="12pt"/>
    </style:style>
    <style:style style:family="text" style:name="T51">
      <style:text-properties fo:font-family="GenRyuMin2 JP SB" style:font-family-asian="GenRyuMin2 JP SB" style:font-family-complex="GenRyuMin2 JP SB" fo:font-size="12pt"/>
    </style:style>
    <style:style style:parent-style-name="138" style:family="paragraph" style:name="P42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52">
      <style:text-properties fo:font-family="GenRyuMin2 JP SB" style:font-family-asian="GenRyuMin2 JP SB" style:font-family-complex="GenRyuMin2 JP SB"/>
    </style:style>
    <style:style style:family="text" style:name="T53">
      <style:text-properties fo:font-family="GenRyuMin2 JP SB" style:font-family-asian="GenRyuMin2 JP SB" style:font-family-complex="GenRyuMin2 JP SB"/>
    </style:style>
    <style:style style:family="text" style:name="T54">
      <style:text-properties fo:font-family="GenRyuMin2 JP SB" style:font-family-asian="GenRyuMin2 JP SB" style:font-family-complex="GenRyuMin2 JP SB"/>
    </style:style>
    <style:style style:family="text" style:name="T55">
      <style:text-properties fo:font-family="GenRyuMin2 JP SB" style:font-family-asian="GenRyuMin2 JP SB" style:font-family-complex="GenRyuMin2 JP SB"/>
    </style:style>
    <style:style style:family="paragraph" style:name="P43">
      <style:paragraph-properties/>
      <style:text-properties fo:font-family="GenRyuMin2 JP SB" style:font-family-complex="GenRyuMin2 JP SB" fo:font-size="14pt"/>
    </style:style>
    <style:style style:family="text" style:name="T56">
      <style:text-properties fo:font-family="GenRyuMin2 JP SB" style:font-family-asian="GenRyuMin2 JP SB" style:font-family-complex="GenRyuMin2 JP SB" fo:font-size="14pt"/>
    </style:style>
    <style:style style:family="text" style:name="T57">
      <style:text-properties fo:font-family="GenRyuMin2 JP SB" style:font-family-asian="GenRyuMin2 JP SB" style:font-family-complex="GenRyuMin2 JP SB" fo:font-size="14pt"/>
    </style:style>
    <style:style style:family="text" style:name="T58">
      <style:text-properties fo:font-family="GenRyuMin2 JP SB" style:font-family-asian="GenRyuMin2 JP SB" style:font-family-complex="GenRyuMin2 JP SB" fo:font-size="14pt"/>
    </style:style>
    <style:style style:family="text" style:name="T59">
      <style:text-properties fo:font-family="GenRyuMin2 JP SB" style:font-family-asian="GenRyuMin2 JP SB" style:font-family-complex="GenRyuMin2 JP SB" fo:font-size="14pt"/>
    </style:style>
    <style:style style:family="paragraph" style:name="P44">
      <style:paragraph-properties/>
      <style:text-properties fo:font-family="GenRyuMin2 JP SB" style:font-family-complex="GenRyuMin2 JP SB" fo:font-size="9pt"/>
    </style:style>
    <style:style style:family="text" style:name="T60">
      <style:text-properties fo:font-family="GenRyuMin2 JP SB" style:font-family-asian="GenRyuMin2 JP SB" style:font-family-complex="GenRyuMin2 JP SB" fo:font-size="9pt"/>
    </style:style>
    <style:style style:family="text" style:name="T61">
      <style:text-properties fo:font-family="GenRyuMin2 JP SB" style:font-family-asian="GenRyuMin2 JP SB" style:font-family-complex="GenRyuMin2 JP SB" fo:font-size="9pt"/>
    </style:style>
    <style:style style:family="text" style:name="T62">
      <style:text-properties fo:font-family="GenRyuMin2 JP SB" style:font-family-asian="GenRyuMin2 JP SB" style:font-family-complex="GenRyuMin2 JP SB" fo:font-size="9pt"/>
    </style:style>
    <style:style style:family="text" style:name="T63">
      <style:text-properties fo:font-family="GenRyuMin2 JP SB" style:font-family-asian="GenRyuMin2 JP SB" style:font-family-complex="GenRyuMin2 JP SB" fo:font-size="9pt"/>
    </style:style>
    <style:style style:family="paragraph" style:name="P45">
      <style:paragraph-properties/>
      <style:text-properties fo:font-family="GenRyuMin2 JP SB" style:font-family-complex="GenRyuMin2 JP SB" fo:font-size="14pt"/>
    </style:style>
    <style:style style:family="text" style:name="T64">
      <style:text-properties fo:font-family="GenRyuMin2 JP SB" style:font-family-asian="GenRyuMin2 JP SB" style:font-family-complex="GenRyuMin2 JP SB" fo:font-size="14pt"/>
    </style:style>
    <style:style style:family="text" style:name="T65">
      <style:text-properties fo:font-family="GenRyuMin2 JP SB" style:font-family-asian="GenRyuMin2 JP SB" style:font-family-complex="GenRyuMin2 JP SB" fo:font-size="14pt"/>
    </style:style>
    <style:style style:family="text" style:name="T66">
      <style:text-properties fo:font-family="GenRyuMin2 JP SB" style:font-family-asian="GenRyuMin2 JP SB" style:font-family-complex="GenRyuMin2 JP SB" fo:font-size="14pt"/>
    </style:style>
    <style:style style:family="paragraph" style:name="P46">
      <style:paragraph-properties/>
      <style:text-properties fo:font-family="GenRyuMin2 JP SB" style:font-family-complex="GenRyuMin2 JP SB" fo:font-size="9pt"/>
    </style:style>
    <style:style style:family="text" style:name="T67">
      <style:text-properties fo:font-family="GenRyuMin2 JP SB" style:font-family-asian="GenRyuMin2 JP SB" style:font-family-complex="GenRyuMin2 JP SB" fo:font-size="9pt"/>
    </style:style>
    <style:style style:family="text" style:name="T68">
      <style:text-properties fo:font-family="GenRyuMin2 JP SB" style:font-family-asian="GenRyuMin2 JP SB" style:font-family-complex="GenRyuMin2 JP SB" fo:font-size="9pt"/>
    </style:style>
    <style:style style:family="text" style:name="T69">
      <style:text-properties fo:font-family="GenRyuMin2 JP SB" style:font-family-asian="GenRyuMin2 JP SB" style:font-family-complex="GenRyuMin2 JP SB" fo:font-size="9pt"/>
    </style:style>
    <style:style style:family="text" style:name="T70">
      <style:text-properties fo:font-family="GenRyuMin2 JP SB" style:font-family-asian="GenRyuMin2 JP SB" style:font-family-complex="GenRyuMin2 JP SB" fo:font-size="9pt"/>
    </style:style>
    <style:style style:family="paragraph" style:name="P47">
      <style:paragraph-properties/>
      <style:text-properties fo:font-family="GenRyuMin2 JP SB" style:font-family-complex="GenRyuMin2 JP SB" fo:font-size="14pt"/>
    </style:style>
    <style:style style:family="text" style:name="T71">
      <style:text-properties fo:font-family="GenRyuMin2 JP SB" style:font-family-asian="GenRyuMin2 JP SB" style:font-family-complex="GenRyuMin2 JP SB" fo:font-size="14pt"/>
    </style:style>
    <style:style style:family="text" style:name="T72">
      <style:text-properties fo:font-family="GenRyuMin2 JP SB" style:font-family-asian="GenRyuMin2 JP SB" style:font-family-complex="GenRyuMin2 JP SB" fo:font-size="14pt"/>
    </style:style>
    <style:style style:family="text" style:name="T73">
      <style:text-properties fo:font-family="GenRyuMin2 JP SB" style:font-family-asian="GenRyuMin2 JP SB" style:font-family-complex="GenRyuMin2 JP SB" fo:font-size="14pt"/>
    </style:style>
    <style:style style:family="paragraph" style:name="P48">
      <style:paragraph-properties/>
      <style:text-properties fo:font-family="GenRyuMin2 JP SB" style:font-family-complex="GenRyuMin2 JP SB" fo:font-size="9pt"/>
    </style:style>
    <style:style style:family="text" style:name="T74">
      <style:text-properties fo:font-family="GenRyuMin2 JP SB" style:font-family-asian="GenRyuMin2 JP SB" style:font-family-complex="GenRyuMin2 JP SB" fo:font-size="9pt"/>
    </style:style>
    <style:style style:family="text" style:name="T75">
      <style:text-properties fo:font-family="GenRyuMin2 JP SB" style:font-family-asian="GenRyuMin2 JP SB" style:font-family-complex="GenRyuMin2 JP SB" fo:font-size="9pt"/>
    </style:style>
    <style:style style:family="text" style:name="T76">
      <style:text-properties fo:font-family="GenRyuMin2 JP SB" style:font-family-asian="GenRyuMin2 JP SB" style:font-family-complex="GenRyuMin2 JP SB" fo:font-size="9pt"/>
    </style:style>
    <style:style style:family="text" style:name="T77">
      <style:text-properties fo:font-family="GenRyuMin2 JP SB" style:font-family-asian="GenRyuMin2 JP SB" style:font-family-complex="GenRyuMin2 JP SB" fo:font-size="9pt"/>
    </style:style>
    <style:style style:family="paragraph" style:name="P49">
      <style:paragraph-properties/>
      <style:text-properties fo:font-family="GenRyuMin2 JP SB" style:font-family-complex="GenRyuMin2 JP SB" fo:font-size="14pt"/>
    </style:style>
    <style:style style:family="text" style:name="T78">
      <style:text-properties fo:font-family="GenRyuMin2 JP SB" style:font-family-asian="GenRyuMin2 JP SB" style:font-family-complex="GenRyuMin2 JP SB" fo:font-size="14pt"/>
    </style:style>
    <style:style style:family="text" style:name="T79">
      <style:text-properties fo:font-family="GenRyuMin2 JP SB" style:font-family-asian="GenRyuMin2 JP SB" style:font-family-complex="GenRyuMin2 JP SB" fo:font-size="14pt"/>
    </style:style>
    <style:style style:family="text" style:name="T80">
      <style:text-properties fo:font-family="GenRyuMin2 JP SB" style:font-family-asian="GenRyuMin2 JP SB" style:font-family-complex="GenRyuMin2 JP SB" fo:font-size="14pt"/>
    </style:style>
    <style:style style:family="paragraph" style:name="P50">
      <style:paragraph-properties/>
      <style:text-properties fo:font-family="GenRyuMin2 JP SB" style:font-family-complex="GenRyuMin2 JP SB" fo:font-size="9pt"/>
    </style:style>
    <style:style style:family="text" style:name="T81">
      <style:text-properties fo:font-family="GenRyuMin2 JP SB" style:font-family-asian="GenRyuMin2 JP SB" style:font-family-complex="GenRyuMin2 JP SB" fo:font-size="9pt"/>
    </style:style>
    <style:style style:family="text" style:name="T82">
      <style:text-properties fo:font-family="GenRyuMin2 JP SB" style:font-family-asian="GenRyuMin2 JP SB" style:font-family-complex="GenRyuMin2 JP SB" fo:font-size="9pt"/>
    </style:style>
    <style:style style:family="text" style:name="T83">
      <style:text-properties fo:font-family="GenRyuMin2 JP SB" style:font-family-asian="GenRyuMin2 JP SB" style:font-family-complex="GenRyuMin2 JP SB" fo:font-size="9pt"/>
    </style:style>
    <style:style style:family="text" style:name="T84">
      <style:text-properties fo:font-family="GenRyuMin2 JP SB" style:font-family-asian="GenRyuMin2 JP SB" style:font-family-complex="GenRyuMin2 JP SB" fo:font-size="9pt"/>
    </style:style>
    <style:style style:family="paragraph" style:name="P51">
      <style:paragraph-properties/>
      <style:text-properties fo:font-family="GenRyuMin2 JP SB" style:font-family-complex="GenRyuMin2 JP SB" fo:font-size="14pt"/>
    </style:style>
    <style:style style:family="text" style:name="T85">
      <style:text-properties fo:font-family="GenRyuMin2 JP SB" style:font-family-asian="GenRyuMin2 JP SB" style:font-family-complex="GenRyuMin2 JP SB" fo:font-size="14pt"/>
    </style:style>
    <style:style style:family="text" style:name="T86">
      <style:text-properties fo:font-family="GenRyuMin2 JP SB" style:font-family-asian="GenRyuMin2 JP SB" style:font-family-complex="GenRyuMin2 JP SB" fo:font-size="14pt"/>
    </style:style>
    <style:style style:family="text" style:name="T87">
      <style:text-properties fo:font-family="GenRyuMin2 JP SB" style:font-family-asian="GenRyuMin2 JP SB" style:font-family-complex="GenRyuMin2 JP SB" fo:font-size="14pt"/>
    </style:style>
    <style:style style:family="paragraph" style:name="P52">
      <style:paragraph-properties/>
      <style:text-properties fo:font-family="GenRyuMin2 JP SB" style:font-family-complex="GenRyuMin2 JP SB" fo:font-size="9pt"/>
    </style:style>
    <style:style style:family="text" style:name="T88">
      <style:text-properties fo:font-family="GenRyuMin2 JP SB" style:font-family-asian="GenRyuMin2 JP SB" style:font-family-complex="GenRyuMin2 JP SB" fo:font-size="9pt"/>
    </style:style>
    <style:style style:family="text" style:name="T89">
      <style:text-properties fo:font-family="GenRyuMin2 JP SB" style:font-family-asian="GenRyuMin2 JP SB" style:font-family-complex="GenRyuMin2 JP SB" fo:font-size="9pt"/>
    </style:style>
    <style:style style:family="text" style:name="T90">
      <style:text-properties fo:font-family="GenRyuMin2 JP SB" style:font-family-asian="GenRyuMin2 JP SB" style:font-family-complex="GenRyuMin2 JP SB" fo:font-size="9pt"/>
    </style:style>
    <style:style style:family="text" style:name="T91">
      <style:text-properties fo:font-family="GenRyuMin2 JP SB" style:font-family-asian="GenRyuMin2 JP SB" style:font-family-complex="GenRyuMin2 JP SB" fo:font-size="9pt"/>
    </style:style>
    <style:style style:family="paragraph" style:name="P53">
      <style:paragraph-properties/>
      <style:text-properties fo:font-family="GenRyuMin2 JP SB" style:font-family-complex="GenRyuMin2 JP SB" fo:font-size="14pt"/>
    </style:style>
    <style:style style:family="text" style:name="T92">
      <style:text-properties fo:font-family="GenRyuMin2 JP SB" style:font-family-asian="GenRyuMin2 JP SB" style:font-family-complex="GenRyuMin2 JP SB" fo:font-size="14pt"/>
    </style:style>
    <style:style style:family="text" style:name="T93">
      <style:text-properties fo:font-family="GenRyuMin2 JP SB" style:font-family-asian="GenRyuMin2 JP SB" style:font-family-complex="GenRyuMin2 JP SB" fo:font-size="14pt"/>
    </style:style>
    <style:style style:family="text" style:name="T94">
      <style:text-properties fo:font-family="GenRyuMin2 JP SB" style:font-family-asian="GenRyuMin2 JP SB" style:font-family-complex="GenRyuMin2 JP SB" fo:font-size="14pt"/>
    </style:style>
    <style:style style:family="paragraph" style:name="P54">
      <style:paragraph-properties/>
      <style:text-properties fo:font-family="GenRyuMin2 JP SB" style:font-family-complex="GenRyuMin2 JP SB" fo:font-size="14pt"/>
    </style:style>
    <style:style style:family="text" style:name="T95">
      <style:text-properties fo:font-family="GenRyuMin2 JP SB" style:font-family-asian="GenRyuMin2 JP SB" style:font-family-complex="GenRyuMin2 JP SB" fo:font-size="14pt"/>
    </style:style>
    <style:style style:family="text" style:name="T96">
      <style:text-properties fo:font-family="GenRyuMin2 JP SB" style:font-family-asian="GenRyuMin2 JP SB" style:font-family-complex="GenRyuMin2 JP SB" fo:font-size="14pt"/>
    </style:style>
    <style:style style:family="text" style:name="T97">
      <style:text-properties fo:font-family="GenRyuMin2 JP SB" style:font-family-asian="GenRyuMin2 JP SB" style:font-family-complex="GenRyuMin2 JP SB" fo:font-size="14pt"/>
    </style:style>
    <style:style style:family="paragraph" style:name="P55">
      <style:paragraph-properties/>
      <style:text-properties fo:font-family="GenRyuMin2 JP SB" style:font-family-complex="GenRyuMin2 JP SB" fo:font-size="14pt"/>
    </style:style>
    <style:style style:family="text" style:name="T98">
      <style:text-properties fo:font-family="GenRyuMin2 JP SB" style:font-family-asian="GenRyuMin2 JP SB" style:font-family-complex="GenRyuMin2 JP SB" fo:font-size="14pt"/>
    </style:style>
    <style:style style:family="text" style:name="T99">
      <style:text-properties fo:font-family="GenRyuMin2 JP SB" style:font-family-asian="GenRyuMin2 JP SB" style:font-family-complex="GenRyuMin2 JP SB" fo:font-size="14pt"/>
    </style:style>
    <style:style style:family="text" style:name="T100">
      <style:text-properties fo:font-family="GenRyuMin2 JP SB" style:font-family-asian="GenRyuMin2 JP SB" style:font-family-complex="GenRyuMin2 JP SB" fo:font-size="14pt"/>
    </style:style>
    <style:style style:family="paragraph" style:name="P56">
      <style:paragraph-properties/>
      <style:text-properties fo:font-family="GenRyuMin2 JP SB" style:font-family-complex="GenRyuMin2 JP SB" fo:font-size="9pt"/>
    </style:style>
    <style:style style:family="text" style:name="T101">
      <style:text-properties fo:font-family="GenRyuMin2 JP SB" style:font-family-asian="GenRyuMin2 JP SB" style:font-family-complex="GenRyuMin2 JP SB" fo:font-size="9pt"/>
    </style:style>
    <style:style style:family="text" style:name="T102">
      <style:text-properties fo:font-family="GenRyuMin2 JP SB" style:font-family-asian="GenRyuMin2 JP SB" style:font-family-complex="GenRyuMin2 JP SB" fo:font-size="9pt"/>
    </style:style>
    <style:style style:family="text" style:name="T103">
      <style:text-properties fo:font-family="GenRyuMin2 JP SB" style:font-family-asian="GenRyuMin2 JP SB" style:font-family-complex="GenRyuMin2 JP SB" fo:font-size="9pt"/>
    </style:style>
    <style:style style:family="paragraph" style:name="P57">
      <style:paragraph-properties/>
      <style:text-properties fo:font-family="GenRyuMin2 JP SB" style:font-family-complex="GenRyuMin2 JP SB" fo:font-size="14pt"/>
    </style:style>
    <style:style style:family="text" style:name="T104">
      <style:text-properties fo:font-family="GenRyuMin2 JP SB" style:font-family-asian="GenRyuMin2 JP SB" style:font-family-complex="GenRyuMin2 JP SB" fo:font-size="14pt"/>
    </style:style>
    <style:style style:family="text" style:name="T105">
      <style:text-properties fo:font-family="GenRyuMin2 JP SB" style:font-family-asian="GenRyuMin2 JP SB" style:font-family-complex="GenRyuMin2 JP SB" fo:font-size="14pt"/>
    </style:style>
    <style:style style:family="text" style:name="T106">
      <style:text-properties fo:font-family="GenRyuMin2 JP SB" style:font-family-asian="GenRyuMin2 JP SB" style:font-family-complex="GenRyuMin2 JP SB" fo:font-size="14pt"/>
    </style:style>
    <style:style style:family="paragraph" style:name="P58">
      <style:paragraph-properties/>
      <style:text-properties fo:font-family="GenRyuMin2 JP SB" style:font-family-complex="GenRyuMin2 JP SB" fo:font-size="9pt"/>
    </style:style>
    <style:style style:family="text" style:name="T107">
      <style:text-properties fo:font-family="GenRyuMin2 JP SB" style:font-family-asian="GenRyuMin2 JP SB" style:font-family-complex="GenRyuMin2 JP SB" fo:font-size="9pt"/>
    </style:style>
    <style:style style:family="text" style:name="T108">
      <style:text-properties fo:font-family="GenRyuMin2 JP SB" style:font-family-asian="GenRyuMin2 JP SB" style:font-family-complex="GenRyuMin2 JP SB" fo:font-size="9pt"/>
    </style:style>
    <style:style style:family="text" style:name="T109">
      <style:text-properties fo:font-family="GenRyuMin2 JP SB" style:font-family-asian="GenRyuMin2 JP SB" style:font-family-complex="GenRyuMin2 JP SB" fo:font-size="9pt"/>
    </style:style>
    <style:style style:family="paragraph" style:name="P59">
      <style:paragraph-properties/>
      <style:text-properties fo:font-family="GenRyuMin2 JP SB" style:font-family-complex="GenRyuMin2 JP SB" fo:font-size="14pt"/>
    </style:style>
    <style:style style:family="text" style:name="T110">
      <style:text-properties fo:font-family="GenRyuMin2 JP SB" style:font-family-asian="GenRyuMin2 JP SB" style:font-family-complex="GenRyuMin2 JP SB" fo:font-size="14pt"/>
    </style:style>
    <style:style style:family="text" style:name="T111">
      <style:text-properties fo:font-family="GenRyuMin2 JP SB" style:font-family-asian="GenRyuMin2 JP SB" style:font-family-complex="GenRyuMin2 JP SB" fo:font-size="14pt"/>
    </style:style>
    <style:style style:family="text" style:name="T112">
      <style:text-properties fo:font-family="GenRyuMin2 JP SB" style:font-family-asian="GenRyuMin2 JP SB" style:font-family-complex="GenRyuMin2 JP SB" fo:font-size="14pt"/>
    </style:style>
    <style:style style:family="paragraph" style:name="P60">
      <style:paragraph-properties/>
      <style:text-properties fo:font-family="GenRyuMin2 JP SB" style:font-family-complex="GenRyuMin2 JP SB" fo:font-size="9pt"/>
    </style:style>
    <style:style style:family="text" style:name="T113">
      <style:text-properties fo:font-family="GenRyuMin2 JP SB" style:font-family-asian="GenRyuMin2 JP SB" style:font-family-complex="GenRyuMin2 JP SB" fo:font-size="9pt"/>
    </style:style>
    <style:style style:family="text" style:name="T114">
      <style:text-properties fo:font-family="GenRyuMin2 JP SB" style:font-family-asian="GenRyuMin2 JP SB" style:font-family-complex="GenRyuMin2 JP SB" fo:font-size="9pt"/>
    </style:style>
    <style:style style:family="text" style:name="T115">
      <style:text-properties fo:font-family="GenRyuMin2 JP SB" style:font-family-asian="GenRyuMin2 JP SB" style:font-family-complex="GenRyuMin2 JP SB" fo:font-size="9pt"/>
    </style:style>
    <style:style style:family="paragraph" style:name="P61">
      <style:paragraph-properties/>
      <style:text-properties fo:font-family="GenRyuMin2 JP SB" style:font-family-complex="GenRyuMin2 JP SB" fo:font-size="14pt"/>
    </style:style>
    <style:style style:family="text" style:name="T116">
      <style:text-properties fo:font-family="GenRyuMin2 JP SB" style:font-family-asian="GenRyuMin2 JP SB" style:font-family-complex="GenRyuMin2 JP SB" fo:font-size="14pt"/>
    </style:style>
    <style:style style:family="text" style:name="T117">
      <style:text-properties fo:font-family="GenRyuMin2 JP SB" style:font-family-asian="GenRyuMin2 JP SB" style:font-family-complex="GenRyuMin2 JP SB" fo:font-size="14pt"/>
    </style:style>
    <style:style style:family="text" style:name="T118">
      <style:text-properties fo:font-family="GenRyuMin2 JP SB" style:font-family-asian="GenRyuMin2 JP SB" style:font-family-complex="GenRyuMin2 JP SB" fo:font-size="14pt"/>
    </style:style>
    <style:style style:family="paragraph" style:name="P62">
      <style:paragraph-properties/>
      <style:text-properties fo:font-family="GenRyuMin2 JP SB" style:font-family-complex="GenRyuMin2 JP SB" fo:font-size="9pt"/>
    </style:style>
    <style:style style:family="text" style:name="T119">
      <style:text-properties fo:font-family="GenRyuMin2 JP SB" style:font-family-asian="GenRyuMin2 JP SB" style:font-family-complex="GenRyuMin2 JP SB" fo:font-size="9pt"/>
    </style:style>
    <style:style style:family="text" style:name="T120">
      <style:text-properties fo:font-family="GenRyuMin2 JP SB" style:font-family-asian="GenRyuMin2 JP SB" style:font-family-complex="GenRyuMin2 JP SB" fo:font-size="9pt"/>
    </style:style>
    <style:style style:family="text" style:name="T121">
      <style:text-properties fo:font-family="GenRyuMin2 JP SB" style:font-family-asian="GenRyuMin2 JP SB" style:font-family-complex="GenRyuMin2 JP SB" fo:font-size="9pt"/>
    </style:style>
    <style:style style:family="text" style:name="T122">
      <style:text-properties fo:font-family="GenRyuMin2 JP SB" style:font-family-asian="GenRyuMin2 JP SB" style:font-family-complex="GenRyuMin2 JP SB" fo:font-size="9pt"/>
    </style:style>
    <style:style style:family="paragraph" style:name="P63">
      <style:paragraph-properties/>
      <style:text-properties fo:font-family="GenRyuMin2 JP SB" style:font-family-complex="GenRyuMin2 JP SB" fo:font-size="14pt"/>
    </style:style>
    <style:style style:family="text" style:name="T123">
      <style:text-properties fo:font-family="GenRyuMin2 JP SB" style:font-family-asian="GenRyuMin2 JP SB" style:font-family-complex="GenRyuMin2 JP SB" fo:font-size="14pt"/>
    </style:style>
    <style:style style:family="text" style:name="T124">
      <style:text-properties fo:font-family="GenRyuMin2 JP SB" style:font-family-asian="GenRyuMin2 JP SB" style:font-family-complex="GenRyuMin2 JP SB" fo:font-size="14pt"/>
    </style:style>
    <style:style style:family="text" style:name="T125">
      <style:text-properties fo:font-family="GenRyuMin2 JP SB" style:font-family-asian="GenRyuMin2 JP SB" style:font-family-complex="GenRyuMin2 JP SB" fo:font-size="14pt"/>
    </style:style>
    <style:style style:family="paragraph" style:name="P64">
      <style:paragraph-properties/>
      <style:text-properties fo:font-family="GenRyuMin2 JP SB" style:font-family-complex="GenRyuMin2 JP SB" fo:font-size="14pt"/>
    </style:style>
    <style:style style:family="text" style:name="T126">
      <style:text-properties fo:font-family="GenRyuMin2 JP SB" style:font-family-asian="GenRyuMin2 JP SB" style:font-family-complex="GenRyuMin2 JP SB" fo:font-size="14pt"/>
    </style:style>
    <style:style style:family="text" style:name="T127">
      <style:text-properties fo:font-family="GenRyuMin2 JP SB" style:font-family-asian="GenRyuMin2 JP SB" style:font-family-complex="GenRyuMin2 JP SB" fo:font-size="14pt"/>
    </style:style>
    <style:style style:family="text" style:name="T128">
      <style:text-properties fo:font-family="GenRyuMin2 JP SB" style:font-family-asian="GenRyuMin2 JP SB" style:font-family-complex="GenRyuMin2 JP SB" fo:font-size="14pt"/>
    </style:style>
    <style:style style:family="paragraph" style:name="P65">
      <style:paragraph-properties/>
      <style:text-properties fo:font-family="GenRyuMin2 JP SB" style:font-family-complex="GenRyuMin2 JP SB" fo:font-size="14pt"/>
    </style:style>
    <style:style style:family="text" style:name="T129">
      <style:text-properties fo:font-family="GenRyuMin2 JP SB" style:font-family-asian="GenRyuMin2 JP SB" style:font-family-complex="GenRyuMin2 JP SB" fo:font-size="14pt"/>
    </style:style>
    <style:style style:family="text" style:name="T130">
      <style:text-properties fo:font-family="GenRyuMin2 JP SB" style:font-family-asian="GenRyuMin2 JP SB" style:font-family-complex="GenRyuMin2 JP SB" fo:font-size="14pt"/>
    </style:style>
    <style:style style:family="text" style:name="T131">
      <style:text-properties fo:font-family="GenRyuMin2 JP SB" style:font-family-asian="GenRyuMin2 JP SB" style:font-family-complex="GenRyuMin2 JP SB" fo:font-size="14pt"/>
    </style:style>
    <style:style style:family="text" style:name="T132">
      <style:text-properties fo:font-family="GenRyuMin2 JP SB" style:font-family-asian="GenRyuMin2 JP SB" style:font-family-complex="GenRyuMin2 JP SB" fo:font-size="14pt"/>
    </style:style>
    <style:style style:family="paragraph" style:name="P66">
      <style:paragraph-properties/>
      <style:text-properties fo:font-family="GenRyuMin2 JP SB" style:font-family-complex="GenRyuMin2 JP SB" fo:font-size="9pt"/>
    </style:style>
    <style:style style:family="text" style:name="T133">
      <style:text-properties fo:font-family="GenRyuMin2 JP SB" style:font-family-asian="GenRyuMin2 JP SB" style:font-family-complex="GenRyuMin2 JP SB" fo:font-size="9pt"/>
    </style:style>
    <style:style style:family="text" style:name="T134">
      <style:text-properties fo:font-family="GenRyuMin2 JP SB" style:font-family-asian="GenRyuMin2 JP SB" style:font-family-complex="GenRyuMin2 JP SB" fo:font-size="9pt"/>
    </style:style>
    <style:style style:family="text" style:name="T135">
      <style:text-properties fo:font-family="GenRyuMin2 JP SB" style:font-family-asian="GenRyuMin2 JP SB" style:font-family-complex="GenRyuMin2 JP SB" fo:font-size="9pt"/>
    </style:style>
    <style:style style:family="paragraph" style:name="P67">
      <style:paragraph-properties/>
      <style:text-properties fo:font-family="GenRyuMin2 JP SB" style:font-family-complex="GenRyuMin2 JP SB" fo:font-size="14pt"/>
    </style:style>
    <style:style style:family="text" style:name="T136">
      <style:text-properties fo:font-family="GenRyuMin2 JP SB" style:font-family-asian="GenRyuMin2 JP SB" style:font-family-complex="GenRyuMin2 JP SB" fo:font-size="14pt"/>
    </style:style>
    <style:style style:family="text" style:name="T137">
      <style:text-properties fo:font-family="GenRyuMin2 JP SB" style:font-family-asian="GenRyuMin2 JP SB" style:font-family-complex="GenRyuMin2 JP SB" fo:font-size="14pt"/>
    </style:style>
    <style:style style:family="text" style:name="T138">
      <style:text-properties fo:font-family="GenRyuMin2 JP SB" style:font-family-asian="GenRyuMin2 JP SB" style:font-family-complex="GenRyuMin2 JP SB" fo:font-size="14pt"/>
    </style:style>
    <style:style style:family="paragraph" style:name="P68">
      <style:paragraph-properties/>
      <style:text-properties fo:font-family="GenRyuMin2 JP SB" style:font-family-complex="GenRyuMin2 JP SB" fo:font-size="9pt"/>
    </style:style>
    <style:style style:family="text" style:name="T139">
      <style:text-properties fo:font-family="GenRyuMin2 JP SB" style:font-family-asian="GenRyuMin2 JP SB" style:font-family-complex="GenRyuMin2 JP SB" fo:font-size="9pt"/>
    </style:style>
    <style:style style:family="text" style:name="T140">
      <style:text-properties fo:font-family="GenRyuMin2 JP SB" style:font-family-asian="GenRyuMin2 JP SB" style:font-family-complex="GenRyuMin2 JP SB" fo:font-size="9pt"/>
    </style:style>
    <style:style style:family="text" style:name="T141">
      <style:text-properties fo:font-family="GenRyuMin2 JP SB" style:font-family-asian="GenRyuMin2 JP SB" style:font-family-complex="GenRyuMin2 JP SB" fo:font-size="9pt"/>
    </style:style>
    <style:style style:family="paragraph" style:name="P69">
      <style:paragraph-properties/>
      <style:text-properties fo:font-family="GenRyuMin2 JP SB" style:font-family-complex="GenRyuMin2 JP SB" fo:font-size="14pt"/>
    </style:style>
    <style:style style:family="text" style:name="T142">
      <style:text-properties fo:font-family="GenRyuMin2 JP SB" style:font-family-asian="GenRyuMin2 JP SB" style:font-family-complex="GenRyuMin2 JP SB" fo:font-size="14pt"/>
    </style:style>
    <style:style style:family="text" style:name="T143">
      <style:text-properties fo:font-family="GenRyuMin2 JP SB" style:font-family-asian="GenRyuMin2 JP SB" style:font-family-complex="GenRyuMin2 JP SB" fo:font-size="14pt"/>
    </style:style>
    <style:style style:family="text" style:name="T144">
      <style:text-properties fo:font-family="GenRyuMin2 JP SB" style:font-family-asian="GenRyuMin2 JP SB" style:font-family-complex="GenRyuMin2 JP SB" fo:font-size="14pt"/>
    </style:style>
    <style:style style:family="paragraph" style:name="P70">
      <style:paragraph-properties/>
      <style:text-properties fo:font-family="GenRyuMin2 JP SB" style:font-family-complex="GenRyuMin2 JP SB" fo:font-size="9pt"/>
    </style:style>
    <style:style style:family="text" style:name="T145">
      <style:text-properties fo:font-family="GenRyuMin2 JP SB" style:font-family-asian="GenRyuMin2 JP SB" style:font-family-complex="GenRyuMin2 JP SB" fo:font-size="9pt"/>
    </style:style>
    <style:style style:family="text" style:name="T146">
      <style:text-properties fo:font-family="GenRyuMin2 JP SB" style:font-family-asian="GenRyuMin2 JP SB" style:font-family-complex="GenRyuMin2 JP SB" fo:font-size="9pt"/>
    </style:style>
    <style:style style:family="text" style:name="T147">
      <style:text-properties fo:font-family="GenRyuMin2 JP SB" style:font-family-asian="GenRyuMin2 JP SB" style:font-family-complex="GenRyuMin2 JP SB" fo:font-size="9pt"/>
    </style:style>
    <style:style style:family="paragraph" style:name="P71">
      <style:paragraph-properties/>
      <style:text-properties fo:font-family="GenRyuMin2 JP SB" style:font-family-complex="GenRyuMin2 JP SB" fo:font-size="14pt"/>
    </style:style>
    <style:style style:family="text" style:name="T148">
      <style:text-properties fo:font-family="GenRyuMin2 JP SB" style:font-family-asian="GenRyuMin2 JP SB" style:font-family-complex="GenRyuMin2 JP SB" fo:font-size="14pt"/>
    </style:style>
    <style:style style:family="text" style:name="T149">
      <style:text-properties fo:font-family="GenRyuMin2 JP SB" style:font-family-asian="GenRyuMin2 JP SB" style:font-family-complex="GenRyuMin2 JP SB" fo:font-size="14pt"/>
    </style:style>
    <style:style style:family="text" style:name="T150">
      <style:text-properties fo:font-family="GenRyuMin2 JP SB" style:font-family-asian="GenRyuMin2 JP SB" style:font-family-complex="GenRyuMin2 JP SB" fo:font-size="14pt"/>
    </style:style>
    <style:style style:family="paragraph" style:name="P72">
      <style:paragraph-properties/>
      <style:text-properties fo:font-family="GenRyuMin2 JP SB" style:font-family-complex="GenRyuMin2 JP SB" fo:font-size="9pt"/>
    </style:style>
    <style:style style:family="text" style:name="T151">
      <style:text-properties fo:font-family="GenRyuMin2 JP SB" style:font-family-asian="GenRyuMin2 JP SB" style:font-family-complex="GenRyuMin2 JP SB" fo:font-size="9pt"/>
    </style:style>
    <style:style style:family="text" style:name="T152">
      <style:text-properties fo:font-family="GenRyuMin2 JP SB" style:font-family-asian="GenRyuMin2 JP SB" style:font-family-complex="GenRyuMin2 JP SB" fo:font-size="9pt"/>
    </style:style>
    <style:style style:family="text" style:name="T153">
      <style:text-properties fo:font-family="GenRyuMin2 JP SB" style:font-family-asian="GenRyuMin2 JP SB" style:font-family-complex="GenRyuMin2 JP SB" fo:font-size="9pt"/>
    </style:style>
    <style:style style:family="paragraph" style:name="P73">
      <style:paragraph-properties/>
      <style:text-properties fo:font-family="GenRyuMin2 JP SB" style:font-family-complex="GenRyuMin2 JP SB" fo:font-size="14pt"/>
    </style:style>
    <style:style style:family="text" style:name="T154">
      <style:text-properties fo:font-family="GenRyuMin2 JP SB" style:font-family-asian="GenRyuMin2 JP SB" style:font-family-complex="GenRyuMin2 JP SB" fo:font-size="14pt"/>
    </style:style>
    <style:style style:family="text" style:name="T155">
      <style:text-properties fo:font-family="GenRyuMin2 JP SB" style:font-family-asian="GenRyuMin2 JP SB" style:font-family-complex="GenRyuMin2 JP SB" fo:font-size="14pt"/>
    </style:style>
    <style:style style:family="text" style:name="T156">
      <style:text-properties fo:font-family="GenRyuMin2 JP SB" style:font-family-asian="GenRyuMin2 JP SB" style:font-family-complex="GenRyuMin2 JP SB" fo:font-size="14pt"/>
    </style:style>
    <style:style style:family="paragraph" style:name="P74">
      <style:paragraph-properties/>
      <style:text-properties fo:font-family="GenRyuMin2 JP SB" style:font-family-complex="GenRyuMin2 JP SB" fo:font-size="9pt"/>
    </style:style>
    <style:style style:family="text" style:name="T157">
      <style:text-properties fo:font-family="GenRyuMin2 JP SB" style:font-family-asian="GenRyuMin2 JP SB" style:font-family-complex="GenRyuMin2 JP SB" fo:font-size="9pt"/>
    </style:style>
    <style:style style:family="text" style:name="T158">
      <style:text-properties fo:font-family="GenRyuMin2 JP SB" style:font-family-asian="GenRyuMin2 JP SB" style:font-family-complex="GenRyuMin2 JP SB" fo:font-size="9pt"/>
    </style:style>
    <style:style style:family="text" style:name="T159">
      <style:text-properties fo:font-family="GenRyuMin2 JP SB" style:font-family-asian="GenRyuMin2 JP SB" style:font-family-complex="GenRyuMin2 JP SB" fo:font-size="9pt"/>
    </style:style>
    <style:style style:family="paragraph" style:name="P75">
      <style:paragraph-properties/>
      <style:text-properties fo:font-family="GenRyuMin2 JP SB" style:font-family-complex="GenRyuMin2 JP SB" fo:font-size="14pt"/>
    </style:style>
    <style:style style:family="text" style:name="T160">
      <style:text-properties fo:font-family="GenRyuMin2 JP SB" style:font-family-asian="GenRyuMin2 JP SB" style:font-family-complex="GenRyuMin2 JP SB" fo:font-size="14pt"/>
    </style:style>
    <style:style style:family="text" style:name="T161">
      <style:text-properties fo:font-family="GenRyuMin2 JP SB" style:font-family-asian="GenRyuMin2 JP SB" style:font-family-complex="GenRyuMin2 JP SB" fo:font-size="14pt"/>
    </style:style>
    <style:style style:family="text" style:name="T162">
      <style:text-properties fo:font-family="GenRyuMin2 JP SB" style:font-family-asian="GenRyuMin2 JP SB" style:font-family-complex="GenRyuMin2 JP SB" fo:font-size="14pt"/>
    </style:style>
    <style:style style:family="paragraph" style:name="P76">
      <style:paragraph-properties/>
      <style:text-properties fo:font-family="GenRyuMin2 JP SB" style:font-family-complex="GenRyuMin2 JP SB" fo:font-size="9pt"/>
    </style:style>
    <style:style style:family="text" style:name="T163">
      <style:text-properties fo:font-family="GenRyuMin2 JP SB" style:font-family-asian="GenRyuMin2 JP SB" style:font-family-complex="GenRyuMin2 JP SB" fo:font-size="9pt"/>
    </style:style>
    <style:style style:family="text" style:name="T164">
      <style:text-properties fo:font-family="GenRyuMin2 JP SB" style:font-family-asian="GenRyuMin2 JP SB" style:font-family-complex="GenRyuMin2 JP SB" fo:font-size="9pt"/>
    </style:style>
    <style:style style:family="text" style:name="T165">
      <style:text-properties fo:font-family="GenRyuMin2 JP SB" style:font-family-asian="GenRyuMin2 JP SB" style:font-family-complex="GenRyuMin2 JP SB" fo:font-size="9pt"/>
    </style:style>
    <style:style style:family="paragraph" style:name="P77">
      <style:paragraph-properties/>
      <style:text-properties fo:font-family="GenRyuMin2 JP SB" style:font-family-complex="GenRyuMin2 JP SB" fo:font-size="14pt"/>
    </style:style>
    <style:style style:family="text" style:name="T166">
      <style:text-properties fo:font-family="GenRyuMin2 JP SB" style:font-family-asian="GenRyuMin2 JP SB" style:font-family-complex="GenRyuMin2 JP SB" fo:font-size="14pt"/>
    </style:style>
    <style:style style:family="text" style:name="T167">
      <style:text-properties fo:font-family="GenRyuMin2 JP SB" style:font-family-asian="GenRyuMin2 JP SB" style:font-family-complex="GenRyuMin2 JP SB" fo:font-size="14pt"/>
    </style:style>
    <style:style style:family="text" style:name="T168">
      <style:text-properties fo:font-family="GenRyuMin2 JP SB" style:font-family-asian="GenRyuMin2 JP SB" style:font-family-complex="GenRyuMin2 JP SB" fo:font-size="14pt"/>
    </style:style>
    <style:style style:family="paragraph" style:name="P78">
      <style:paragraph-properties/>
      <style:text-properties fo:font-family="GenRyuMin2 JP SB" style:font-family-complex="GenRyuMin2 JP SB" fo:font-size="9pt"/>
    </style:style>
    <style:style style:family="text" style:name="T169">
      <style:text-properties fo:font-family="GenRyuMin2 JP SB" style:font-family-asian="GenRyuMin2 JP SB" style:font-family-complex="GenRyuMin2 JP SB" fo:font-size="9pt"/>
    </style:style>
    <style:style style:family="text" style:name="T170">
      <style:text-properties fo:font-family="GenRyuMin2 JP SB" style:font-family-asian="GenRyuMin2 JP SB" style:font-family-complex="GenRyuMin2 JP SB" fo:font-size="9pt"/>
    </style:style>
    <style:style style:family="text" style:name="T171">
      <style:text-properties fo:font-family="GenRyuMin2 JP SB" style:font-family-asian="GenRyuMin2 JP SB" style:font-family-complex="GenRyuMin2 JP SB" fo:font-size="9pt"/>
    </style:style>
    <style:style style:family="paragraph" style:name="P79">
      <style:paragraph-properties/>
      <style:text-properties fo:font-family="GenRyuMin2 JP SB" style:font-family-complex="GenRyuMin2 JP SB" fo:font-size="14pt"/>
    </style:style>
    <style:style style:family="text" style:name="T172">
      <style:text-properties fo:font-family="GenRyuMin2 JP SB" style:font-family-asian="GenRyuMin2 JP SB" style:font-family-complex="GenRyuMin2 JP SB" fo:font-size="14pt"/>
    </style:style>
    <style:style style:family="text" style:name="T173">
      <style:text-properties fo:font-family="GenRyuMin2 JP SB" style:font-family-asian="GenRyuMin2 JP SB" style:font-family-complex="GenRyuMin2 JP SB" fo:font-size="14pt"/>
    </style:style>
    <style:style style:family="text" style:name="T174">
      <style:text-properties fo:font-family="GenRyuMin2 JP SB" style:font-family-asian="GenRyuMin2 JP SB" style:font-family-complex="GenRyuMin2 JP SB" fo:font-size="14pt"/>
    </style:style>
    <style:style style:family="paragraph" style:name="P80">
      <style:paragraph-properties/>
      <style:text-properties fo:font-family="GenRyuMin2 JP SB" style:font-family-complex="GenRyuMin2 JP SB" fo:font-size="9pt"/>
    </style:style>
    <style:style style:family="text" style:name="T175">
      <style:text-properties fo:font-family="GenRyuMin2 JP SB" style:font-family-asian="GenRyuMin2 JP SB" style:font-family-complex="GenRyuMin2 JP SB" fo:font-size="9pt"/>
    </style:style>
    <style:style style:family="text" style:name="T176">
      <style:text-properties fo:font-family="GenRyuMin2 JP SB" style:font-family-asian="GenRyuMin2 JP SB" style:font-family-complex="GenRyuMin2 JP SB" fo:font-size="9pt"/>
    </style:style>
    <style:style style:family="text" style:name="T177">
      <style:text-properties fo:font-family="GenRyuMin2 JP SB" style:font-family-asian="GenRyuMin2 JP SB" style:font-family-complex="GenRyuMin2 JP SB" fo:font-size="9pt"/>
    </style:style>
    <style:style style:family="paragraph" style:name="P81">
      <style:paragraph-properties/>
      <style:text-properties fo:font-family="GenRyuMin2 JP SB" style:font-family-complex="GenRyuMin2 JP SB" fo:font-size="14pt"/>
    </style:style>
    <style:style style:family="text" style:name="T178">
      <style:text-properties fo:font-family="GenRyuMin2 JP SB" style:font-family-asian="GenRyuMin2 JP SB" style:font-family-complex="GenRyuMin2 JP SB" fo:font-size="14pt"/>
    </style:style>
    <style:style style:family="text" style:name="T179">
      <style:text-properties fo:font-family="GenRyuMin2 JP SB" style:font-family-asian="GenRyuMin2 JP SB" style:font-family-complex="GenRyuMin2 JP SB" fo:font-size="14pt"/>
    </style:style>
    <style:style style:family="text" style:name="T180">
      <style:text-properties fo:font-family="GenRyuMin2 JP SB" style:font-family-asian="GenRyuMin2 JP SB" style:font-family-complex="GenRyuMin2 JP SB" fo:font-size="14pt"/>
    </style:style>
    <style:style style:family="paragraph" style:name="P82">
      <style:paragraph-properties/>
      <style:text-properties fo:font-family="GenRyuMin2 JP SB" style:font-family-complex="GenRyuMin2 JP SB" fo:font-size="14pt"/>
    </style:style>
    <style:style style:family="text" style:name="T181">
      <style:text-properties fo:font-family="GenRyuMin2 JP SB" style:font-family-asian="GenRyuMin2 JP SB" style:font-family-complex="GenRyuMin2 JP SB" fo:font-size="14pt"/>
    </style:style>
    <style:style style:family="text" style:name="T182">
      <style:text-properties fo:font-family="GenRyuMin2 JP SB" style:font-family-asian="GenRyuMin2 JP SB" style:font-family-complex="GenRyuMin2 JP SB" fo:font-size="14pt"/>
    </style:style>
    <style:style style:family="text" style:name="T183">
      <style:text-properties fo:font-family="GenRyuMin2 JP SB" style:font-family-asian="GenRyuMin2 JP SB" style:font-family-complex="GenRyuMin2 JP SB" fo:font-size="14pt"/>
    </style:style>
    <style:style style:family="paragraph" style:name="P83">
      <style:paragraph-properties/>
      <style:text-properties fo:font-family="GenRyuMin2 JP SB" style:font-family-complex="GenRyuMin2 JP SB" fo:font-size="14pt"/>
    </style:style>
    <style:style style:family="text" style:name="T184">
      <style:text-properties fo:font-family="GenRyuMin2 JP SB" style:font-family-asian="GenRyuMin2 JP SB" style:font-family-complex="GenRyuMin2 JP SB" fo:font-size="14pt"/>
    </style:style>
    <style:style style:family="text" style:name="T185">
      <style:text-properties fo:font-family="GenRyuMin2 JP SB" style:font-family-asian="GenRyuMin2 JP SB" style:font-family-complex="GenRyuMin2 JP SB" fo:font-size="14pt"/>
    </style:style>
    <style:style style:family="text" style:name="T186">
      <style:text-properties fo:font-family="GenRyuMin2 JP SB" style:font-family-asian="GenRyuMin2 JP SB" style:font-family-complex="GenRyuMin2 JP SB" fo:font-size="14pt"/>
    </style:style>
    <style:style style:family="text" style:name="T187">
      <style:text-properties fo:font-family="GenRyuMin2 JP SB" style:font-family-asian="GenRyuMin2 JP SB" style:font-family-complex="GenRyuMin2 JP SB" fo:font-size="14pt"/>
    </style:style>
    <style:style style:family="paragraph" style:name="P84">
      <style:paragraph-properties/>
      <style:text-properties fo:font-family="GenRyuMin2 JP SB" style:font-family-complex="GenRyuMin2 JP SB" fo:font-size="9pt"/>
    </style:style>
    <style:style style:family="text" style:name="T188">
      <style:text-properties fo:font-family="GenRyuMin2 JP SB" style:font-family-asian="GenRyuMin2 JP SB" style:font-family-complex="GenRyuMin2 JP SB" fo:font-size="10pt"/>
    </style:style>
    <style:style style:family="text" style:name="T189">
      <style:text-properties fo:font-family="GenRyuMin2 JP SB" style:font-family-asian="GenRyuMin2 JP SB" style:font-family-complex="GenRyuMin2 JP SB" fo:font-size="9pt"/>
    </style:style>
    <style:style style:family="text" style:name="T190">
      <style:text-properties fo:font-family="GenRyuMin2 JP SB" style:font-family-asian="GenRyuMin2 JP SB" style:font-family-complex="GenRyuMin2 JP SB" fo:font-size="9pt"/>
    </style:style>
    <style:style style:family="text" style:name="T191">
      <style:text-properties fo:font-family="GenRyuMin2 JP SB" style:font-family-asian="GenRyuMin2 JP SB" style:font-family-complex="GenRyuMin2 JP SB" fo:font-size="9pt"/>
    </style:style>
    <style:style style:family="paragraph" style:name="P85">
      <style:paragraph-properties/>
      <style:text-properties fo:font-family="GenRyuMin2 JP SB" style:font-family-complex="GenRyuMin2 JP SB" fo:font-size="14pt"/>
    </style:style>
    <style:style style:family="text" style:name="T192">
      <style:text-properties fo:font-family="GenRyuMin2 JP SB" style:font-family-asian="GenRyuMin2 JP SB" style:font-family-complex="GenRyuMin2 JP SB" fo:font-size="14pt"/>
    </style:style>
    <style:style style:family="text" style:name="T193">
      <style:text-properties fo:font-family="GenRyuMin2 JP SB" style:font-family-asian="GenRyuMin2 JP SB" style:font-family-complex="GenRyuMin2 JP SB" fo:font-size="14pt"/>
    </style:style>
    <style:style style:family="text" style:name="T194">
      <style:text-properties fo:font-family="GenRyuMin2 JP SB" style:font-family-asian="GenRyuMin2 JP SB" style:font-family-complex="GenRyuMin2 JP SB" fo:font-size="14pt"/>
    </style:style>
    <style:style style:family="paragraph" style:name="P86">
      <style:paragraph-properties/>
      <style:text-properties fo:font-family="GenRyuMin2 JP SB" style:font-family-complex="GenRyuMin2 JP SB" fo:font-size="10pt"/>
    </style:style>
    <style:style style:family="text" style:name="T195">
      <style:text-properties fo:font-family="GenRyuMin2 JP SB" style:font-family-asian="GenRyuMin2 JP SB" style:font-family-complex="GenRyuMin2 JP SB" fo:font-size="14pt"/>
    </style:style>
    <style:style style:family="text" style:name="T196">
      <style:text-properties fo:font-family="GenRyuMin2 JP SB" style:font-family-asian="GenRyuMin2 JP SB" style:font-family-complex="GenRyuMin2 JP SB" fo:font-size="9pt"/>
    </style:style>
    <style:style style:family="text" style:name="T197">
      <style:text-properties fo:font-family="GenRyuMin2 JP SB" style:font-family-asian="GenRyuMin2 JP SB" style:font-family-complex="GenRyuMin2 JP SB" fo:font-size="10pt"/>
    </style:style>
    <style:style style:family="text" style:name="T198">
      <style:text-properties fo:font-family="GenRyuMin2 JP SB" style:font-family-asian="GenRyuMin2 JP SB" style:font-family-complex="GenRyuMin2 JP SB" fo:font-size="10pt"/>
    </style:style>
    <style:style style:family="paragraph" style:name="P87">
      <style:paragraph-properties/>
      <style:text-properties fo:font-family="GenRyuMin2 JP SB" style:font-family-complex="GenRyuMin2 JP SB" fo:font-size="14pt"/>
    </style:style>
    <style:style style:family="text" style:name="T199">
      <style:text-properties fo:font-family="GenRyuMin2 JP SB" style:font-family-asian="GenRyuMin2 JP SB" style:font-family-complex="GenRyuMin2 JP SB" fo:font-size="14pt"/>
    </style:style>
    <style:style style:family="text" style:name="T200">
      <style:text-properties fo:font-family="GenRyuMin2 JP SB" style:font-family-asian="GenRyuMin2 JP SB" style:font-family-complex="GenRyuMin2 JP SB" fo:font-size="14pt"/>
    </style:style>
    <style:style style:family="text" style:name="T201">
      <style:text-properties fo:font-family="GenRyuMin2 JP SB" style:font-family-asian="GenRyuMin2 JP SB" style:font-family-complex="GenRyuMin2 JP SB" fo:font-size="14pt"/>
    </style:style>
    <style:style style:family="paragraph" style:name="P88">
      <style:paragraph-properties/>
      <style:text-properties fo:font-family="GenRyuMin2 JP SB" style:font-family-complex="GenRyuMin2 JP SB" fo:font-size="14pt"/>
    </style:style>
    <style:style style:family="text" style:name="T202">
      <style:text-properties fo:font-family="GenRyuMin2 JP SB" style:font-family-asian="GenRyuMin2 JP SB" style:font-family-complex="GenRyuMin2 JP SB" fo:font-size="14pt"/>
    </style:style>
    <style:style style:family="text" style:name="T203">
      <style:text-properties fo:font-family="GenRyuMin2 JP SB" style:font-family-asian="GenRyuMin2 JP SB" style:font-family-complex="GenRyuMin2 JP SB" fo:font-size="9pt"/>
    </style:style>
    <style:style style:family="text" style:name="T204">
      <style:text-properties fo:font-family="GenRyuMin2 JP SB" style:font-family-asian="GenRyuMin2 JP SB" style:font-family-complex="GenRyuMin2 JP SB" fo:font-size="14pt"/>
    </style:style>
    <style:style style:family="text" style:name="T205">
      <style:text-properties fo:font-family="GenRyuMin2 JP SB" style:font-family-asian="GenRyuMin2 JP SB" style:font-family-complex="GenRyuMin2 JP SB" fo:font-size="14pt"/>
    </style:style>
    <style:style style:family="paragraph" style:name="P89">
      <style:paragraph-properties/>
      <style:text-properties fo:font-family="GenRyuMin2 JP SB" style:font-family-complex="GenRyuMin2 JP SB" fo:font-size="14pt"/>
    </style:style>
    <style:style style:family="text" style:name="T206">
      <style:text-properties fo:font-family="GenRyuMin2 JP SB" style:font-family-asian="GenRyuMin2 JP SB" style:font-family-complex="GenRyuMin2 JP SB" fo:font-size="14pt"/>
    </style:style>
    <style:style style:family="text" style:name="T207">
      <style:text-properties fo:font-family="GenRyuMin2 JP SB" style:font-family-asian="GenRyuMin2 JP SB" style:font-family-complex="GenRyuMin2 JP SB" fo:font-size="14pt"/>
    </style:style>
    <style:style style:family="text" style:name="T208">
      <style:text-properties fo:font-family="GenRyuMin2 JP SB" style:font-family-asian="GenRyuMin2 JP SB" style:font-family-complex="GenRyuMin2 JP SB" fo:font-size="14pt"/>
    </style:style>
    <style:style style:family="paragraph" style:name="P90">
      <style:paragraph-properties/>
      <style:text-properties fo:font-family="GenRyuMin2 JP SB" style:font-family-complex="GenRyuMin2 JP SB" fo:font-size="14pt"/>
    </style:style>
    <style:style style:family="text" style:name="T209">
      <style:text-properties fo:font-family="GenRyuMin2 JP SB" style:font-family-asian="GenRyuMin2 JP SB" style:font-family-complex="GenRyuMin2 JP SB" fo:font-size="14pt"/>
    </style:style>
    <style:style style:family="text" style:name="T210">
      <style:text-properties fo:font-family="GenRyuMin2 JP SB" style:font-family-asian="GenRyuMin2 JP SB" style:font-family-complex="GenRyuMin2 JP SB" fo:font-size="9pt"/>
    </style:style>
    <style:style style:family="text" style:name="T211">
      <style:text-properties fo:font-family="GenRyuMin2 JP SB" style:font-family-asian="GenRyuMin2 JP SB" style:font-family-complex="GenRyuMin2 JP SB" fo:font-size="14pt"/>
    </style:style>
    <style:style style:family="text" style:name="T212">
      <style:text-properties fo:font-family="GenRyuMin2 JP SB" style:font-family-asian="GenRyuMin2 JP SB" style:font-family-complex="GenRyuMin2 JP SB" fo:font-size="14pt"/>
    </style:style>
    <style:style style:family="paragraph" style:name="P91">
      <style:paragraph-properties/>
      <style:text-properties fo:font-family="GenRyuMin2 JP SB" style:font-family-complex="GenRyuMin2 JP SB" fo:font-size="14pt"/>
    </style:style>
    <style:style style:family="text" style:name="T213">
      <style:text-properties fo:font-family="GenRyuMin2 JP SB" style:font-family-asian="GenRyuMin2 JP SB" style:font-family-complex="GenRyuMin2 JP SB" fo:font-size="14pt"/>
    </style:style>
    <style:style style:family="text" style:name="T214">
      <style:text-properties fo:font-family="GenRyuMin2 JP SB" style:font-family-asian="GenRyuMin2 JP SB" style:font-family-complex="GenRyuMin2 JP SB" fo:font-size="14pt"/>
    </style:style>
    <style:style style:family="text" style:name="T215">
      <style:text-properties fo:font-family="GenRyuMin2 JP SB" style:font-family-asian="GenRyuMin2 JP SB" style:font-family-complex="GenRyuMin2 JP SB" fo:font-size="14pt"/>
    </style:style>
    <style:style style:family="paragraph" style:name="P92">
      <style:paragraph-properties/>
      <style:text-properties fo:font-family="GenRyuMin2 JP SB" style:font-family-complex="GenRyuMin2 JP SB" fo:font-size="14pt"/>
    </style:style>
    <style:style style:family="text" style:name="T216">
      <style:text-properties fo:font-family="GenRyuMin2 JP SB" style:font-family-asian="GenRyuMin2 JP SB" style:font-family-complex="GenRyuMin2 JP SB" fo:font-size="14pt"/>
    </style:style>
    <style:style style:family="text" style:name="T217">
      <style:text-properties fo:font-family="GenRyuMin2 JP SB" style:font-family-asian="GenRyuMin2 JP SB" style:font-family-complex="GenRyuMin2 JP SB" fo:font-size="9pt"/>
    </style:style>
    <style:style style:family="text" style:name="T218">
      <style:text-properties fo:font-family="GenRyuMin2 JP SB" style:font-family-asian="GenRyuMin2 JP SB" style:font-family-complex="GenRyuMin2 JP SB" fo:font-size="14pt"/>
    </style:style>
    <style:style style:family="text" style:name="T219">
      <style:text-properties fo:font-family="GenRyuMin2 JP SB" style:font-family-asian="GenRyuMin2 JP SB" style:font-family-complex="GenRyuMin2 JP SB" fo:font-size="14pt"/>
    </style:style>
    <style:style style:family="paragraph" style:name="P93">
      <style:paragraph-properties/>
      <style:text-properties fo:font-family="GenRyuMin2 JP SB" style:font-family-complex="GenRyuMin2 JP SB" fo:font-size="14pt"/>
    </style:style>
    <style:style style:family="text" style:name="T220">
      <style:text-properties fo:font-family="GenRyuMin2 JP SB" style:font-family-asian="GenRyuMin2 JP SB" style:font-family-complex="GenRyuMin2 JP SB" fo:font-size="14pt"/>
    </style:style>
    <style:style style:family="text" style:name="T221">
      <style:text-properties fo:font-family="GenRyuMin2 JP SB" style:font-family-asian="GenRyuMin2 JP SB" style:font-family-complex="GenRyuMin2 JP SB" fo:font-size="14pt"/>
    </style:style>
    <style:style style:family="text" style:name="T222">
      <style:text-properties fo:font-family="GenRyuMin2 JP SB" style:font-family-asian="GenRyuMin2 JP SB" style:font-family-complex="GenRyuMin2 JP SB" fo:font-size="14pt"/>
    </style:style>
    <style:style style:family="paragraph" style:name="P94">
      <style:paragraph-properties/>
      <style:text-properties fo:font-family="GenRyuMin2 JP SB" style:font-family-complex="GenRyuMin2 JP SB" fo:font-size="14pt"/>
    </style:style>
    <style:style style:family="text" style:name="T223">
      <style:text-properties fo:font-family="GenRyuMin2 JP SB" style:font-family-asian="GenRyuMin2 JP SB" style:font-family-complex="GenRyuMin2 JP SB" fo:font-size="14pt"/>
    </style:style>
    <style:style style:family="text" style:name="T224">
      <style:text-properties fo:font-family="GenRyuMin2 JP SB" style:font-family-asian="GenRyuMin2 JP SB" style:font-family-complex="GenRyuMin2 JP SB" fo:font-size="14pt"/>
    </style:style>
    <style:style style:family="text" style:name="T225">
      <style:text-properties fo:font-family="GenRyuMin2 JP SB" style:font-family-asian="GenRyuMin2 JP SB" style:font-family-complex="GenRyuMin2 JP SB" fo:font-size="14pt"/>
    </style:style>
    <style:style style:family="paragraph" style:name="P95">
      <style:paragraph-properties/>
      <style:text-properties fo:font-family="GenRyuMin2 JP SB" style:font-family-complex="GenRyuMin2 JP SB" fo:font-size="14pt"/>
    </style:style>
    <style:style style:family="text" style:name="T226">
      <style:text-properties fo:font-family="GenRyuMin2 JP SB" style:font-family-asian="GenRyuMin2 JP SB" style:font-family-complex="GenRyuMin2 JP SB" fo:font-size="14pt"/>
    </style:style>
    <style:style style:family="text" style:name="T227">
      <style:text-properties fo:font-family="GenRyuMin2 JP SB" style:font-family-asian="GenRyuMin2 JP SB" style:font-family-complex="GenRyuMin2 JP SB" fo:font-size="14pt"/>
    </style:style>
    <style:style style:family="text" style:name="T228">
      <style:text-properties fo:font-family="GenRyuMin2 JP SB" style:font-family-asian="GenRyuMin2 JP SB" style:font-family-complex="GenRyuMin2 JP SB" fo:font-size="14pt"/>
    </style:style>
    <style:style style:family="paragraph" style:name="P96">
      <style:paragraph-properties/>
      <style:text-properties fo:font-family="GenRyuMin2 JP SB" style:font-family-complex="GenRyuMin2 JP SB" fo:font-size="9pt"/>
    </style:style>
    <style:style style:family="text" style:name="T229">
      <style:text-properties fo:font-family="GenRyuMin2 JP SB" style:font-family-asian="GenRyuMin2 JP SB" style:font-family-complex="GenRyuMin2 JP SB" fo:font-size="9pt"/>
    </style:style>
    <style:style style:family="text" style:name="T230">
      <style:text-properties fo:font-family="GenRyuMin2 JP SB" style:font-family-asian="GenRyuMin2 JP SB" style:font-family-complex="GenRyuMin2 JP SB" fo:font-size="9pt"/>
    </style:style>
    <style:style style:family="text" style:name="T231">
      <style:text-properties fo:font-family="GenRyuMin2 JP SB" style:font-family-asian="GenRyuMin2 JP SB" style:font-family-complex="GenRyuMin2 JP SB" fo:font-size="9pt"/>
    </style:style>
    <style:style style:family="paragraph" style:name="P97">
      <style:paragraph-properties/>
      <style:text-properties fo:font-family="GenRyuMin2 JP SB" style:font-family-complex="GenRyuMin2 JP SB" fo:font-size="9pt"/>
    </style:style>
    <style:style style:family="text" style:name="T232">
      <style:text-properties fo:font-family="GenRyuMin2 JP SB" style:font-family-asian="GenRyuMin2 JP SB" style:font-family-complex="GenRyuMin2 JP SB" fo:font-size="9pt"/>
    </style:style>
    <style:style style:family="text" style:name="T233">
      <style:text-properties fo:font-family="GenRyuMin2 JP SB" style:font-family-asian="GenRyuMin2 JP SB" style:font-family-complex="GenRyuMin2 JP SB" fo:font-size="9pt"/>
    </style:style>
    <style:style style:family="text" style:name="T234">
      <style:text-properties fo:font-family="GenRyuMin2 JP SB" style:font-family-asian="GenRyuMin2 JP SB" style:font-family-complex="GenRyuMin2 JP SB" fo:font-size="9pt"/>
    </style:style>
    <style:style style:family="paragraph" style:name="P98">
      <style:paragraph-properties/>
      <style:text-properties fo:font-family="GenRyuMin2 JP SB" style:font-family-complex="GenRyuMin2 JP SB" fo:font-size="14pt"/>
    </style:style>
    <style:style style:family="text" style:name="T235">
      <style:text-properties fo:font-family="GenRyuMin2 JP SB" style:font-family-asian="GenRyuMin2 JP SB" style:font-family-complex="GenRyuMin2 JP SB" fo:font-size="14pt"/>
    </style:style>
    <style:style style:family="text" style:name="T236">
      <style:text-properties fo:font-family="GenRyuMin2 JP SB" style:font-family-asian="GenRyuMin2 JP SB" style:font-family-complex="GenRyuMin2 JP SB" fo:font-size="14pt"/>
    </style:style>
    <style:style style:family="text" style:name="T237">
      <style:text-properties fo:font-family="GenRyuMin2 JP SB" style:font-family-asian="GenRyuMin2 JP SB" style:font-family-complex="GenRyuMin2 JP SB" fo:font-size="14pt"/>
    </style:style>
    <style:style style:family="paragraph" style:name="P99">
      <style:paragraph-properties/>
      <style:text-properties fo:font-family="GenRyuMin2 JP SB" style:font-family-complex="GenRyuMin2 JP SB" fo:font-size="9pt"/>
    </style:style>
    <style:style style:family="text" style:name="T238">
      <style:text-properties fo:font-family="GenRyuMin2 JP SB" style:font-family-asian="GenRyuMin2 JP SB" style:font-family-complex="GenRyuMin2 JP SB" fo:font-size="9pt"/>
    </style:style>
    <style:style style:family="text" style:name="T239">
      <style:text-properties fo:font-family="GenRyuMin2 JP SB" style:font-family-asian="GenRyuMin2 JP SB" style:font-family-complex="GenRyuMin2 JP SB" fo:font-size="9pt"/>
    </style:style>
    <style:style style:family="text" style:name="T240">
      <style:text-properties fo:font-family="GenRyuMin2 JP SB" style:font-family-asian="GenRyuMin2 JP SB" style:font-family-complex="GenRyuMin2 JP SB" fo:font-size="9pt"/>
    </style:style>
    <style:style style:family="paragraph" style:name="P100">
      <style:paragraph-properties/>
      <style:text-properties fo:font-family="GenRyuMin2 JP SB" style:font-family-complex="GenRyuMin2 JP SB" fo:font-size="14pt"/>
    </style:style>
    <style:style style:family="text" style:name="T241">
      <style:text-properties fo:font-family="GenRyuMin2 JP SB" style:font-family-asian="GenRyuMin2 JP SB" style:font-family-complex="GenRyuMin2 JP SB" fo:font-size="14pt"/>
    </style:style>
    <style:style style:family="text" style:name="T242">
      <style:text-properties fo:font-family="GenRyuMin2 JP SB" style:font-family-asian="GenRyuMin2 JP SB" style:font-family-complex="GenRyuMin2 JP SB" fo:font-size="14pt"/>
    </style:style>
    <style:style style:family="text" style:name="T243">
      <style:text-properties fo:font-family="GenRyuMin2 JP SB" style:font-family-asian="GenRyuMin2 JP SB" style:font-family-complex="GenRyuMin2 JP SB" fo:font-size="14pt"/>
    </style:style>
    <style:style style:family="paragraph" style:name="P101">
      <style:paragraph-properties/>
      <style:text-properties fo:font-family="GenRyuMin2 JP SB" style:font-family-complex="GenRyuMin2 JP SB" fo:font-size="9pt"/>
    </style:style>
    <style:style style:family="text" style:name="T244">
      <style:text-properties fo:font-family="GenRyuMin2 JP SB" style:font-family-asian="GenRyuMin2 JP SB" style:font-family-complex="GenRyuMin2 JP SB" fo:font-size="9pt"/>
    </style:style>
    <style:style style:family="text" style:name="T245">
      <style:text-properties fo:font-family="GenRyuMin2 JP SB" style:font-family-asian="GenRyuMin2 JP SB" style:font-family-complex="GenRyuMin2 JP SB" fo:font-size="9pt"/>
    </style:style>
    <style:style style:family="text" style:name="T246">
      <style:text-properties fo:font-family="GenRyuMin2 JP SB" style:font-family-asian="GenRyuMin2 JP SB" style:font-family-complex="GenRyuMin2 JP SB" fo:font-size="9pt"/>
    </style:style>
    <style:style style:family="paragraph" style:name="P102">
      <style:paragraph-properties/>
      <style:text-properties fo:font-family="GenRyuMin2 JP SB" style:font-family-complex="GenRyuMin2 JP SB" fo:font-size="14pt"/>
    </style:style>
    <style:style style:family="text" style:name="T247">
      <style:text-properties fo:font-family="GenRyuMin2 JP SB" style:font-family-asian="GenRyuMin2 JP SB" style:font-family-complex="GenRyuMin2 JP SB" fo:font-size="14pt"/>
    </style:style>
    <style:style style:family="text" style:name="T248">
      <style:text-properties fo:font-family="GenRyuMin2 JP SB" style:font-family-asian="GenRyuMin2 JP SB" style:font-family-complex="GenRyuMin2 JP SB" fo:font-size="14pt"/>
    </style:style>
    <style:style style:family="text" style:name="T249">
      <style:text-properties fo:font-family="GenRyuMin2 JP SB" style:font-family-asian="GenRyuMin2 JP SB" style:font-family-complex="GenRyuMin2 JP SB" fo:font-size="14pt"/>
    </style:style>
    <style:style style:family="paragraph" style:name="P103">
      <style:paragraph-properties/>
      <style:text-properties fo:font-family="GenRyuMin2 JP SB" style:font-family-complex="GenRyuMin2 JP SB" fo:font-size="14pt"/>
    </style:style>
    <style:style style:family="text" style:name="T250">
      <style:text-properties fo:font-family="GenRyuMin2 JP SB" style:font-family-asian="GenRyuMin2 JP SB" style:font-family-complex="GenRyuMin2 JP SB" fo:font-size="14pt"/>
    </style:style>
    <style:style style:family="text" style:name="T251">
      <style:text-properties fo:font-family="GenRyuMin2 JP SB" style:font-family-asian="GenRyuMin2 JP SB" style:font-family-complex="GenRyuMin2 JP SB" fo:font-size="14pt"/>
    </style:style>
    <style:style style:family="text" style:name="T252">
      <style:text-properties fo:font-family="GenRyuMin2 JP SB" style:font-family-asian="GenRyuMin2 JP SB" style:font-family-complex="GenRyuMin2 JP SB" fo:font-size="14pt"/>
    </style:style>
    <style:style style:family="paragraph" style:name="P104">
      <style:paragraph-properties/>
      <style:text-properties fo:font-family="GenRyuMin2 JP SB" style:font-family-complex="GenRyuMin2 JP SB" fo:font-size="14pt"/>
    </style:style>
    <style:style style:family="text" style:name="T253">
      <style:text-properties fo:font-family="GenRyuMin2 JP SB" style:font-family-asian="GenRyuMin2 JP SB" style:font-family-complex="GenRyuMin2 JP SB" fo:font-size="14pt"/>
    </style:style>
    <style:style style:family="text" style:name="T254">
      <style:text-properties fo:font-family="GenRyuMin2 JP SB" style:font-family-asian="GenRyuMin2 JP SB" style:font-family-complex="GenRyuMin2 JP SB" fo:font-size="14pt"/>
    </style:style>
    <style:style style:family="text" style:name="T255">
      <style:text-properties fo:font-family="GenRyuMin2 JP SB" style:font-family-asian="GenRyuMin2 JP SB" style:font-family-complex="GenRyuMin2 JP SB" fo:font-size="14pt"/>
    </style:style>
    <style:style style:family="paragraph" style:name="P105">
      <style:paragraph-properties/>
      <style:text-properties fo:font-family="GenRyuMin2 JP SB" style:font-family-complex="GenRyuMin2 JP SB" fo:font-size="9pt"/>
    </style:style>
    <style:style style:family="text" style:name="T256">
      <style:text-properties fo:font-family="GenRyuMin2 JP SB" style:font-family-asian="GenRyuMin2 JP SB" style:font-family-complex="GenRyuMin2 JP SB" fo:font-size="9pt"/>
    </style:style>
    <style:style style:family="text" style:name="T257">
      <style:text-properties fo:font-family="GenRyuMin2 JP SB" style:font-family-asian="GenRyuMin2 JP SB" style:font-family-complex="GenRyuMin2 JP SB" fo:font-size="9pt"/>
    </style:style>
    <style:style style:family="text" style:name="T258">
      <style:text-properties fo:font-family="GenRyuMin2 JP SB" style:font-family-asian="GenRyuMin2 JP SB" style:font-family-complex="GenRyuMin2 JP SB" fo:font-size="9pt"/>
    </style:style>
    <style:style style:family="paragraph" style:name="P106">
      <style:paragraph-properties/>
      <style:text-properties fo:font-family="GenRyuMin2 JP SB" style:font-family-complex="GenRyuMin2 JP SB" fo:font-size="14pt"/>
    </style:style>
    <style:style style:family="text" style:name="T259">
      <style:text-properties fo:font-family="GenRyuMin2 JP SB" style:font-family-asian="GenRyuMin2 JP SB" style:font-family-complex="GenRyuMin2 JP SB" fo:font-size="14pt"/>
    </style:style>
    <style:style style:family="text" style:name="T260">
      <style:text-properties fo:font-family="GenRyuMin2 JP SB" style:font-family-asian="GenRyuMin2 JP SB" style:font-family-complex="GenRyuMin2 JP SB" fo:font-size="14pt"/>
    </style:style>
    <style:style style:family="text" style:name="T261">
      <style:text-properties fo:font-family="GenRyuMin2 JP SB" style:font-family-asian="GenRyuMin2 JP SB" style:font-family-complex="GenRyuMin2 JP SB" fo:font-size="14pt"/>
    </style:style>
    <style:style style:family="paragraph" style:name="P107">
      <style:paragraph-properties/>
      <style:text-properties fo:font-family="GenRyuMin2 JP SB" style:font-family-complex="GenRyuMin2 JP SB" fo:font-size="9pt"/>
    </style:style>
    <style:style style:family="text" style:name="T262">
      <style:text-properties fo:font-family="GenRyuMin2 JP SB" style:font-family-asian="GenRyuMin2 JP SB" style:font-family-complex="GenRyuMin2 JP SB" fo:font-size="9pt"/>
    </style:style>
    <style:style style:family="text" style:name="T263">
      <style:text-properties fo:font-family="GenRyuMin2 JP SB" style:font-family-asian="GenRyuMin2 JP SB" style:font-family-complex="GenRyuMin2 JP SB" fo:font-size="9pt"/>
    </style:style>
    <style:style style:family="text" style:name="T264">
      <style:text-properties fo:font-family="GenRyuMin2 JP SB" style:font-family-asian="GenRyuMin2 JP SB" style:font-family-complex="GenRyuMin2 JP SB" fo:font-size="9pt"/>
    </style:style>
    <style:style style:family="paragraph" style:name="P108">
      <style:paragraph-properties/>
      <style:text-properties fo:font-family="GenRyuMin2 JP SB" style:font-family-complex="GenRyuMin2 JP SB" fo:font-size="14pt"/>
    </style:style>
    <style:style style:family="text" style:name="T265">
      <style:text-properties fo:font-family="GenRyuMin2 JP SB" style:font-family-asian="GenRyuMin2 JP SB" style:font-family-complex="GenRyuMin2 JP SB" fo:font-size="14pt"/>
    </style:style>
    <style:style style:family="text" style:name="T266">
      <style:text-properties fo:font-family="GenRyuMin2 JP SB" style:font-family-asian="GenRyuMin2 JP SB" style:font-family-complex="GenRyuMin2 JP SB" fo:font-size="14pt"/>
    </style:style>
    <style:style style:family="text" style:name="T267">
      <style:text-properties fo:font-family="GenRyuMin2 JP SB" style:font-family-asian="GenRyuMin2 JP SB" style:font-family-complex="GenRyuMin2 JP SB" fo:font-size="14pt"/>
    </style:style>
    <style:style style:family="paragraph" style:name="P109">
      <style:paragraph-properties/>
      <style:text-properties fo:font-family="GenRyuMin2 JP SB" style:font-family-complex="GenRyuMin2 JP SB" fo:font-size="9pt"/>
    </style:style>
    <style:style style:family="text" style:name="T268">
      <style:text-properties fo:font-family="GenRyuMin2 JP SB" style:font-family-asian="GenRyuMin2 JP SB" style:font-family-complex="GenRyuMin2 JP SB" fo:font-size="9pt"/>
    </style:style>
    <style:style style:family="text" style:name="T269">
      <style:text-properties fo:font-family="GenRyuMin2 JP SB" style:font-family-asian="GenRyuMin2 JP SB" style:font-family-complex="GenRyuMin2 JP SB" fo:font-size="9pt"/>
    </style:style>
    <style:style style:family="text" style:name="T270">
      <style:text-properties fo:font-family="GenRyuMin2 JP SB" style:font-family-asian="GenRyuMin2 JP SB" style:font-family-complex="GenRyuMin2 JP SB" fo:font-size="9pt"/>
    </style:style>
    <style:style style:family="paragraph" style:name="P110">
      <style:paragraph-properties/>
      <style:text-properties fo:font-family="GenRyuMin2 JP SB" style:font-family-complex="GenRyuMin2 JP SB" fo:font-size="14pt"/>
    </style:style>
    <style:style style:family="text" style:name="T271">
      <style:text-properties fo:font-family="GenRyuMin2 JP SB" style:font-family-asian="GenRyuMin2 JP SB" style:font-family-complex="GenRyuMin2 JP SB" fo:font-size="14pt"/>
    </style:style>
    <style:style style:family="text" style:name="T272">
      <style:text-properties fo:font-family="GenRyuMin2 JP SB" style:font-family-asian="GenRyuMin2 JP SB" style:font-family-complex="GenRyuMin2 JP SB" fo:font-size="14pt"/>
    </style:style>
    <style:style style:family="text" style:name="T273">
      <style:text-properties fo:font-family="GenRyuMin2 JP SB" style:font-family-asian="GenRyuMin2 JP SB" style:font-family-complex="GenRyuMin2 JP SB" fo:font-size="14pt"/>
    </style:style>
    <style:style style:family="paragraph" style:name="P111">
      <style:paragraph-properties/>
      <style:text-properties fo:font-family="GenRyuMin2 JP SB" style:font-family-complex="GenRyuMin2 JP SB" fo:font-size="9pt"/>
    </style:style>
    <style:style style:family="text" style:name="T274">
      <style:text-properties fo:font-family="GenRyuMin2 JP SB" style:font-family-asian="GenRyuMin2 JP SB" style:font-family-complex="GenRyuMin2 JP SB" fo:font-size="9pt"/>
    </style:style>
    <style:style style:family="text" style:name="T275">
      <style:text-properties fo:font-family="GenRyuMin2 JP SB" style:font-family-asian="GenRyuMin2 JP SB" style:font-family-complex="GenRyuMin2 JP SB" fo:font-size="9pt"/>
    </style:style>
    <style:style style:family="text" style:name="T276">
      <style:text-properties fo:font-family="GenRyuMin2 JP SB" style:font-family-asian="GenRyuMin2 JP SB" style:font-family-complex="GenRyuMin2 JP SB" fo:font-size="9pt"/>
    </style:style>
    <style:style style:family="paragraph" style:name="P112">
      <style:paragraph-properties/>
      <style:text-properties fo:font-family="GenRyuMin2 JP SB" style:font-family-complex="GenRyuMin2 JP SB" fo:font-size="14pt"/>
    </style:style>
    <style:style style:family="text" style:name="T277">
      <style:text-properties fo:font-family="GenRyuMin2 JP SB" style:font-family-asian="GenRyuMin2 JP SB" style:font-family-complex="GenRyuMin2 JP SB" fo:font-size="14pt"/>
    </style:style>
    <style:style style:family="text" style:name="T278">
      <style:text-properties fo:font-family="GenRyuMin2 JP SB" style:font-family-asian="GenRyuMin2 JP SB" style:font-family-complex="GenRyuMin2 JP SB" fo:font-size="14pt"/>
    </style:style>
    <style:style style:family="text" style:name="T279">
      <style:text-properties fo:font-family="GenRyuMin2 JP SB" style:font-family-asian="GenRyuMin2 JP SB" style:font-family-complex="GenRyuMin2 JP SB" fo:font-size="14pt"/>
    </style:style>
    <style:style style:family="paragraph" style:name="P113">
      <style:paragraph-properties/>
      <style:text-properties fo:font-family="GenRyuMin2 JP SB" style:font-family-complex="GenRyuMin2 JP SB" fo:font-size="9pt"/>
    </style:style>
    <style:style style:family="text" style:name="T280">
      <style:text-properties fo:font-family="GenRyuMin2 JP SB" style:font-family-asian="GenRyuMin2 JP SB" style:font-family-complex="GenRyuMin2 JP SB" fo:font-size="9pt"/>
    </style:style>
    <style:style style:family="text" style:name="T281">
      <style:text-properties fo:font-family="GenRyuMin2 JP SB" style:font-family-asian="GenRyuMin2 JP SB" style:font-family-complex="GenRyuMin2 JP SB" fo:font-size="9pt"/>
    </style:style>
    <style:style style:family="text" style:name="T282">
      <style:text-properties fo:font-family="GenRyuMin2 JP SB" style:font-family-asian="GenRyuMin2 JP SB" style:font-family-complex="GenRyuMin2 JP SB" fo:font-size="9pt"/>
    </style:style>
    <style:style style:family="paragraph" style:name="P114">
      <style:paragraph-properties/>
      <style:text-properties fo:font-family="GenRyuMin2 JP SB" style:font-family-complex="GenRyuMin2 JP SB" fo:font-size="14pt"/>
    </style:style>
    <style:style style:family="text" style:name="T283">
      <style:text-properties fo:font-family="GenRyuMin2 JP SB" style:font-family-asian="GenRyuMin2 JP SB" style:font-family-complex="GenRyuMin2 JP SB" fo:font-size="14pt"/>
    </style:style>
    <style:style style:family="text" style:name="T284">
      <style:text-properties fo:font-family="GenRyuMin2 JP SB" style:font-family-asian="GenRyuMin2 JP SB" style:font-family-complex="GenRyuMin2 JP SB" fo:font-size="14pt"/>
    </style:style>
    <style:style style:family="text" style:name="T285">
      <style:text-properties fo:font-family="GenRyuMin2 JP SB" style:font-family-asian="GenRyuMin2 JP SB" style:font-family-complex="GenRyuMin2 JP SB" fo:font-size="14pt"/>
    </style:style>
    <style:style style:family="paragraph" style:name="P115">
      <style:paragraph-properties/>
      <style:text-properties fo:font-family="GenRyuMin2 JP SB" style:font-family-complex="GenRyuMin2 JP SB" fo:font-size="9pt"/>
    </style:style>
    <style:style style:family="text" style:name="T286">
      <style:text-properties fo:font-family="GenRyuMin2 JP SB" style:font-family-asian="GenRyuMin2 JP SB" style:font-family-complex="GenRyuMin2 JP SB" fo:font-size="9pt"/>
    </style:style>
    <style:style style:family="text" style:name="T287">
      <style:text-properties fo:font-family="GenRyuMin2 JP SB" style:font-family-asian="GenRyuMin2 JP SB" style:font-family-complex="GenRyuMin2 JP SB" fo:font-size="9pt"/>
    </style:style>
    <style:style style:family="text" style:name="T288">
      <style:text-properties fo:font-family="GenRyuMin2 JP SB" style:font-family-asian="GenRyuMin2 JP SB" style:font-family-complex="GenRyuMin2 JP SB" fo:font-size="9pt"/>
    </style:style>
    <style:style style:family="paragraph" style:name="P116">
      <style:paragraph-properties/>
      <style:text-properties fo:font-family="GenRyuMin2 JP SB" style:font-family-complex="GenRyuMin2 JP SB" fo:font-size="14pt"/>
    </style:style>
    <style:style style:family="text" style:name="T289">
      <style:text-properties fo:font-family="GenRyuMin2 JP SB" style:font-family-asian="GenRyuMin2 JP SB" style:font-family-complex="GenRyuMin2 JP SB" fo:font-size="14pt"/>
    </style:style>
    <style:style style:family="text" style:name="T290">
      <style:text-properties fo:font-family="GenRyuMin2 JP SB" style:font-family-asian="GenRyuMin2 JP SB" style:font-family-complex="GenRyuMin2 JP SB" fo:font-size="14pt"/>
    </style:style>
    <style:style style:family="text" style:name="T291">
      <style:text-properties fo:font-family="GenRyuMin2 JP SB" style:font-family-asian="GenRyuMin2 JP SB" style:font-family-complex="GenRyuMin2 JP SB" fo:font-size="14pt"/>
    </style:style>
    <style:style style:family="paragraph" style:name="P117">
      <style:paragraph-properties/>
      <style:text-properties fo:font-family="GenRyuMin2 JP SB" style:font-family-complex="GenRyuMin2 JP SB" fo:font-size="9pt"/>
    </style:style>
    <style:style style:family="text" style:name="T292">
      <style:text-properties fo:font-family="GenRyuMin2 JP SB" style:font-family-asian="GenRyuMin2 JP SB" style:font-family-complex="GenRyuMin2 JP SB" fo:font-size="9pt"/>
    </style:style>
    <style:style style:family="text" style:name="T293">
      <style:text-properties fo:font-family="GenRyuMin2 JP SB" style:font-family-asian="GenRyuMin2 JP SB" style:font-family-complex="GenRyuMin2 JP SB" fo:font-size="9pt"/>
    </style:style>
    <style:style style:family="text" style:name="T294">
      <style:text-properties fo:font-family="GenRyuMin2 JP SB" style:font-family-asian="GenRyuMin2 JP SB" style:font-family-complex="GenRyuMin2 JP SB" fo:font-size="9pt"/>
    </style:style>
    <style:style style:family="paragraph" style:name="P118">
      <style:paragraph-properties/>
      <style:text-properties fo:font-family="GenRyuMin2 JP SB" style:font-family-complex="GenRyuMin2 JP SB" fo:font-size="14pt"/>
    </style:style>
    <style:style style:family="text" style:name="T295">
      <style:text-properties fo:font-family="GenRyuMin2 JP SB" style:font-family-asian="GenRyuMin2 JP SB" style:font-family-complex="GenRyuMin2 JP SB" fo:font-size="14pt"/>
    </style:style>
    <style:style style:family="text" style:name="T296">
      <style:text-properties fo:font-family="GenRyuMin2 JP SB" style:font-family-asian="GenRyuMin2 JP SB" style:font-family-complex="GenRyuMin2 JP SB" fo:font-size="14pt"/>
    </style:style>
    <style:style style:family="text" style:name="T297">
      <style:text-properties fo:font-family="GenRyuMin2 JP SB" style:font-family-asian="GenRyuMin2 JP SB" style:font-family-complex="GenRyuMin2 JP SB" fo:font-size="14pt"/>
    </style:style>
    <style:style style:family="paragraph" style:name="P119">
      <style:paragraph-properties/>
      <style:text-properties fo:font-family="GenRyuMin2 JP SB" style:font-family-complex="GenRyuMin2 JP SB" fo:font-size="9pt"/>
    </style:style>
    <style:style style:family="text" style:name="T298">
      <style:text-properties fo:font-family="GenRyuMin2 JP SB" style:font-family-asian="GenRyuMin2 JP SB" style:font-family-complex="GenRyuMin2 JP SB" fo:font-size="9pt"/>
    </style:style>
    <style:style style:family="text" style:name="T299">
      <style:text-properties fo:font-family="GenRyuMin2 JP SB" style:font-family-asian="GenRyuMin2 JP SB" style:font-family-complex="GenRyuMin2 JP SB" fo:font-size="9pt"/>
    </style:style>
    <style:style style:family="text" style:name="T300">
      <style:text-properties fo:font-family="GenRyuMin2 JP SB" style:font-family-asian="GenRyuMin2 JP SB" style:font-family-complex="GenRyuMin2 JP SB" fo:font-size="9pt"/>
    </style:style>
    <style:style style:family="paragraph" style:name="P120">
      <style:paragraph-properties/>
      <style:text-properties fo:font-family="GenRyuMin2 JP SB" style:font-family-complex="GenRyuMin2 JP SB" fo:font-size="14pt"/>
    </style:style>
    <style:style style:family="text" style:name="T301">
      <style:text-properties fo:font-family="GenRyuMin2 JP SB" style:font-family-asian="GenRyuMin2 JP SB" style:font-family-complex="GenRyuMin2 JP SB" fo:font-size="14pt"/>
    </style:style>
    <style:style style:family="text" style:name="T302">
      <style:text-properties fo:font-family="GenRyuMin2 JP SB" style:font-family-asian="GenRyuMin2 JP SB" style:font-family-complex="GenRyuMin2 JP SB" fo:font-size="14pt"/>
    </style:style>
    <style:style style:family="text" style:name="T303">
      <style:text-properties fo:font-family="GenRyuMin2 JP SB" style:font-family-asian="GenRyuMin2 JP SB" style:font-family-complex="GenRyuMin2 JP SB" fo:font-size="14pt"/>
    </style:style>
    <style:style style:family="paragraph" style:name="P121">
      <style:paragraph-properties/>
      <style:text-properties fo:font-family="GenRyuMin2 JP SB" style:font-family-complex="GenRyuMin2 JP SB" fo:font-size="14pt"/>
    </style:style>
    <style:style style:family="text" style:name="T304">
      <style:text-properties fo:font-family="GenRyuMin2 JP SB" style:font-family-asian="GenRyuMin2 JP SB" style:font-family-complex="GenRyuMin2 JP SB" fo:font-size="14pt"/>
    </style:style>
    <style:style style:family="text" style:name="T305">
      <style:text-properties fo:font-family="GenRyuMin2 JP SB" style:font-family-asian="GenRyuMin2 JP SB" style:font-family-complex="GenRyuMin2 JP SB" fo:font-size="14pt"/>
    </style:style>
    <style:style style:family="text" style:name="T306">
      <style:text-properties fo:font-family="GenRyuMin2 JP SB" style:font-family-asian="GenRyuMin2 JP SB" style:font-family-complex="GenRyuMin2 JP SB" fo:font-size="14pt"/>
    </style:style>
    <style:style style:family="paragraph" style:name="P122">
      <style:paragraph-properties/>
      <style:text-properties fo:font-family="GenRyuMin2 JP SB" style:font-family-complex="GenRyuMin2 JP SB" fo:font-size="14pt"/>
    </style:style>
    <style:style style:family="text" style:name="T307">
      <style:text-properties fo:font-family="GenRyuMin2 JP SB" style:font-family-asian="GenRyuMin2 JP SB" style:font-family-complex="GenRyuMin2 JP SB" fo:font-size="14pt"/>
    </style:style>
    <style:style style:family="text" style:name="T308">
      <style:text-properties fo:font-family="GenRyuMin2 JP SB" style:font-family-asian="GenRyuMin2 JP SB" style:font-family-complex="GenRyuMin2 JP SB" fo:font-size="14pt"/>
    </style:style>
    <style:style style:family="text" style:name="T309">
      <style:text-properties fo:font-family="GenRyuMin2 JP SB" style:font-family-asian="GenRyuMin2 JP SB" style:font-family-complex="GenRyuMin2 JP SB" fo:font-size="14pt"/>
    </style:style>
    <style:style style:family="paragraph" style:name="P123">
      <style:paragraph-properties/>
      <style:text-properties fo:font-family="GenRyuMin2 JP SB" style:font-family-complex="GenRyuMin2 JP SB" fo:font-size="9pt"/>
    </style:style>
    <style:style style:family="text" style:name="T310">
      <style:text-properties fo:font-family="GenRyuMin2 JP SB" style:font-family-asian="GenRyuMin2 JP SB" style:font-family-complex="GenRyuMin2 JP SB" fo:font-size="9pt"/>
    </style:style>
    <style:style style:family="text" style:name="T311">
      <style:text-properties fo:font-family="GenRyuMin2 JP SB" style:font-family-asian="GenRyuMin2 JP SB" style:font-family-complex="GenRyuMin2 JP SB" fo:font-size="9pt"/>
    </style:style>
    <style:style style:family="text" style:name="T312">
      <style:text-properties fo:font-family="GenRyuMin2 JP SB" style:font-family-asian="GenRyuMin2 JP SB" style:font-family-complex="GenRyuMin2 JP SB" fo:font-size="9pt"/>
    </style:style>
    <style:style style:family="paragraph" style:name="P124">
      <style:paragraph-properties/>
      <style:text-properties fo:font-family="GenRyuMin2 JP SB" style:font-family-complex="GenRyuMin2 JP SB" fo:font-size="14pt"/>
    </style:style>
    <style:style style:family="text" style:name="T313">
      <style:text-properties fo:font-family="GenRyuMin2 JP SB" style:font-family-asian="GenRyuMin2 JP SB" style:font-family-complex="GenRyuMin2 JP SB" fo:font-size="14pt"/>
    </style:style>
    <style:style style:family="text" style:name="T314">
      <style:text-properties fo:font-family="GenRyuMin2 JP SB" style:font-family-asian="GenRyuMin2 JP SB" style:font-family-complex="GenRyuMin2 JP SB" fo:font-size="14pt"/>
    </style:style>
    <style:style style:family="text" style:name="T315">
      <style:text-properties fo:font-family="GenRyuMin2 JP SB" style:font-family-asian="GenRyuMin2 JP SB" style:font-family-complex="GenRyuMin2 JP SB" fo:font-size="14pt"/>
    </style:style>
    <style:style style:family="paragraph" style:name="P125">
      <style:paragraph-properties/>
      <style:text-properties fo:font-family="GenRyuMin2 JP SB" style:font-family-complex="GenRyuMin2 JP SB" fo:font-size="9pt"/>
    </style:style>
    <style:style style:family="text" style:name="T316">
      <style:text-properties fo:font-family="GenRyuMin2 JP SB" style:font-family-asian="GenRyuMin2 JP SB" style:font-family-complex="GenRyuMin2 JP SB" fo:font-size="9pt"/>
    </style:style>
    <style:style style:family="text" style:name="T317">
      <style:text-properties fo:font-family="GenRyuMin2 JP SB" style:font-family-asian="GenRyuMin2 JP SB" style:font-family-complex="GenRyuMin2 JP SB" fo:font-size="9pt"/>
    </style:style>
    <style:style style:family="text" style:name="T318">
      <style:text-properties fo:font-family="GenRyuMin2 JP SB" style:font-family-asian="GenRyuMin2 JP SB" style:font-family-complex="GenRyuMin2 JP SB" fo:font-size="9pt"/>
    </style:style>
    <style:style style:family="paragraph" style:name="P126">
      <style:paragraph-properties/>
      <style:text-properties fo:font-family="GenRyuMin2 JP SB" style:font-family-complex="GenRyuMin2 JP SB" fo:font-size="14pt"/>
    </style:style>
    <style:style style:family="text" style:name="T319">
      <style:text-properties fo:font-family="GenRyuMin2 JP SB" style:font-family-asian="GenRyuMin2 JP SB" style:font-family-complex="GenRyuMin2 JP SB" fo:font-size="14pt"/>
    </style:style>
    <style:style style:family="text" style:name="T320">
      <style:text-properties fo:font-family="GenRyuMin2 JP SB" style:font-family-asian="GenRyuMin2 JP SB" style:font-family-complex="GenRyuMin2 JP SB" fo:font-size="14pt"/>
    </style:style>
    <style:style style:family="text" style:name="T321">
      <style:text-properties fo:font-family="GenRyuMin2 JP SB" style:font-family-asian="GenRyuMin2 JP SB" style:font-family-complex="GenRyuMin2 JP SB" fo:font-size="14pt"/>
    </style:style>
    <style:style style:family="paragraph" style:name="P127">
      <style:paragraph-properties/>
      <style:text-properties fo:font-family="GenRyuMin2 JP SB" style:font-family-complex="GenRyuMin2 JP SB" fo:font-size="9pt"/>
    </style:style>
    <style:style style:family="text" style:name="T322">
      <style:text-properties fo:font-family="GenRyuMin2 JP SB" style:font-family-asian="GenRyuMin2 JP SB" style:font-family-complex="GenRyuMin2 JP SB" fo:font-size="9pt"/>
    </style:style>
    <style:style style:family="text" style:name="T323">
      <style:text-properties fo:font-family="GenRyuMin2 JP SB" style:font-family-asian="GenRyuMin2 JP SB" style:font-family-complex="GenRyuMin2 JP SB" fo:font-size="9pt"/>
    </style:style>
    <style:style style:family="text" style:name="T324">
      <style:text-properties fo:font-family="GenRyuMin2 JP SB" style:font-family-asian="GenRyuMin2 JP SB" style:font-family-complex="GenRyuMin2 JP SB" fo:font-size="9pt"/>
    </style:style>
    <style:style style:family="paragraph" style:name="P128">
      <style:paragraph-properties/>
      <style:text-properties fo:font-family="GenRyuMin2 JP SB" style:font-family-complex="GenRyuMin2 JP SB" fo:font-size="14pt"/>
    </style:style>
    <style:style style:family="text" style:name="T325">
      <style:text-properties fo:font-family="GenRyuMin2 JP SB" style:font-family-asian="GenRyuMin2 JP SB" style:font-family-complex="GenRyuMin2 JP SB" fo:font-size="14pt"/>
    </style:style>
    <style:style style:family="text" style:name="T326">
      <style:text-properties fo:font-family="GenRyuMin2 JP SB" style:font-family-asian="GenRyuMin2 JP SB" style:font-family-complex="GenRyuMin2 JP SB" fo:font-size="14pt"/>
    </style:style>
    <style:style style:family="text" style:name="T327">
      <style:text-properties fo:font-family="GenRyuMin2 JP SB" style:font-family-asian="GenRyuMin2 JP SB" style:font-family-complex="GenRyuMin2 JP SB" fo:font-size="14pt"/>
    </style:style>
    <style:style style:family="paragraph" style:name="P129">
      <style:paragraph-properties/>
      <style:text-properties fo:font-family="GenRyuMin2 JP SB" style:font-family-complex="GenRyuMin2 JP SB" fo:font-size="9pt"/>
    </style:style>
    <style:style style:family="text" style:name="T328">
      <style:text-properties fo:font-family="GenRyuMin2 JP SB" style:font-family-asian="GenRyuMin2 JP SB" style:font-family-complex="GenRyuMin2 JP SB" fo:font-size="9pt"/>
    </style:style>
    <style:style style:family="text" style:name="T329">
      <style:text-properties fo:font-family="GenRyuMin2 JP SB" style:font-family-asian="GenRyuMin2 JP SB" style:font-family-complex="GenRyuMin2 JP SB" fo:font-size="9pt"/>
    </style:style>
    <style:style style:family="text" style:name="T330">
      <style:text-properties fo:font-family="GenRyuMin2 JP SB" style:font-family-asian="GenRyuMin2 JP SB" style:font-family-complex="GenRyuMin2 JP SB" fo:font-size="9pt"/>
    </style:style>
    <style:style style:family="paragraph" style:name="P130">
      <style:paragraph-properties/>
      <style:text-properties fo:font-family="GenRyuMin2 JP SB" style:font-family-complex="GenRyuMin2 JP SB" fo:font-size="14pt"/>
    </style:style>
    <style:style style:family="text" style:name="T331">
      <style:text-properties fo:font-family="GenRyuMin2 JP SB" style:font-family-asian="GenRyuMin2 JP SB" style:font-family-complex="GenRyuMin2 JP SB" fo:font-size="14pt"/>
    </style:style>
    <style:style style:family="text" style:name="T332">
      <style:text-properties fo:font-family="GenRyuMin2 JP SB" style:font-family-asian="GenRyuMin2 JP SB" style:font-family-complex="GenRyuMin2 JP SB" fo:font-size="14pt"/>
    </style:style>
    <style:style style:family="text" style:name="T333">
      <style:text-properties fo:font-family="GenRyuMin2 JP SB" style:font-family-asian="GenRyuMin2 JP SB" style:font-family-complex="GenRyuMin2 JP SB" fo:font-size="14pt"/>
    </style:style>
    <style:style style:family="paragraph" style:name="P131">
      <style:paragraph-properties/>
      <style:text-properties fo:font-family="GenRyuMin2 JP SB" style:font-family-complex="GenRyuMin2 JP SB" fo:font-size="9pt"/>
    </style:style>
    <style:style style:family="text" style:name="T334">
      <style:text-properties fo:font-family="GenRyuMin2 JP SB" style:font-family-asian="GenRyuMin2 JP SB" style:font-family-complex="GenRyuMin2 JP SB" fo:font-size="9pt"/>
    </style:style>
    <style:style style:family="text" style:name="T335">
      <style:text-properties fo:font-family="GenRyuMin2 JP SB" style:font-family-asian="GenRyuMin2 JP SB" style:font-family-complex="GenRyuMin2 JP SB" fo:font-size="9pt"/>
    </style:style>
    <style:style style:family="text" style:name="T336">
      <style:text-properties fo:font-family="GenRyuMin2 JP SB" style:font-family-asian="GenRyuMin2 JP SB" style:font-family-complex="GenRyuMin2 JP SB" fo:font-size="9pt"/>
    </style:style>
    <style:style style:family="paragraph" style:name="P132">
      <style:paragraph-properties/>
      <style:text-properties fo:font-family="GenRyuMin2 JP SB" style:font-family-complex="GenRyuMin2 JP SB" fo:font-size="14pt"/>
    </style:style>
    <style:style style:family="text" style:name="T337">
      <style:text-properties fo:font-family="GenRyuMin2 JP SB" style:font-family-asian="GenRyuMin2 JP SB" style:font-family-complex="GenRyuMin2 JP SB" fo:font-size="14pt"/>
    </style:style>
    <style:style style:family="text" style:name="T338">
      <style:text-properties fo:font-family="GenRyuMin2 JP SB" style:font-family-asian="GenRyuMin2 JP SB" style:font-family-complex="GenRyuMin2 JP SB" fo:font-size="14pt"/>
    </style:style>
    <style:style style:family="text" style:name="T339">
      <style:text-properties fo:font-family="GenRyuMin2 JP SB" style:font-family-asian="GenRyuMin2 JP SB" style:font-family-complex="GenRyuMin2 JP SB" fo:font-size="14pt"/>
    </style:style>
    <style:style style:family="paragraph" style:name="P133">
      <style:paragraph-properties/>
      <style:text-properties fo:font-family="GenRyuMin2 JP SB" style:font-family-complex="GenRyuMin2 JP SB" fo:font-size="9pt"/>
    </style:style>
    <style:style style:family="text" style:name="T340">
      <style:text-properties fo:font-family="GenRyuMin2 JP SB" style:font-family-asian="GenRyuMin2 JP SB" style:font-family-complex="GenRyuMin2 JP SB" fo:font-size="9pt"/>
    </style:style>
    <style:style style:family="text" style:name="T341">
      <style:text-properties fo:font-family="GenRyuMin2 JP SB" style:font-family-asian="GenRyuMin2 JP SB" style:font-family-complex="GenRyuMin2 JP SB" fo:font-size="9pt"/>
    </style:style>
    <style:style style:family="text" style:name="T342">
      <style:text-properties fo:font-family="GenRyuMin2 JP SB" style:font-family-asian="GenRyuMin2 JP SB" style:font-family-complex="GenRyuMin2 JP SB" fo:font-size="9pt"/>
    </style:style>
    <style:style style:family="paragraph" style:name="P134">
      <style:paragraph-properties/>
      <style:text-properties fo:font-family="GenRyuMin2 JP SB" style:font-family-complex="GenRyuMin2 JP SB" fo:font-size="14pt"/>
    </style:style>
    <style:style style:family="text" style:name="T343">
      <style:text-properties fo:font-family="GenRyuMin2 JP SB" style:font-family-asian="GenRyuMin2 JP SB" style:font-family-complex="GenRyuMin2 JP SB" fo:font-size="14pt"/>
    </style:style>
    <style:style style:family="text" style:name="T344">
      <style:text-properties fo:font-family="GenRyuMin2 JP SB" style:font-family-asian="GenRyuMin2 JP SB" style:font-family-complex="GenRyuMin2 JP SB" fo:font-size="14pt"/>
    </style:style>
    <style:style style:family="text" style:name="T345">
      <style:text-properties fo:font-family="GenRyuMin2 JP SB" style:font-family-asian="GenRyuMin2 JP SB" style:font-family-complex="GenRyuMin2 JP SB" fo:font-size="14pt"/>
    </style:style>
    <style:style style:family="paragraph" style:name="P135">
      <style:paragraph-properties/>
      <style:text-properties fo:font-family="GenRyuMin2 JP SB" style:font-family-complex="GenRyuMin2 JP SB" fo:font-size="9pt"/>
    </style:style>
    <style:style style:family="text" style:name="T346">
      <style:text-properties fo:font-family="GenRyuMin2 JP SB" style:font-family-asian="GenRyuMin2 JP SB" style:font-family-complex="GenRyuMin2 JP SB" fo:font-size="9pt"/>
    </style:style>
    <style:style style:family="text" style:name="T347">
      <style:text-properties fo:font-family="GenRyuMin2 JP SB" style:font-family-asian="GenRyuMin2 JP SB" style:font-family-complex="GenRyuMin2 JP SB" fo:font-size="9pt"/>
    </style:style>
    <style:style style:family="text" style:name="T348">
      <style:text-properties fo:font-family="GenRyuMin2 JP SB" style:font-family-asian="GenRyuMin2 JP SB" style:font-family-complex="GenRyuMin2 JP SB" fo:font-size="9pt"/>
    </style:style>
    <style:style style:family="paragraph" style:name="P136">
      <style:paragraph-properties/>
      <style:text-properties fo:font-family="GenRyuMin2 JP SB" style:font-family-complex="GenRyuMin2 JP SB" fo:font-size="14pt"/>
    </style:style>
    <style:style style:family="text" style:name="T349">
      <style:text-properties fo:font-family="GenRyuMin2 JP SB" style:font-family-asian="GenRyuMin2 JP SB" style:font-family-complex="GenRyuMin2 JP SB" fo:font-size="14pt"/>
    </style:style>
    <style:style style:family="text" style:name="T350">
      <style:text-properties fo:font-family="GenRyuMin2 JP SB" style:font-family-asian="GenRyuMin2 JP SB" style:font-family-complex="GenRyuMin2 JP SB" fo:font-size="14pt"/>
    </style:style>
    <style:style style:family="text" style:name="T351">
      <style:text-properties fo:font-family="GenRyuMin2 JP SB" style:font-family-asian="GenRyuMin2 JP SB" style:font-family-complex="GenRyuMin2 JP SB" fo:font-size="14pt"/>
    </style:style>
    <style:style style:family="paragraph" style:name="P137">
      <style:paragraph-properties/>
      <style:text-properties fo:font-family="GenRyuMin2 JP SB" style:font-family-complex="GenRyuMin2 JP SB" fo:font-size="14pt"/>
    </style:style>
    <style:style style:family="text" style:name="T352">
      <style:text-properties fo:font-family="GenRyuMin2 JP SB" style:font-family-asian="GenRyuMin2 JP SB" style:font-family-complex="GenRyuMin2 JP SB" fo:font-size="14pt"/>
    </style:style>
    <style:style style:family="text" style:name="T353">
      <style:text-properties fo:font-family="GenRyuMin2 JP SB" style:font-family-asian="GenRyuMin2 JP SB" style:font-family-complex="GenRyuMin2 JP SB" fo:font-size="14pt"/>
    </style:style>
    <style:style style:family="text" style:name="T354">
      <style:text-properties fo:font-family="GenRyuMin2 JP SB" style:font-family-asian="GenRyuMin2 JP SB" style:font-family-complex="GenRyuMin2 JP SB" fo:font-size="14pt"/>
    </style:style>
    <style:style style:family="paragraph" style:name="P138">
      <style:paragraph-properties/>
      <style:text-properties fo:font-family="GenRyuMin2 JP SB" style:font-family-complex="GenRyuMin2 JP SB" fo:font-size="14pt"/>
    </style:style>
    <style:style style:family="text" style:name="T355">
      <style:text-properties fo:font-family="GenRyuMin2 JP SB" style:font-family-asian="GenRyuMin2 JP SB" style:font-family-complex="GenRyuMin2 JP SB" fo:font-size="14pt"/>
    </style:style>
    <style:style style:family="text" style:name="T356">
      <style:text-properties fo:font-family="GenRyuMin2 JP SB" style:font-family-asian="GenRyuMin2 JP SB" style:font-family-complex="GenRyuMin2 JP SB" fo:font-size="14pt"/>
    </style:style>
    <style:style style:family="text" style:name="T357">
      <style:text-properties fo:font-family="GenRyuMin2 JP SB" style:font-family-asian="GenRyuMin2 JP SB" style:font-family-complex="GenRyuMin2 JP SB" fo:font-size="14pt"/>
    </style:style>
    <style:style style:family="paragraph" style:name="P139">
      <style:paragraph-properties/>
      <style:text-properties fo:font-family="GenRyuMin2 JP SB" style:font-family-complex="GenRyuMin2 JP SB" fo:font-size="9pt"/>
    </style:style>
    <style:style style:family="text" style:name="T358">
      <style:text-properties fo:font-family="GenRyuMin2 JP SB" style:font-family-asian="GenRyuMin2 JP SB" style:font-family-complex="GenRyuMin2 JP SB" fo:font-size="9pt"/>
    </style:style>
    <style:style style:family="text" style:name="T359">
      <style:text-properties fo:font-family="GenRyuMin2 JP SB" style:font-family-asian="GenRyuMin2 JP SB" style:font-family-complex="GenRyuMin2 JP SB" fo:font-size="9pt"/>
    </style:style>
    <style:style style:family="text" style:name="T360">
      <style:text-properties fo:font-family="GenRyuMin2 JP SB" style:font-family-asian="GenRyuMin2 JP SB" style:font-family-complex="GenRyuMin2 JP SB" fo:font-size="9pt"/>
    </style:style>
    <style:style style:family="paragraph" style:name="P140">
      <style:paragraph-properties/>
      <style:text-properties fo:font-family="GenRyuMin2 JP SB" style:font-family-complex="GenRyuMin2 JP SB" fo:font-size="14pt"/>
    </style:style>
    <style:style style:family="text" style:name="T361">
      <style:text-properties fo:font-family="GenRyuMin2 JP SB" style:font-family-asian="GenRyuMin2 JP SB" style:font-family-complex="GenRyuMin2 JP SB" fo:font-size="14pt"/>
    </style:style>
    <style:style style:family="text" style:name="T362">
      <style:text-properties fo:font-family="GenRyuMin2 JP SB" style:font-family-asian="GenRyuMin2 JP SB" style:font-family-complex="GenRyuMin2 JP SB" fo:font-size="14pt"/>
    </style:style>
    <style:style style:family="text" style:name="T363">
      <style:text-properties fo:font-family="GenRyuMin2 JP SB" style:font-family-asian="GenRyuMin2 JP SB" style:font-family-complex="GenRyuMin2 JP SB" fo:font-size="14pt"/>
    </style:style>
    <style:style style:family="paragraph" style:name="P141">
      <style:paragraph-properties/>
      <style:text-properties fo:font-family="GenRyuMin2 JP SB" style:font-family-complex="GenRyuMin2 JP SB" fo:font-size="9pt"/>
    </style:style>
    <style:style style:family="text" style:name="T364">
      <style:text-properties fo:font-family="GenRyuMin2 JP SB" style:font-family-asian="GenRyuMin2 JP SB" style:font-family-complex="GenRyuMin2 JP SB" fo:font-size="9pt"/>
    </style:style>
    <style:style style:family="text" style:name="T365">
      <style:text-properties fo:font-family="GenRyuMin2 JP SB" style:font-family-asian="GenRyuMin2 JP SB" style:font-family-complex="GenRyuMin2 JP SB" fo:font-size="9pt"/>
    </style:style>
    <style:style style:family="text" style:name="T366">
      <style:text-properties fo:font-family="GenRyuMin2 JP SB" style:font-family-asian="GenRyuMin2 JP SB" style:font-family-complex="GenRyuMin2 JP SB" fo:font-size="9pt"/>
    </style:style>
    <style:style style:family="paragraph" style:name="P142">
      <style:paragraph-properties/>
      <style:text-properties fo:font-family="GenRyuMin2 JP SB" style:font-family-complex="GenRyuMin2 JP SB" fo:font-size="14pt"/>
    </style:style>
    <style:style style:family="text" style:name="T367">
      <style:text-properties fo:font-family="GenRyuMin2 JP SB" style:font-family-asian="GenRyuMin2 JP SB" style:font-family-complex="GenRyuMin2 JP SB" fo:font-size="14pt"/>
    </style:style>
    <style:style style:family="text" style:name="T368">
      <style:text-properties fo:font-family="GenRyuMin2 JP SB" style:font-family-asian="GenRyuMin2 JP SB" style:font-family-complex="GenRyuMin2 JP SB" fo:font-size="14pt"/>
    </style:style>
    <style:style style:family="text" style:name="T369">
      <style:text-properties fo:font-family="GenRyuMin2 JP SB" style:font-family-asian="GenRyuMin2 JP SB" style:font-family-complex="GenRyuMin2 JP SB" fo:font-size="14pt"/>
    </style:style>
    <style:style style:family="paragraph" style:name="P143">
      <style:paragraph-properties/>
      <style:text-properties fo:font-family="GenRyuMin2 JP SB" style:font-family-complex="GenRyuMin2 JP SB" fo:font-size="9pt"/>
    </style:style>
    <style:style style:family="text" style:name="T370">
      <style:text-properties fo:font-family="GenRyuMin2 JP SB" style:font-family-asian="GenRyuMin2 JP SB" style:font-family-complex="GenRyuMin2 JP SB" fo:font-size="9pt"/>
    </style:style>
    <style:style style:family="text" style:name="T371">
      <style:text-properties fo:font-family="GenRyuMin2 JP SB" style:font-family-asian="GenRyuMin2 JP SB" style:font-family-complex="GenRyuMin2 JP SB" fo:font-size="9pt"/>
    </style:style>
    <style:style style:family="text" style:name="T372">
      <style:text-properties fo:font-family="GenRyuMin2 JP SB" style:font-family-asian="GenRyuMin2 JP SB" style:font-family-complex="GenRyuMin2 JP SB" fo:font-size="9pt"/>
    </style:style>
    <style:style style:family="paragraph" style:name="P144">
      <style:paragraph-properties/>
      <style:text-properties fo:font-family="GenRyuMin2 JP SB" style:font-family-complex="GenRyuMin2 JP SB" fo:font-size="14pt"/>
    </style:style>
    <style:style style:family="text" style:name="T373">
      <style:text-properties fo:font-family="GenRyuMin2 JP SB" style:font-family-asian="GenRyuMin2 JP SB" style:font-family-complex="GenRyuMin2 JP SB" fo:font-size="14pt"/>
    </style:style>
    <style:style style:family="text" style:name="T374">
      <style:text-properties fo:font-family="GenRyuMin2 JP SB" style:font-family-asian="GenRyuMin2 JP SB" style:font-family-complex="GenRyuMin2 JP SB" fo:font-size="14pt"/>
    </style:style>
    <style:style style:family="text" style:name="T375">
      <style:text-properties fo:font-family="GenRyuMin2 JP SB" style:font-family-asian="GenRyuMin2 JP SB" style:font-family-complex="GenRyuMin2 JP SB" fo:font-size="14pt"/>
    </style:style>
    <style:style style:family="paragraph" style:name="P145">
      <style:paragraph-properties/>
      <style:text-properties fo:font-family="GenRyuMin2 JP SB" style:font-family-complex="GenRyuMin2 JP SB" fo:font-size="9pt"/>
    </style:style>
    <style:style style:family="text" style:name="T376">
      <style:text-properties fo:font-family="GenRyuMin2 JP SB" style:font-family-asian="GenRyuMin2 JP SB" style:font-family-complex="GenRyuMin2 JP SB" fo:font-size="9pt"/>
    </style:style>
    <style:style style:family="text" style:name="T377">
      <style:text-properties fo:font-family="GenRyuMin2 JP SB" style:font-family-asian="GenRyuMin2 JP SB" style:font-family-complex="GenRyuMin2 JP SB" fo:font-size="9pt"/>
    </style:style>
    <style:style style:family="text" style:name="T378">
      <style:text-properties fo:font-family="GenRyuMin2 JP SB" style:font-family-asian="GenRyuMin2 JP SB" style:font-family-complex="GenRyuMin2 JP SB" fo:font-size="9pt"/>
    </style:style>
    <style:style style:family="paragraph" style:name="P146">
      <style:paragraph-properties/>
      <style:text-properties fo:font-family="GenRyuMin2 JP SB" style:font-family-complex="GenRyuMin2 JP SB" fo:font-size="14pt"/>
    </style:style>
    <style:style style:family="text" style:name="T379">
      <style:text-properties fo:font-family="GenRyuMin2 JP SB" style:font-family-asian="GenRyuMin2 JP SB" style:font-family-complex="GenRyuMin2 JP SB" fo:font-size="14pt"/>
    </style:style>
    <style:style style:family="text" style:name="T380">
      <style:text-properties fo:font-family="GenRyuMin2 JP SB" style:font-family-asian="GenRyuMin2 JP SB" style:font-family-complex="GenRyuMin2 JP SB" fo:font-size="14pt"/>
    </style:style>
    <style:style style:family="text" style:name="T381">
      <style:text-properties fo:font-family="GenRyuMin2 JP SB" style:font-family-asian="GenRyuMin2 JP SB" style:font-family-complex="GenRyuMin2 JP SB" fo:font-size="14pt"/>
    </style:style>
    <style:style style:family="paragraph" style:name="P147">
      <style:paragraph-properties/>
      <style:text-properties fo:font-family="GenRyuMin2 JP SB" style:font-family-complex="GenRyuMin2 JP SB" fo:font-size="9pt"/>
    </style:style>
    <style:style style:family="text" style:name="T382">
      <style:text-properties fo:font-family="GenRyuMin2 JP SB" style:font-family-asian="GenRyuMin2 JP SB" style:font-family-complex="GenRyuMin2 JP SB" fo:font-size="9pt"/>
    </style:style>
    <style:style style:family="text" style:name="T383">
      <style:text-properties fo:font-family="GenRyuMin2 JP SB" style:font-family-asian="GenRyuMin2 JP SB" style:font-family-complex="GenRyuMin2 JP SB" fo:font-size="9pt"/>
    </style:style>
    <style:style style:family="text" style:name="T384">
      <style:text-properties fo:font-family="GenRyuMin2 JP SB" style:font-family-asian="GenRyuMin2 JP SB" style:font-family-complex="GenRyuMin2 JP SB" fo:font-size="9pt"/>
    </style:style>
    <style:style style:family="paragraph" style:name="P148">
      <style:paragraph-properties/>
      <style:text-properties fo:font-family="GenRyuMin2 JP SB" style:font-family-complex="GenRyuMin2 JP SB" fo:font-size="14pt"/>
    </style:style>
    <style:style style:family="text" style:name="T385">
      <style:text-properties fo:font-family="GenRyuMin2 JP SB" style:font-family-asian="GenRyuMin2 JP SB" style:font-family-complex="GenRyuMin2 JP SB" fo:font-size="14pt"/>
    </style:style>
    <style:style style:family="text" style:name="T386">
      <style:text-properties fo:font-family="GenRyuMin2 JP SB" style:font-family-asian="GenRyuMin2 JP SB" style:font-family-complex="GenRyuMin2 JP SB" fo:font-size="14pt"/>
    </style:style>
    <style:style style:family="text" style:name="T387">
      <style:text-properties fo:font-family="GenRyuMin2 JP SB" style:font-family-asian="GenRyuMin2 JP SB" style:font-family-complex="GenRyuMin2 JP SB" fo:font-size="14pt"/>
    </style:style>
    <style:style style:family="paragraph" style:name="P149">
      <style:paragraph-properties/>
      <style:text-properties fo:font-family="GenRyuMin2 JP SB" style:font-family-complex="GenRyuMin2 JP SB" fo:font-size="9pt"/>
    </style:style>
    <style:style style:family="text" style:name="T388">
      <style:text-properties fo:font-family="GenRyuMin2 JP SB" style:font-family-asian="GenRyuMin2 JP SB" style:font-family-complex="GenRyuMin2 JP SB" fo:font-size="9pt"/>
    </style:style>
    <style:style style:family="text" style:name="T389">
      <style:text-properties fo:font-family="GenRyuMin2 JP SB" style:font-family-asian="GenRyuMin2 JP SB" style:font-family-complex="GenRyuMin2 JP SB" fo:font-size="9pt"/>
    </style:style>
    <style:style style:family="text" style:name="T390">
      <style:text-properties fo:font-family="GenRyuMin2 JP SB" style:font-family-asian="GenRyuMin2 JP SB" style:font-family-complex="GenRyuMin2 JP SB" fo:font-size="9pt"/>
    </style:style>
    <style:style style:family="paragraph" style:name="P150">
      <style:paragraph-properties/>
      <style:text-properties fo:font-family="GenRyuMin2 JP SB" style:font-family-complex="GenRyuMin2 JP SB" fo:font-size="14pt"/>
    </style:style>
    <style:style style:family="text" style:name="T391">
      <style:text-properties fo:font-family="GenRyuMin2 JP SB" style:font-family-asian="GenRyuMin2 JP SB" style:font-family-complex="GenRyuMin2 JP SB" fo:font-size="14pt"/>
    </style:style>
    <style:style style:family="text" style:name="T392">
      <style:text-properties fo:font-family="GenRyuMin2 JP SB" style:font-family-asian="GenRyuMin2 JP SB" style:font-family-complex="GenRyuMin2 JP SB" fo:font-size="14pt"/>
    </style:style>
    <style:style style:family="text" style:name="T393">
      <style:text-properties fo:font-family="GenRyuMin2 JP SB" style:font-family-asian="GenRyuMin2 JP SB" style:font-family-complex="GenRyuMin2 JP SB" fo:font-size="14pt"/>
    </style:style>
    <style:style style:family="paragraph" style:name="P151">
      <style:paragraph-properties/>
      <style:text-properties fo:font-family="GenRyuMin2 JP SB" style:font-family-complex="GenRyuMin2 JP SB" fo:font-size="9pt"/>
    </style:style>
    <style:style style:family="text" style:name="T394">
      <style:text-properties fo:font-family="GenRyuMin2 JP SB" style:font-family-asian="GenRyuMin2 JP SB" style:font-family-complex="GenRyuMin2 JP SB" fo:font-size="9pt"/>
    </style:style>
    <style:style style:family="text" style:name="T395">
      <style:text-properties fo:font-family="GenRyuMin2 JP SB" style:font-family-asian="GenRyuMin2 JP SB" style:font-family-complex="GenRyuMin2 JP SB" fo:font-size="9pt"/>
    </style:style>
    <style:style style:family="text" style:name="T396">
      <style:text-properties fo:font-family="GenRyuMin2 JP SB" style:font-family-asian="GenRyuMin2 JP SB" style:font-family-complex="GenRyuMin2 JP SB" fo:font-size="9pt"/>
    </style:style>
    <style:style style:family="paragraph" style:name="P152">
      <style:paragraph-properties/>
      <style:text-properties fo:font-family="GenRyuMin2 JP SB" style:font-family-complex="GenRyuMin2 JP SB" fo:font-size="14pt"/>
    </style:style>
    <style:style style:family="text" style:name="T397">
      <style:text-properties fo:font-family="GenRyuMin2 JP SB" style:font-family-asian="GenRyuMin2 JP SB" style:font-family-complex="GenRyuMin2 JP SB" fo:font-size="14pt"/>
    </style:style>
    <style:style style:family="text" style:name="T398">
      <style:text-properties fo:font-family="GenRyuMin2 JP SB" style:font-family-asian="GenRyuMin2 JP SB" style:font-family-complex="GenRyuMin2 JP SB" fo:font-size="14pt"/>
    </style:style>
    <style:style style:family="text" style:name="T399">
      <style:text-properties fo:font-family="GenRyuMin2 JP SB" style:font-family-asian="GenRyuMin2 JP SB" style:font-family-complex="GenRyuMin2 JP SB" fo:font-size="14pt"/>
    </style:style>
    <style:style style:family="paragraph" style:name="P153">
      <style:paragraph-properties/>
      <style:text-properties fo:font-family="GenRyuMin2 JP SB" style:font-family-complex="GenRyuMin2 JP SB" fo:font-size="9pt"/>
    </style:style>
    <style:style style:family="text" style:name="T400">
      <style:text-properties fo:font-family="GenRyuMin2 JP SB" style:font-family-asian="GenRyuMin2 JP SB" style:font-family-complex="GenRyuMin2 JP SB" fo:font-size="9pt"/>
    </style:style>
    <style:style style:family="text" style:name="T401">
      <style:text-properties fo:font-family="GenRyuMin2 JP SB" style:font-family-asian="GenRyuMin2 JP SB" style:font-family-complex="GenRyuMin2 JP SB" fo:font-size="9pt"/>
    </style:style>
    <style:style style:family="text" style:name="T402">
      <style:text-properties fo:font-family="GenRyuMin2 JP SB" style:font-family-asian="GenRyuMin2 JP SB" style:font-family-complex="GenRyuMin2 JP SB" fo:font-size="9pt"/>
    </style:style>
    <style:style style:family="paragraph" style:name="P154">
      <style:paragraph-properties/>
      <style:text-properties fo:font-family="GenRyuMin2 JP SB" style:font-family-complex="GenRyuMin2 JP SB" fo:font-size="14pt"/>
    </style:style>
    <style:style style:family="text" style:name="T403">
      <style:text-properties fo:font-family="GenRyuMin2 JP SB" style:font-family-asian="GenRyuMin2 JP SB" style:font-family-complex="GenRyuMin2 JP SB" fo:font-size="14pt"/>
    </style:style>
    <style:style style:family="text" style:name="T404">
      <style:text-properties fo:font-family="GenRyuMin2 JP SB" style:font-family-asian="GenRyuMin2 JP SB" style:font-family-complex="GenRyuMin2 JP SB" fo:font-size="14pt"/>
    </style:style>
    <style:style style:family="text" style:name="T405">
      <style:text-properties fo:font-family="GenRyuMin2 JP SB" style:font-family-asian="GenRyuMin2 JP SB" style:font-family-complex="GenRyuMin2 JP SB" fo:font-size="14pt"/>
    </style:style>
    <style:style style:family="paragraph" style:name="P155">
      <style:paragraph-properties/>
      <style:text-properties fo:font-family="GenRyuMin2 JP SB" style:font-family-complex="GenRyuMin2 JP SB" fo:font-size="14pt"/>
    </style:style>
    <style:style style:family="text" style:name="T406">
      <style:text-properties fo:font-family="GenRyuMin2 JP SB" style:font-family-asian="GenRyuMin2 JP SB" style:font-family-complex="GenRyuMin2 JP SB" fo:font-size="14pt"/>
    </style:style>
    <style:style style:family="text" style:name="T407">
      <style:text-properties fo:font-family="GenRyuMin2 JP SB" style:font-family-asian="GenRyuMin2 JP SB" style:font-family-complex="GenRyuMin2 JP SB" fo:font-size="14pt"/>
    </style:style>
    <style:style style:family="text" style:name="T408">
      <style:text-properties fo:font-family="GenRyuMin2 JP SB" style:font-family-asian="GenRyuMin2 JP SB" style:font-family-complex="GenRyuMin2 JP SB" fo:font-size="14pt"/>
    </style:style>
    <style:style style:family="paragraph" style:name="P156">
      <style:paragraph-properties/>
      <style:text-properties fo:font-family="GenRyuMin2 JP SB" style:font-family-complex="GenRyuMin2 JP SB" fo:font-size="14pt"/>
    </style:style>
    <style:style style:family="text" style:name="T409">
      <style:text-properties fo:font-family="GenRyuMin2 JP SB" style:font-family-asian="GenRyuMin2 JP SB" style:font-family-complex="GenRyuMin2 JP SB" fo:font-size="14pt"/>
    </style:style>
    <style:style style:family="text" style:name="T410">
      <style:text-properties fo:font-family="GenRyuMin2 JP SB" style:font-family-asian="GenRyuMin2 JP SB" style:font-family-complex="GenRyuMin2 JP SB" fo:font-size="14pt"/>
    </style:style>
    <style:style style:family="text" style:name="T411">
      <style:text-properties fo:font-family="GenRyuMin2 JP SB" style:font-family-asian="GenRyuMin2 JP SB" style:font-family-complex="GenRyuMin2 JP SB" fo:font-size="14pt"/>
    </style:style>
    <style:style style:family="paragraph" style:name="P157">
      <style:paragraph-properties/>
      <style:text-properties fo:font-family="GenRyuMin2 JP SB" style:font-family-complex="GenRyuMin2 JP SB" fo:font-size="9pt"/>
    </style:style>
    <style:style style:family="text" style:name="T412">
      <style:text-properties fo:font-family="GenRyuMin2 JP SB" style:font-family-asian="GenRyuMin2 JP SB" style:font-family-complex="GenRyuMin2 JP SB" fo:font-size="9pt"/>
    </style:style>
    <style:style style:family="text" style:name="T413">
      <style:text-properties fo:font-family="GenRyuMin2 JP SB" style:font-family-asian="GenRyuMin2 JP SB" style:font-family-complex="GenRyuMin2 JP SB" fo:font-size="9pt"/>
    </style:style>
    <style:style style:family="text" style:name="T414">
      <style:text-properties fo:font-family="GenRyuMin2 JP SB" style:font-family-asian="GenRyuMin2 JP SB" style:font-family-complex="GenRyuMin2 JP SB" fo:font-size="9pt"/>
    </style:style>
    <style:style style:family="paragraph" style:name="P158">
      <style:paragraph-properties/>
      <style:text-properties fo:font-family="GenRyuMin2 JP SB" style:font-family-complex="GenRyuMin2 JP SB" fo:font-size="14pt"/>
    </style:style>
    <style:style style:family="text" style:name="T415">
      <style:text-properties fo:font-family="GenRyuMin2 JP SB" style:font-family-asian="GenRyuMin2 JP SB" style:font-family-complex="GenRyuMin2 JP SB" fo:font-size="14pt"/>
    </style:style>
    <style:style style:family="text" style:name="T416">
      <style:text-properties fo:font-family="GenRyuMin2 JP SB" style:font-family-asian="GenRyuMin2 JP SB" style:font-family-complex="GenRyuMin2 JP SB" fo:font-size="14pt"/>
    </style:style>
    <style:style style:family="text" style:name="T417">
      <style:text-properties fo:font-family="GenRyuMin2 JP SB" style:font-family-asian="GenRyuMin2 JP SB" style:font-family-complex="GenRyuMin2 JP SB" fo:font-size="14pt"/>
    </style:style>
    <style:style style:family="paragraph" style:name="P159">
      <style:paragraph-properties/>
      <style:text-properties fo:font-family="GenRyuMin2 JP SB" style:font-family-complex="GenRyuMin2 JP SB" fo:font-size="9pt"/>
    </style:style>
    <style:style style:family="text" style:name="T418">
      <style:text-properties fo:font-family="GenRyuMin2 JP SB" style:font-family-asian="GenRyuMin2 JP SB" style:font-family-complex="GenRyuMin2 JP SB" fo:font-size="9pt"/>
    </style:style>
    <style:style style:family="text" style:name="T419">
      <style:text-properties fo:font-family="GenRyuMin2 JP SB" style:font-family-asian="GenRyuMin2 JP SB" style:font-family-complex="GenRyuMin2 JP SB" fo:font-size="9pt"/>
    </style:style>
    <style:style style:family="text" style:name="T420">
      <style:text-properties fo:font-family="GenRyuMin2 JP SB" style:font-family-asian="GenRyuMin2 JP SB" style:font-family-complex="GenRyuMin2 JP SB" fo:font-size="9pt"/>
    </style:style>
    <style:style style:family="paragraph" style:name="P160">
      <style:paragraph-properties/>
      <style:text-properties fo:font-family="GenRyuMin2 JP SB" style:font-family-complex="GenRyuMin2 JP SB" fo:font-size="14pt"/>
    </style:style>
    <style:style style:family="text" style:name="T421">
      <style:text-properties fo:font-family="GenRyuMin2 JP SB" style:font-family-asian="GenRyuMin2 JP SB" style:font-family-complex="GenRyuMin2 JP SB" fo:font-size="14pt"/>
    </style:style>
    <style:style style:family="text" style:name="T422">
      <style:text-properties fo:font-family="GenRyuMin2 JP SB" style:font-family-asian="GenRyuMin2 JP SB" style:font-family-complex="GenRyuMin2 JP SB" fo:font-size="14pt"/>
    </style:style>
    <style:style style:family="text" style:name="T423">
      <style:text-properties fo:font-family="GenRyuMin2 JP SB" style:font-family-asian="GenRyuMin2 JP SB" style:font-family-complex="GenRyuMin2 JP SB" fo:font-size="14pt"/>
    </style:style>
    <style:style style:family="paragraph" style:name="P161">
      <style:paragraph-properties/>
      <style:text-properties fo:font-family="GenRyuMin2 JP SB" style:font-family-complex="GenRyuMin2 JP SB" fo:font-size="9pt"/>
    </style:style>
    <style:style style:family="text" style:name="T424">
      <style:text-properties fo:font-family="GenRyuMin2 JP SB" style:font-family-asian="GenRyuMin2 JP SB" style:font-family-complex="GenRyuMin2 JP SB" fo:font-size="9pt"/>
    </style:style>
    <style:style style:family="text" style:name="T425">
      <style:text-properties fo:font-family="GenRyuMin2 JP SB" style:font-family-asian="GenRyuMin2 JP SB" style:font-family-complex="GenRyuMin2 JP SB" fo:font-size="9pt"/>
    </style:style>
    <style:style style:family="text" style:name="T426">
      <style:text-properties fo:font-family="GenRyuMin2 JP SB" style:font-family-asian="GenRyuMin2 JP SB" style:font-family-complex="GenRyuMin2 JP SB" fo:font-size="9pt"/>
    </style:style>
    <style:style style:family="paragraph" style:name="P162">
      <style:paragraph-properties/>
      <style:text-properties fo:font-family="GenRyuMin2 JP SB" style:font-family-complex="GenRyuMin2 JP SB" fo:font-size="14pt"/>
    </style:style>
    <style:style style:family="text" style:name="T427">
      <style:text-properties fo:font-family="GenRyuMin2 JP SB" style:font-family-asian="GenRyuMin2 JP SB" style:font-family-complex="GenRyuMin2 JP SB" fo:font-size="14pt"/>
    </style:style>
    <style:style style:family="text" style:name="T428">
      <style:text-properties fo:font-family="GenRyuMin2 JP SB" style:font-family-asian="GenRyuMin2 JP SB" style:font-family-complex="GenRyuMin2 JP SB" fo:font-size="14pt"/>
    </style:style>
    <style:style style:family="text" style:name="T429">
      <style:text-properties fo:font-family="GenRyuMin2 JP SB" style:font-family-asian="GenRyuMin2 JP SB" style:font-family-complex="GenRyuMin2 JP SB" fo:font-size="14pt"/>
    </style:style>
    <style:style style:family="paragraph" style:name="P163">
      <style:paragraph-properties/>
      <style:text-properties fo:font-family="GenRyuMin2 JP SB" style:font-family-complex="GenRyuMin2 JP SB" fo:font-size="9pt"/>
    </style:style>
    <style:style style:family="text" style:name="T430">
      <style:text-properties fo:font-family="GenRyuMin2 JP SB" style:font-family-asian="GenRyuMin2 JP SB" style:font-family-complex="GenRyuMin2 JP SB" fo:font-size="9pt"/>
    </style:style>
    <style:style style:family="text" style:name="T431">
      <style:text-properties fo:font-family="GenRyuMin2 JP SB" style:font-family-asian="GenRyuMin2 JP SB" style:font-family-complex="GenRyuMin2 JP SB" fo:font-size="9pt"/>
    </style:style>
    <style:style style:family="text" style:name="T432">
      <style:text-properties fo:font-family="GenRyuMin2 JP SB" style:font-family-asian="GenRyuMin2 JP SB" style:font-family-complex="GenRyuMin2 JP SB" fo:font-size="9pt"/>
    </style:style>
    <style:style style:family="paragraph" style:name="P164">
      <style:paragraph-properties/>
      <style:text-properties fo:font-family="GenRyuMin2 JP SB" style:font-family-complex="GenRyuMin2 JP SB" fo:font-size="14pt"/>
    </style:style>
    <style:style style:family="text" style:name="T433">
      <style:text-properties fo:font-family="GenRyuMin2 JP SB" style:font-family-asian="GenRyuMin2 JP SB" style:font-family-complex="GenRyuMin2 JP SB" fo:font-size="14pt"/>
    </style:style>
    <style:style style:family="text" style:name="T434">
      <style:text-properties fo:font-family="GenRyuMin2 JP SB" style:font-family-asian="GenRyuMin2 JP SB" style:font-family-complex="GenRyuMin2 JP SB" fo:font-size="14pt"/>
    </style:style>
    <style:style style:family="text" style:name="T435">
      <style:text-properties fo:font-family="GenRyuMin2 JP SB" style:font-family-asian="GenRyuMin2 JP SB" style:font-family-complex="GenRyuMin2 JP SB" fo:font-size="14pt"/>
    </style:style>
    <style:style style:family="paragraph" style:name="P165">
      <style:paragraph-properties fo:break-before="page"/>
      <style:text-properties fo:font-family="GenRyuMin2 JP SB" style:font-family-complex="GenRyuMin2 JP SB" fo:font-size="14pt"/>
    </style:style>
    <style:style style:family="text" style:name="T436">
      <style:text-properties fo:font-family="GenRyuMin2 JP SB" style:font-family-asian="GenRyuMin2 JP SB" style:font-family-complex="GenRyuMin2 JP SB" fo:font-size="14pt"/>
    </style:style>
    <style:style style:family="text" style:name="T437">
      <style:text-properties fo:font-family="GenRyuMin2 JP SB" style:font-family-asian="GenRyuMin2 JP SB" style:font-family-complex="GenRyuMin2 JP SB" fo:font-size="14pt"/>
    </style:style>
    <style:style style:parent-style-name="138" style:family="paragraph" style:name="P166">
      <style:paragraph-properties fo:text-align="center"/>
      <style:text-properties fo:color="#0f4761" fo:font-family="Arial" style:font-family-asian="Arial" style:font-family-complex="Arial" fo:font-size="20pt"/>
    </style:style>
    <style:style style:family="text" style:name="T438">
      <style:text-properties fo:font-family="GenRyuMin2 JP SB" style:font-family-asian="GenRyuMin2 JP SB" style:font-family-complex="GenRyuMin2 JP SB"/>
    </style:style>
    <style:style style:family="text" style:name="T439">
      <style:text-properties fo:font-family="GenRyuMin2 JP SB" style:font-family-asian="GenRyuMin2 JP SB" style:font-family-complex="GenRyuMin2 JP SB"/>
    </style:style>
    <style:style style:family="text" style:name="T440">
      <style:text-properties fo:font-family="GenRyuMin2 JP SB" style:font-family-asian="GenRyuMin2 JP SB" style:font-family-complex="GenRyuMin2 JP SB"/>
    </style:style>
    <style:style style:family="text" style:name="T441">
      <style:text-properties fo:font-family="GenRyuMin2 JP SB" style:font-family-asian="GenRyuMin2 JP SB" style:font-family-complex="GenRyuMin2 JP SB"/>
    </style:style>
    <style:style style:family="paragraph" style:name="P167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42">
      <style:text-properties fo:color="#000000" fo:font-family="GenRyuMin2 JP SB" style:font-family-asian="GenRyuMin2 JP SB" style:font-family-complex="GenRyuMin2 JP SB" fo:font-size="14pt"/>
    </style:style>
    <style:style style:family="text" style:name="T443">
      <style:text-properties fo:color="#000000" fo:font-family="GenRyuMin2 JP SB" style:font-family-asian="GenRyuMin2 JP SB" style:font-family-complex="GenRyuMin2 JP SB" fo:font-size="12pt"/>
    </style:style>
    <style:style style:family="text" style:name="T444">
      <style:text-properties fo:color="#000000" fo:font-family="GenRyuMin2 JP SB" style:font-family-asian="GenRyuMin2 JP SB" style:font-family-complex="GenRyuMin2 JP SB" fo:font-size="9pt"/>
    </style:style>
    <style:style style:family="text" style:name="T445">
      <style:text-properties fo:font-family="GenRyuMin2 JP SB" style:font-family-asian="GenRyuMin2 JP SB" style:font-family-complex="GenRyuMin2 JP SB" fo:font-size="9pt"/>
    </style:style>
    <style:style style:family="paragraph" style:name="P168">
      <style:paragraph-properties fo:margin-left="0cm" fo:margin-right="0cm" fo:text-indent="0cm" fo:border="none"/>
      <style:text-properties fo:color="#000000" fo:font-family="GenRyuMin2 JP SB" style:font-family-asian="GenRyuMin2 JP SB" style:font-family-complex="GenRyuMin2 JP SB" fo:font-size="14pt"/>
    </style:style>
    <style:style style:family="text" style:name="T446">
      <style:text-properties fo:color="#000000" fo:font-family="GenRyuMin2 JP SB" style:font-family-asian="GenRyuMin2 JP SB" style:font-family-complex="GenRyuMin2 JP SB" fo:font-size="14pt"/>
    </style:style>
    <style:style style:family="text" style:name="T447">
      <style:text-properties fo:color="#000000" fo:font-family="GenRyuMin2 JP SB" style:font-family-complex="GenRyuMin2 JP SB" fo:font-size="14pt"/>
    </style:style>
    <style:style style:family="paragraph" style:name="P169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448">
      <style:text-properties fo:color="#000000" fo:font-family="GenRyuMin2 JP SB" style:font-family-asian="GenRyuMin2 JP SB" style:font-family-complex="GenRyuMin2 JP SB" fo:font-size="14pt"/>
    </style:style>
    <style:style style:family="text" style:name="T449">
      <style:text-properties fo:color="#000000" fo:font-family="GenRyuMin2 JP SB" style:font-family-asian="GenRyuMin2 JP SB" style:font-family-complex="GenRyuMin2 JP SB" fo:font-size="14pt"/>
    </style:style>
    <style:style style:family="text" style:name="T450">
      <style:text-properties fo:font-size="11pt"/>
    </style:style>
    <style:style style:family="paragraph" style:name="P170">
      <style:paragraph-properties fo:margin-left="0cm" fo:margin-right="0cm" fo:text-indent="0cm" fo:border="none"/>
      <style:text-properties fo:color="#000000" fo:font-family="GenRyuMin2 JP SB" style:font-family-asian="GenRyuMin2 JP SB" style:font-family-complex="GenRyuMin2 JP SB" fo:font-size="14pt"/>
    </style:style>
    <style:style style:family="text" style:name="T451">
      <style:text-properties fo:color="#000000" fo:font-family="GenRyuMin2 JP SB" style:font-family-asian="GenRyuMin2 JP SB" style:font-family-complex="GenRyuMin2 JP SB" fo:font-size="14pt"/>
    </style:style>
    <style:style style:family="text" style:name="T452">
      <style:text-properties fo:color="#000000" fo:font-family="GenRyuMin2 JP SB" style:font-family-complex="GenRyuMin2 JP SB" fo:font-size="14pt"/>
    </style:style>
    <style:style style:family="paragraph" style:name="P171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453">
      <style:text-properties fo:color="#000000" fo:font-family="GenRyuMin2 JP SB" style:font-family-asian="GenRyuMin2 JP SB" style:font-family-complex="GenRyuMin2 JP SB" fo:font-size="14pt"/>
    </style:style>
    <style:style style:family="text" style:name="T454">
      <style:text-properties fo:color="#000000" fo:font-family="GenRyuMin2 JP SB" style:font-family-asian="GenRyuMin2 JP SB" style:font-family-complex="GenRyuMin2 JP SB" fo:font-size="14pt"/>
    </style:style>
    <style:style style:family="text" style:name="T455">
      <style:text-properties fo:font-size="11pt"/>
    </style:style>
    <style:style style:family="paragraph" style:name="P172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56">
      <style:text-properties fo:color="#000000" fo:font-family="GenRyuMin2 JP SB" style:font-family-asian="GenRyuMin2 JP SB" style:font-family-complex="GenRyuMin2 JP SB" fo:font-size="14pt"/>
    </style:style>
    <style:style style:family="text" style:name="T457">
      <style:text-properties fo:color="#000000" fo:font-family="GenRyuMin2 JP SB" style:font-family-asian="GenRyuMin2 JP SB" style:font-family-complex="GenRyuMin2 JP SB" fo:font-size="14pt"/>
    </style:style>
    <style:style style:family="paragraph" style:name="P173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58">
      <style:text-properties fo:color="#000000" fo:font-family="GenRyuMin2 JP SB" style:font-family-asian="GenRyuMin2 JP SB" style:font-family-complex="GenRyuMin2 JP SB" fo:font-size="14pt"/>
    </style:style>
    <style:style style:family="text" style:name="T459">
      <style:text-properties fo:color="#000000" fo:font-family="GenRyuMin2 JP SB" style:font-family-asian="GenRyuMin2 JP SB" style:font-family-complex="GenRyuMin2 JP SB" fo:font-size="12pt"/>
    </style:style>
    <style:style style:family="text" style:name="T460">
      <style:text-properties fo:color="#000000" fo:font-family="GenRyuMin2 JP SB" style:font-family-asian="GenRyuMin2 JP SB" style:font-family-complex="GenRyuMin2 JP SB" fo:font-size="14pt"/>
    </style:style>
    <style:style style:family="text" style:name="T461">
      <style:text-properties fo:color="#000000" fo:font-family="GenRyuMin2 JP SB" style:font-family-asian="GenRyuMin2 JP SB" style:font-family-complex="GenRyuMin2 JP SB" fo:font-size="12pt"/>
    </style:style>
    <style:style style:family="text" style:name="T462">
      <style:text-properties fo:color="#000000" fo:font-family="GenRyuMin2 JP SB" style:font-family-asian="GenRyuMin2 JP SB" style:font-family-complex="GenRyuMin2 JP SB" fo:font-size="9pt"/>
    </style:style>
    <style:style style:family="text" style:name="T463">
      <style:text-properties fo:color="#000000" fo:font-family="GenRyuMin2 JP SB" style:font-family-asian="GenRyuMin2 JP SB" style:font-family-complex="GenRyuMin2 JP SB" fo:font-size="9pt"/>
    </style:style>
    <style:style style:family="text" style:name="T464">
      <style:text-properties fo:font-family="GenRyuMin2 JP SB" style:font-family-asian="GenRyuMin2 JP SB" style:font-family-complex="GenRyuMin2 JP SB" fo:font-size="9pt"/>
    </style:style>
    <style:style style:family="paragraph" style:name="P174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65">
      <style:text-properties fo:color="#000000" fo:font-family="GenRyuMin2 JP SB" style:font-family-asian="GenRyuMin2 JP SB" style:font-family-complex="GenRyuMin2 JP SB" fo:font-size="14pt"/>
    </style:style>
    <style:style style:family="text" style:name="T466">
      <style:text-properties fo:color="#000000" fo:font-family="GenRyuMin2 JP SB" style:font-family-asian="GenRyuMin2 JP SB" style:font-family-complex="GenRyuMin2 JP SB" fo:font-size="14pt"/>
    </style:style>
    <style:style style:family="paragraph" style:name="P175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67">
      <style:text-properties fo:color="#000000" fo:font-family="GenRyuMin2 JP SB" style:font-family-asian="GenRyuMin2 JP SB" style:font-family-complex="GenRyuMin2 JP SB" fo:font-size="14pt"/>
    </style:style>
    <style:style style:family="text" style:name="T468">
      <style:text-properties fo:color="#000000" fo:font-family="GenRyuMin2 JP SB" style:font-family-asian="GenRyuMin2 JP SB" style:font-family-complex="GenRyuMin2 JP SB" fo:font-size="14pt"/>
    </style:style>
    <style:style style:family="paragraph" style:name="P176">
      <style:paragraph-properties fo:margin-left="0cm" fo:margin-right="0cm" fo:text-indent="0cm" fo:border="none"/>
      <style:text-properties fo:color="#000000" fo:font-family="GenRyuMin2 JP SB" style:font-family-complex="GenRyuMin2 JP SB" fo:font-size="12pt"/>
    </style:style>
    <style:style style:family="text" style:name="T469">
      <style:text-properties fo:color="#000000" fo:font-family="GenRyuMin2 JP SB" style:font-family-asian="GenRyuMin2 JP SB" style:font-family-complex="GenRyuMin2 JP SB" fo:font-size="14pt"/>
    </style:style>
    <style:style style:family="text" style:name="T470">
      <style:text-properties fo:color="#000000" fo:font-family="GenRyuMin2 JP SB" style:font-family-asian="GenRyuMin2 JP SB" style:font-family-complex="GenRyuMin2 JP SB" fo:font-size="14pt"/>
    </style:style>
    <style:style style:family="text" style:name="T471">
      <style:text-properties fo:color="#000000" fo:font-family="GenRyuMin2 JP SB" style:font-family-asian="GenRyuMin2 JP SB" style:font-family-complex="GenRyuMin2 JP SB" fo:font-size="12pt"/>
    </style:style>
    <style:style style:family="text" style:name="T472">
      <style:text-properties fo:color="#000000" fo:font-family="GenRyuMin2 JP SB" style:font-family-asian="GenRyuMin2 JP SB" style:font-family-complex="GenRyuMin2 JP SB" fo:font-size="9pt"/>
    </style:style>
    <style:style style:family="text" style:name="T473">
      <style:text-properties fo:font-family="GenRyuMin2 JP SB" style:font-family-asian="GenRyuMin2 JP SB" style:font-family-complex="GenRyuMin2 JP SB" fo:font-size="9pt"/>
    </style:style>
    <style:style style:family="text" style:name="T474">
      <style:text-properties fo:color="#000000" fo:font-family="GenRyuMin2 JP SB" style:font-family-asian="GenRyuMin2 JP SB" style:font-family-complex="GenRyuMin2 JP SB" fo:font-size="9pt"/>
    </style:style>
    <style:style style:family="text" style:name="T475">
      <style:text-properties fo:font-family="GenRyuMin2 JP SB" style:font-family-asian="GenRyuMin2 JP SB" style:font-family-complex="GenRyuMin2 JP SB" fo:font-size="12pt"/>
    </style:style>
    <style:style style:family="paragraph" style:name="P177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76">
      <style:text-properties fo:color="#000000" fo:font-family="GenRyuMin2 JP SB" style:font-family-asian="GenRyuMin2 JP SB" style:font-family-complex="GenRyuMin2 JP SB" fo:font-size="14pt"/>
    </style:style>
    <style:style style:family="text" style:name="T477">
      <style:text-properties fo:color="#000000" fo:font-family="GenRyuMin2 JP SB" style:font-family-asian="GenRyuMin2 JP SB" style:font-family-complex="GenRyuMin2 JP SB" fo:font-size="14pt"/>
    </style:style>
    <style:style style:family="paragraph" style:name="P178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78">
      <style:text-properties fo:color="#000000" fo:font-family="GenRyuMin2 JP SB" style:font-family-asian="GenRyuMin2 JP SB" style:font-family-complex="GenRyuMin2 JP SB" fo:font-size="14pt"/>
    </style:style>
    <style:style style:family="text" style:name="T479">
      <style:text-properties fo:color="#000000" fo:font-family="GenRyuMin2 JP SB" style:font-family-asian="GenRyuMin2 JP SB" style:font-family-complex="GenRyuMin2 JP SB" fo:font-size="14pt"/>
    </style:style>
    <style:style style:family="paragraph" style:name="P179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0">
      <style:text-properties fo:color="#000000" fo:font-family="GenRyuMin2 JP SB" style:font-family-asian="GenRyuMin2 JP SB" style:font-family-complex="GenRyuMin2 JP SB" fo:font-size="14pt"/>
    </style:style>
    <style:style style:family="text" style:name="T481">
      <style:text-properties fo:color="#000000" fo:font-family="GenRyuMin2 JP SB" style:font-family-asian="GenRyuMin2 JP SB" style:font-family-complex="GenRyuMin2 JP SB" fo:font-size="14pt"/>
    </style:style>
    <style:style style:family="paragraph" style:name="P180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2">
      <style:text-properties fo:color="#000000" fo:font-family="GenRyuMin2 JP SB" style:font-family-asian="GenRyuMin2 JP SB" style:font-family-complex="GenRyuMin2 JP SB" fo:font-size="14pt"/>
    </style:style>
    <style:style style:family="text" style:name="T483">
      <style:text-properties fo:color="#000000" fo:font-family="GenRyuMin2 JP SB" style:font-family-asian="GenRyuMin2 JP SB" style:font-family-complex="GenRyuMin2 JP SB" fo:font-size="14pt"/>
    </style:style>
    <style:style style:family="paragraph" style:name="P181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4">
      <style:text-properties fo:color="#000000" fo:font-family="GenRyuMin2 JP SB" style:font-family-asian="GenRyuMin2 JP SB" style:font-family-complex="GenRyuMin2 JP SB" fo:font-size="14pt"/>
    </style:style>
    <style:style style:family="text" style:name="T485">
      <style:text-properties fo:color="#000000" fo:font-family="GenRyuMin2 JP SB" style:font-family-asian="GenRyuMin2 JP SB" style:font-family-complex="GenRyuMin2 JP SB" fo:font-size="14pt"/>
    </style:style>
    <style:style style:family="paragraph" style:name="P182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86">
      <style:text-properties fo:color="#000000" fo:font-family="GenRyuMin2 JP SB" style:font-family-asian="GenRyuMin2 JP SB" style:font-family-complex="GenRyuMin2 JP SB" fo:font-size="14pt"/>
    </style:style>
    <style:style style:family="text" style:name="T487">
      <style:text-properties fo:color="#000000" fo:font-family="GenRyuMin2 JP SB" style:font-family-asian="GenRyuMin2 JP SB" style:font-family-complex="GenRyuMin2 JP SB" fo:font-size="14pt"/>
    </style:style>
    <style:style style:family="paragraph" style:name="P183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488">
      <style:text-properties fo:color="#000000" fo:font-family="GenRyuMin2 JP SB" style:font-family-asian="GenRyuMin2 JP SB" style:font-family-complex="GenRyuMin2 JP SB" fo:font-size="14pt"/>
    </style:style>
    <style:style style:family="text" style:name="T489">
      <style:text-properties fo:color="#000000" fo:font-family="GenRyuMin2 JP SB" style:font-family-asian="GenRyuMin2 JP SB" style:font-family-complex="GenRyuMin2 JP SB" fo:font-size="14pt"/>
    </style:style>
    <style:style style:family="text" style:name="T490">
      <style:text-properties fo:color="#000000" fo:font-family="GenRyuMin2 JP SB" style:font-family-asian="GenRyuMin2 JP SB" style:font-family-complex="GenRyuMin2 JP SB" fo:font-size="12pt"/>
    </style:style>
    <style:style style:family="text" style:name="T491">
      <style:text-properties fo:color="#000000" fo:font-family="GenRyuMin2 JP SB" style:font-family-asian="GenRyuMin2 JP SB" style:font-family-complex="GenRyuMin2 JP SB" fo:font-size="14pt"/>
    </style:style>
    <style:style style:family="text" style:name="T492">
      <style:text-properties fo:color="#000000" fo:font-family="GenRyuMin2 JP SB" style:font-family-asian="GenRyuMin2 JP SB" style:font-family-complex="GenRyuMin2 JP SB" fo:font-size="12pt"/>
    </style:style>
    <style:style style:family="text" style:name="T493">
      <style:text-properties fo:color="#000000" fo:font-family="GenRyuMin2 JP SB" style:font-family-asian="GenRyuMin2 JP SB" style:font-family-complex="GenRyuMin2 JP SB" fo:font-size="9pt"/>
    </style:style>
    <style:style style:family="text" style:name="T494">
      <style:text-properties fo:font-family="GenRyuMin2 JP SB" style:font-family-asian="GenRyuMin2 JP SB" style:font-family-complex="GenRyuMin2 JP SB" fo:font-size="9pt"/>
    </style:style>
    <style:style style:family="paragraph" style:name="P184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495">
      <style:text-properties fo:color="#000000" fo:font-family="GenRyuMin2 JP SB" style:font-family-asian="GenRyuMin2 JP SB" style:font-family-complex="GenRyuMin2 JP SB" fo:font-size="14pt"/>
    </style:style>
    <style:style style:family="text" style:name="T496">
      <style:text-properties fo:font-family="GenRyuMin2 JP SB" style:font-family-asian="GenRyuMin2 JP SB" style:font-family-complex="GenRyuMin2 JP SB" fo:font-size="14pt"/>
    </style:style>
    <style:style style:family="text" style:name="T497">
      <style:text-properties fo:color="#000000" fo:font-family="GenRyuMin2 JP SB" style:font-family-asian="GenRyuMin2 JP SB" style:font-family-complex="GenRyuMin2 JP SB" fo:font-size="14pt"/>
    </style:style>
    <style:style style:family="text" style:name="T498">
      <style:text-properties fo:font-family="GenRyuMin2 JP SB" style:font-family-asian="GenRyuMin2 JP SB" style:font-family-complex="GenRyuMin2 JP SB" fo:font-size="14pt"/>
    </style:style>
    <style:style style:family="text" style:name="T499">
      <style:text-properties fo:font-family="GenRyuMin2 JP SB" style:font-family-asian="GenRyuMin2 JP SB" style:font-family-complex="GenRyuMin2 JP SB" fo:font-size="14pt"/>
    </style:style>
    <style:style style:family="paragraph" style:name="P185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00">
      <style:text-properties fo:color="#000000" fo:font-family="GenRyuMin2 JP SB" style:font-family-asian="GenRyuMin2 JP SB" style:font-family-complex="GenRyuMin2 JP SB" fo:font-size="14pt"/>
    </style:style>
    <style:style style:family="text" style:name="T501">
      <style:text-properties fo:color="#000000" fo:font-family="GenRyuMin2 JP SB" style:font-family-asian="GenRyuMin2 JP SB" style:font-family-complex="GenRyuMin2 JP SB" fo:font-size="12pt"/>
    </style:style>
    <style:style style:family="text" style:name="T502">
      <style:text-properties fo:color="#000000" fo:font-family="GenRyuMin2 JP SB" style:font-family-asian="GenRyuMin2 JP SB" style:font-family-complex="GenRyuMin2 JP SB" fo:font-size="9pt"/>
    </style:style>
    <style:style style:family="text" style:name="T503">
      <style:text-properties fo:font-family="GenRyuMin2 JP SB" style:font-family-asian="GenRyuMin2 JP SB" style:font-family-complex="GenRyuMin2 JP SB" fo:font-size="9pt"/>
    </style:style>
    <style:style style:family="paragraph" style:name="P186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04">
      <style:text-properties fo:color="#000000" fo:font-family="GenRyuMin2 JP SB" style:font-family-asian="GenRyuMin2 JP SB" style:font-family-complex="GenRyuMin2 JP SB" fo:font-size="12pt"/>
    </style:style>
    <style:style style:family="text" style:name="T505">
      <style:text-properties fo:font-family="GenRyuMin2 JP SB" style:font-family-asian="GenRyuMin2 JP SB" style:font-family-complex="GenRyuMin2 JP SB" fo:font-size="14pt"/>
    </style:style>
    <style:style style:family="text" style:name="T506">
      <style:text-properties fo:color="#000000" fo:font-family="GenRyuMin2 JP SB" style:font-family-asian="GenRyuMin2 JP SB" style:font-family-complex="GenRyuMin2 JP SB" fo:font-size="14pt"/>
    </style:style>
    <style:style style:family="text" style:name="T507">
      <style:text-properties fo:color="#000000" fo:font-family="GenRyuMin2 JP SB" style:font-family-asian="GenRyuMin2 JP SB" style:font-family-complex="GenRyuMin2 JP SB" fo:font-size="12pt"/>
    </style:style>
    <style:style style:family="text" style:name="T508">
      <style:text-properties fo:color="#000000" fo:font-family="GenRyuMin2 JP SB" style:font-family-asian="GenRyuMin2 JP SB" style:font-family-complex="GenRyuMin2 JP SB" fo:font-size="9pt"/>
    </style:style>
    <style:style style:family="text" style:name="T509">
      <style:text-properties fo:color="#000000" fo:font-family="GenRyuMin2 JP SB" style:font-family-asian="GenRyuMin2 JP SB" style:font-family-complex="GenRyuMin2 JP SB" fo:font-size="9pt"/>
    </style:style>
    <style:style style:family="text" style:name="T510">
      <style:text-properties fo:color="#000000" fo:font-family="GenRyuMin2 JP SB" style:font-family-asian="GenRyuMin2 JP SB" style:font-family-complex="GenRyuMin2 JP SB" fo:font-size="9pt"/>
    </style:style>
    <style:style style:family="text" style:name="T511">
      <style:text-properties fo:font-family="GenRyuMin2 JP SB" style:font-family-asian="GenRyuMin2 JP SB" style:font-family-complex="GenRyuMin2 JP SB" fo:font-size="9pt"/>
    </style:style>
    <style:style style:family="paragraph" style:name="P187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12">
      <style:text-properties fo:color="#000000" fo:font-family="GenRyuMin2 JP SB" style:font-family-asian="GenRyuMin2 JP SB" style:font-family-complex="GenRyuMin2 JP SB" fo:font-size="12pt"/>
    </style:style>
    <style:style style:family="text" style:name="T513">
      <style:text-properties fo:font-family="GenRyuMin2 JP SB" style:font-family-asian="GenRyuMin2 JP SB" style:font-family-complex="GenRyuMin2 JP SB" fo:font-size="14pt"/>
    </style:style>
    <style:style style:family="text" style:name="T514">
      <style:text-properties fo:color="#000000" fo:font-family="GenRyuMin2 JP SB" style:font-family-asian="GenRyuMin2 JP SB" style:font-family-complex="GenRyuMin2 JP SB" fo:font-size="12pt"/>
    </style:style>
    <style:style style:family="text" style:name="T515">
      <style:text-properties fo:color="#000000" fo:font-family="GenRyuMin2 JP SB" style:font-family-asian="GenRyuMin2 JP SB" style:font-family-complex="GenRyuMin2 JP SB" fo:font-size="9pt"/>
    </style:style>
    <style:style style:family="text" style:name="T516">
      <style:text-properties fo:color="#000000" fo:font-family="GenRyuMin2 JP SB" style:font-family-asian="GenRyuMin2 JP SB" style:font-family-complex="GenRyuMin2 JP SB" fo:font-size="9pt"/>
    </style:style>
    <style:style style:family="text" style:name="T517">
      <style:text-properties fo:font-family="GenRyuMin2 JP SB" style:font-family-asian="GenRyuMin2 JP SB" style:font-family-complex="GenRyuMin2 JP SB" fo:font-size="9pt"/>
    </style:style>
    <style:style style:family="paragraph" style:name="P188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18">
      <style:text-properties fo:color="#000000" fo:font-family="GenRyuMin2 JP SB" style:font-family-asian="GenRyuMin2 JP SB" style:font-family-complex="GenRyuMin2 JP SB" fo:font-size="12pt"/>
    </style:style>
    <style:style style:family="text" style:name="T519">
      <style:text-properties fo:font-family="GenRyuMin2 JP SB" style:font-family-asian="GenRyuMin2 JP SB" style:font-family-complex="GenRyuMin2 JP SB" fo:font-size="14pt"/>
    </style:style>
    <style:style style:family="text" style:name="T520">
      <style:text-properties fo:color="#000000" fo:font-family="GenRyuMin2 JP SB" style:font-family-asian="GenRyuMin2 JP SB" style:font-family-complex="GenRyuMin2 JP SB" fo:font-size="14pt"/>
    </style:style>
    <style:style style:family="text" style:name="T521">
      <style:text-properties fo:color="#000000" fo:font-family="GenRyuMin2 JP SB" style:font-family-asian="GenRyuMin2 JP SB" style:font-family-complex="GenRyuMin2 JP SB" fo:font-size="12pt"/>
    </style:style>
    <style:style style:family="text" style:name="T522">
      <style:text-properties fo:color="#000000" fo:font-family="GenRyuMin2 JP SB" style:font-family-asian="GenRyuMin2 JP SB" style:font-family-complex="GenRyuMin2 JP SB" fo:font-size="9pt"/>
    </style:style>
    <style:style style:family="text" style:name="T523">
      <style:text-properties fo:color="#000000" fo:font-family="GenRyuMin2 JP SB" style:font-family-asian="GenRyuMin2 JP SB" style:font-family-complex="GenRyuMin2 JP SB" fo:font-size="9pt"/>
    </style:style>
    <style:style style:family="text" style:name="T524">
      <style:text-properties fo:font-family="GenRyuMin2 JP SB" style:font-family-asian="GenRyuMin2 JP SB" style:font-family-complex="GenRyuMin2 JP SB" fo:font-size="7pt"/>
    </style:style>
    <style:style style:family="text" style:name="T525">
      <style:text-properties fo:font-family="GenRyuMin2 JP SB" style:font-family-asian="GenRyuMin2 JP SB" style:font-family-complex="GenRyuMin2 JP SB" fo:font-size="7pt"/>
    </style:style>
    <style:style style:family="paragraph" style:name="P189">
      <style:paragraph-properties fo:margin-left="0cm" fo:margin-right="0cm" fo:text-indent="0cm" fo:border="none"/>
      <style:text-properties fo:color="#000000" fo:font-family="GenRyuMin2 JP SB" style:font-family-complex="GenRyuMin2 JP SB" fo:font-size="14pt"/>
    </style:style>
    <style:style style:family="text" style:name="T526">
      <style:text-properties fo:color="#000000" fo:font-family="GenRyuMin2 JP SB" style:font-family-asian="GenRyuMin2 JP SB" style:font-family-complex="GenRyuMin2 JP SB" fo:font-size="14pt"/>
    </style:style>
    <style:style style:family="text" style:name="T527">
      <style:text-properties fo:font-family="GenRyuMin2 JP SB" style:font-family-asian="GenRyuMin2 JP SB" style:font-family-complex="GenRyuMin2 JP SB" fo:font-size="14pt"/>
    </style:style>
    <style:style style:family="text" style:name="T528">
      <style:text-properties fo:color="#000000" fo:font-family="GenRyuMin2 JP SB" style:font-family-asian="GenRyuMin2 JP SB" style:font-family-complex="GenRyuMin2 JP SB" fo:font-size="14pt"/>
    </style:style>
    <style:style style:family="text" style:name="T529">
      <style:text-properties fo:color="#000000" fo:font-family="GenRyuMin2 JP SB" style:font-family-asian="GenRyuMin2 JP SB" style:font-family-complex="GenRyuMin2 JP SB" fo:font-size="14pt"/>
    </style:style>
    <style:style style:family="paragraph" style:name="P190">
      <style:paragraph-properties fo:margin-left="0cm" fo:margin-right="0cm" fo:text-indent="0cm" fo:border="none"/>
      <style:text-properties fo:font-family="GenRyuMin2 JP SB" style:font-family-complex="GenRyuMin2 JP SB" fo:font-size="14pt"/>
    </style:style>
    <style:style style:family="text" style:name="T530">
      <style:text-properties fo:color="#000000" fo:font-family="GenRyuMin2 JP SB" style:font-family-asian="GenRyuMin2 JP SB" style:font-family-complex="GenRyuMin2 JP SB" fo:font-size="14pt"/>
    </style:style>
    <style:style style:family="text" style:name="T531">
      <style:text-properties fo:color="#000000" fo:font-family="GenRyuMin2 JP SB" style:font-family-asian="GenRyuMin2 JP SB" style:font-family-complex="GenRyuMin2 JP SB" fo:font-size="14pt"/>
    </style:style>
    <style:style style:family="paragraph" style:name="P191">
      <style:paragraph-properties fo:margin-left="0cm" fo:margin-right="0cm" fo:text-indent="0cm" fo:border="none"/>
      <style:text-properties fo:color="#000000" fo:font-family="GenRyuMin2 JP SB" style:font-family-complex="GenRyuMin2 JP SB" fo:font-size="9pt"/>
    </style:style>
    <style:style style:family="text" style:name="T532">
      <style:text-properties fo:color="#000000" fo:font-family="GenRyuMin2 JP SB" style:font-family-asian="GenRyuMin2 JP SB" style:font-family-complex="GenRyuMin2 JP SB" fo:font-size="14pt"/>
    </style:style>
    <style:style style:family="text" style:name="T533">
      <style:text-properties fo:color="#000000" fo:font-family="GenRyuMin2 JP SB" style:font-family-asian="GenRyuMin2 JP SB" style:font-family-complex="GenRyuMin2 JP SB" fo:font-size="12pt"/>
    </style:style>
    <style:style style:family="text" style:name="T534">
      <style:text-properties fo:color="#000000" fo:font-family="GenRyuMin2 JP SB" style:font-family-asian="GenRyuMin2 JP SB" style:font-family-complex="GenRyuMin2 JP SB" fo:font-size="9pt"/>
    </style:style>
    <style:style style:family="text" style:name="T535">
      <style:text-properties fo:font-family="GenRyuMin2 JP SB" style:font-family-asian="GenRyuMin2 JP SB" style:font-family-complex="GenRyuMin2 JP SB" fo:font-size="9pt"/>
    </style:style>
    <style:style style:family="paragraph" style:name="P192">
      <style:paragraph-properties fo:margin-left="0cm" fo:margin-right="0cm" fo:text-indent="0cm" fo:border="none"/>
      <style:text-properties fo:font-family="GenRyuMin2 JP SB" style:font-family-complex="GenRyuMin2 JP SB" fo:font-size="7pt"/>
    </style:style>
    <style:style style:family="text" style:name="T536">
      <style:text-properties fo:color="#000000" fo:font-family="GenRyuMin2 JP SB" style:font-family-asian="GenRyuMin2 JP SB" style:font-family-complex="GenRyuMin2 JP SB" fo:font-size="12pt"/>
    </style:style>
    <style:style style:family="text" style:name="T537">
      <style:text-properties fo:font-family="GenRyuMin2 JP SB" style:font-family-asian="GenRyuMin2 JP SB" style:font-family-complex="GenRyuMin2 JP SB" fo:font-size="14pt"/>
    </style:style>
    <style:style style:family="text" style:name="T538">
      <style:text-properties fo:color="#000000" fo:font-family="GenRyuMin2 JP SB" style:font-family-asian="GenRyuMin2 JP SB" style:font-family-complex="GenRyuMin2 JP SB" fo:font-size="18pt"/>
    </style:style>
    <style:style style:family="text" style:name="T539">
      <style:text-properties fo:color="#000000" fo:font-family="GenRyuMin2 JP SB" style:font-family-asian="GenRyuMin2 JP SB" style:font-family-complex="GenRyuMin2 JP SB" fo:font-size="12pt"/>
    </style:style>
    <style:style style:family="text" style:name="T540">
      <style:text-properties fo:color="#000000" fo:font-family="GenRyuMin2 JP SB" style:font-family-asian="GenRyuMin2 JP SB" style:font-family-complex="GenRyuMin2 JP SB" fo:font-size="14pt"/>
    </style:style>
    <style:style style:family="text" style:name="T541">
      <style:text-properties fo:color="#000000" fo:font-family="GenRyuMin2 JP SB" style:font-family-asian="GenRyuMin2 JP SB" style:font-family-complex="GenRyuMin2 JP SB" fo:font-size="12pt"/>
    </style:style>
    <style:style style:family="text" style:name="T542">
      <style:text-properties fo:color="#000000" fo:font-family="GenRyuMin2 JP SB" style:font-family-asian="GenRyuMin2 JP SB" style:font-family-complex="GenRyuMin2 JP SB" fo:font-size="9pt"/>
    </style:style>
    <style:style style:family="text" style:name="T543">
      <style:text-properties fo:font-family="GenRyuMin2 JP SB" style:font-family-asian="GenRyuMin2 JP SB" style:font-family-complex="GenRyuMin2 JP SB" fo:font-size="7pt"/>
    </style:style>
    <style:style style:family="text" style:name="T544">
      <style:text-properties fo:font-family="GenRyuMin2 JP SB" style:font-family-asian="GenRyuMin2 JP SB" style:font-family-complex="GenRyuMin2 JP SB" fo:font-size="7pt"/>
    </style:style>
    <style:style style:family="paragraph" style:name="P193">
      <style:paragraph-properties fo:margin-left="0cm" fo:margin-right="0cm" fo:text-indent="0cm" fo:border="none"/>
      <style:text-properties fo:font-family="GenRyuMin2 JP SB" style:font-family-asian="GenRyuMin2 JP SB" style:font-family-complex="GenRyuMin2 JP SB" fo:font-size="14pt"/>
    </style:style>
    <style:style style:family="text" style:name="T545">
      <style:text-properties fo:font-family="GenRyuMin2 JP SB" style:font-family-asian="GenRyuMin2 JP SB" style:font-family-complex="GenRyuMin2 JP SB" fo:font-size="14pt"/>
    </style:style>
    <style:style style:family="text" style:name="T546">
      <style:text-properties fo:font-family="GenRyuMin2 JP SB" style:font-family-asian="GenRyuMin2 JP SB" style:font-family-complex="GenRyuMin2 JP SB" fo:font-size="14pt"/>
    </style:style>
    <style:style style:family="text" style:name="T547">
      <style:text-properties fo:font-family="GenRyuMin2 JP SB" style:font-family-asian="GenRyuMin2 JP SB" style:font-family-complex="GenRyuMin2 JP SB" fo:font-size="14pt"/>
    </style:style>
    <style:style style:family="text" style:name="T548">
      <style:text-properties fo:font-family="GenRyuMin2 JP SB" style:font-family-asian="GenRyuMin2 JP SB" style:font-family-complex="GenRyuMin2 JP SB" fo:font-size="14pt"/>
    </style:style>
    <style:style style:family="paragraph" style:name="P194">
      <style:paragraph-properties/>
      <style:text-properties fo:font-family="GenRyuMin2 JP SB" style:font-family-complex="GenRyuMin2 JP SB" fo:font-size="18pt"/>
    </style:style>
    <style:style style:family="text" style:name="T549">
      <style:text-properties fo:font-family="GenRyuMin2 JP SB" style:font-family-complex="GenRyuMin2 JP SB" fo:font-size="18pt"/>
    </style:style>
    <style:style style:family="text" style:name="T550">
      <style:text-properties fo:font-family="GenRyuMin2 JP SB" style:font-family-asian="GenRyuMin2 JP SB" style:font-family-complex="GenRyuMin2 JP SB" fo:font-size="14pt"/>
    </style:style>
    <style:style style:family="text" style:name="T551">
      <style:text-properties fo:font-family="GenRyuMin2 JP SB" style:font-family-complex="GenRyuMin2 JP SB" fo:font-size="14pt"/>
    </style:style>
    <style:style style:family="text" style:name="T552">
      <style:text-properties fo:font-family="GenRyuMin2 JP SB" style:font-family-complex="GenRyuMin2 JP SB" fo:font-size="18pt"/>
    </style:style>
  </office:automatic-styles>
  <office:body>
    <office:text text:use-soft-page-breaks="true">
      <text:p text:style-name="P39"><text:span text:style-name="T45">Japanese Songs with Romaji</text:span><text:span text:style-name="T46"/></text:p>
      <text:p text:style-name="P40"><text:span text:style-name="T47">By wintergreen6631</text:span><text:span text:style-name="T48"/><text:span text:style-name="T49"/></text:p>
      <text:p text:style-name="P41"><text:span text:style-name="T50"><text:soft-page-break/></text:span><text:span text:style-name="T51"/></text:p>
      <text:p text:style-name="P42"><text:span text:style-name="T52"/><text:span text:style-name="T53">Goose House - 光るなら (Hikaru Nara)</text:span><text:span text:style-name="T54"/><text:span text:style-name="T55"/></text:p>
      <text:p text:style-name="P43"><text:span text:style-name="T56"/><text:span text:style-name="T57">[Verse 1]</text:span><text:span text:style-name="T58"/><text:span text:style-name="T59"/></text:p>
      <text:p text:style-name="P44"><text:span text:style-name="T60"/><text:span text:style-name="T61">Ameagari no niji mo</text:span><text:span text:style-name="T62"/><text:span text:style-name="T63"/></text:p>
      <text:p text:style-name="P45"><text:span text:style-name="T64">雨上がりの虹も</text:span><text:span text:style-name="T65"/><text:span text:style-name="T66"/></text:p>
      <text:p text:style-name="P46"><text:span text:style-name="T67"/><text:span text:style-name="T68">Rin to saita hana mo</text:span><text:span text:style-name="T69"/><text:span text:style-name="T70"/></text:p>
      <text:p text:style-name="P47"><text:span text:style-name="T71">凛と咲いた花も</text:span><text:span text:style-name="T72"/><text:span text:style-name="T73"/></text:p>
      <text:p text:style-name="P48"><text:span text:style-name="T74"/><text:span text:style-name="T75">Irozuki afuredasu</text:span><text:span text:style-name="T76"/><text:span text:style-name="T77"/></text:p>
      <text:p text:style-name="P49"><text:span text:style-name="T78">色づき溢れだす</text:span><text:span text:style-name="T79"/><text:span text:style-name="T80"/></text:p>
      <text:p text:style-name="P50"><text:span text:style-name="T81"/><text:span text:style-name="T82">Akaneiro no sora aogu kimi ni</text:span><text:span text:style-name="T83"/><text:span text:style-name="T84"/></text:p>
      <text:p text:style-name="P51"><text:span text:style-name="T85">茜色の空 仰ぐ君に</text:span><text:span text:style-name="T86"/><text:span text:style-name="T87"/></text:p>
      <text:p text:style-name="P52"><text:span text:style-name="T88"/><text:span text:style-name="T89">Ano hi koi ni ochita</text:span><text:span text:style-name="T90"/><text:span text:style-name="T91"/></text:p>
      <text:p text:style-name="P53"><text:span text:style-name="T92">あの日 恋に落ちた</text:span><text:span text:style-name="T93"/><text:span text:style-name="T94"/></text:p>
      <text:p text:style-name="P54"><text:span text:style-name="T95"/><text:span text:style-name="T96"/><text:span text:style-name="T97"/></text:p>
      <text:p text:style-name="P55"><text:span text:style-name="T98">[Pre-Chorus]</text:span><text:span text:style-name="T99"/><text:span text:style-name="T100"/></text:p>
      <text:p text:style-name="P56"><text:span text:style-name="T101">Shunkan no doramachikku</text:span><text:span text:style-name="T102"/><text:span text:style-name="T103"/></text:p>
      <text:p text:style-name="P57"><text:span text:style-name="T104">瞬間のドラマチック</text:span><text:span text:style-name="T105"/><text:span text:style-name="T106"/></text:p>
      <text:p text:style-name="P58"><text:span text:style-name="T107">Firumu no naka no hitokoma mo</text:span><text:span text:style-name="T108"/><text:span text:style-name="T109"/></text:p>
      <text:p text:style-name="P59"><text:span text:style-name="T110">フィルムの中の一コマも</text:span><text:span text:style-name="T111"/><text:span text:style-name="T112"/></text:p>
      <text:p text:style-name="P60"><text:span text:style-name="T113">Kienai yo kokoro ni</text:span><text:span text:style-name="T114"/><text:span text:style-name="T115"/></text:p>
      <text:p text:style-name="P61"><text:span text:style-name="T116">消えないよ 心に</text:span><text:span text:style-name="T117"/><text:span text:style-name="T118"/></text:p>
      <text:p text:style-name="P62"><text:span text:style-name="T119"/><text:span text:style-name="T120">kizamu kara</text:span><text:span text:style-name="T121"/><text:span text:style-name="T122"/></text:p>
      <text:p text:style-name="P63"><text:span text:style-name="T123">刻むから</text:span><text:span text:style-name="T124"/><text:span text:style-name="T125"/></text:p>
      <text:p text:style-name="P64"><text:span text:style-name="T126"/><text:span text:style-name="T127"/><text:span text:style-name="T128"/></text:p>
      <text:p text:style-name="P65"><text:span text:style-name="T129"/><text:span text:style-name="T130">[Chorus]</text:span><text:span text:style-name="T131"/><text:span text:style-name="T132"/></text:p>
      <text:p text:style-name="P66"><text:span text:style-name="T133">Kimi da yo kimi nanda yo</text:span><text:span text:style-name="T134"/><text:span text:style-name="T135"/></text:p>
      <text:p text:style-name="P67"><text:span text:style-name="T136">君だよ 君なんだよ</text:span><text:span text:style-name="T137"/><text:span text:style-name="T138"/></text:p>
      <text:p text:style-name="P68"><text:span text:style-name="T139">Oshiete kureta</text:span><text:span text:style-name="T140"/><text:span text:style-name="T141"/></text:p>
      <text:p text:style-name="P69"><text:span text:style-name="T142">教えてくれた</text:span><text:span text:style-name="T143"/><text:span text:style-name="T144"/></text:p>
      <text:p text:style-name="P70"><text:span text:style-name="T145">Kurayami mo hikaru nara</text:span><text:span text:style-name="T146"/><text:span text:style-name="T147"/></text:p>
      <text:p text:style-name="P71"><text:span text:style-name="T148">暗闇も光るなら</text:span><text:span text:style-name="T149"/><text:span text:style-name="T150"/></text:p>
      <text:p text:style-name="P72"><text:span text:style-name="T151">Hoshizora ni naru</text:span><text:span text:style-name="T152"/><text:span text:style-name="T153"/></text:p>
      <text:p text:style-name="P73"><text:span text:style-name="T154">星空になる</text:span><text:span text:style-name="T155"/><text:span text:style-name="T156"/></text:p>
      <text:p text:style-name="P74"><text:span text:style-name="T157">Kanashimi mo egao ni</text:span><text:span text:style-name="T158"/><text:span text:style-name="T159"/></text:p>
      <text:p text:style-name="P75"><text:span text:style-name="T160">悲しみを笑顔に</text:span><text:span text:style-name="T161"/><text:span text:style-name="T162"/></text:p>
      <text:p text:style-name="P76"><text:span text:style-name="T163">Mou kakusanai de</text:span><text:span text:style-name="T164"/><text:span text:style-name="T165"/></text:p>
      <text:p text:style-name="P77"><text:span text:style-name="T166">もう隠さないで</text:span><text:span text:style-name="T167"/><text:span text:style-name="T168"/></text:p>
      <text:p text:style-name="P78"><text:span text:style-name="T169">Kirameku don'na hoshi mo</text:span><text:span text:style-name="T170"/><text:span text:style-name="T171"/></text:p>
      <text:p text:style-name="P79"><text:span text:style-name="T172">煌めくどんな星も</text:span><text:span text:style-name="T173"/><text:span text:style-name="T174"/></text:p>
      <text:p text:style-name="P80"><text:span text:style-name="T175">Kimi wo terasu kara</text:span><text:span text:style-name="T176"/><text:span text:style-name="T177"/></text:p>
      <text:p text:style-name="P81"><text:span text:style-name="T178">君を照らすから</text:span><text:span text:style-name="T179"/><text:span text:style-name="T180"/></text:p>
      <text:p text:style-name="P82"><text:span text:style-name="T181"/><text:span text:style-name="T182"/><text:span text:style-name="T183"/></text:p>
      <text:p text:style-name="P83"><text:span text:style-name="T184"/><text:span text:style-name="T185">[Verse 2]</text:span><text:span text:style-name="T186"/><text:span text:style-name="T187"/></text:p>
      <text:p text:style-name="P84"><text:span text:style-name="T188"/><text:span text:style-name="T189">Nemuri mo wasurete </text:span><text:span text:style-name="T190"/><text:span text:style-name="T191"/></text:p>
      <text:p text:style-name="P85"><text:span text:style-name="T192">眠りも忘れて</text:span><text:span text:style-name="T193"/><text:span text:style-name="T194"/></text:p>
      <text:p text:style-name="P86"><text:span text:style-name="T195"/><text:span text:style-name="T196">mukaeta asahi ga</text:span><text:span text:style-name="T197"/><text:span text:style-name="T198"/></text:p>
      <text:p text:style-name="P87"><text:span text:style-name="T199">迎えた朝日が</text:span><text:span text:style-name="T200"/><text:span text:style-name="T201"/></text:p>
      <text:p text:style-name="P88"><text:span text:style-name="T202"/><text:span text:style-name="T203">Yatara to tsukisasaru</text:span><text:span text:style-name="T204"/><text:span text:style-name="T205"/></text:p>
      <text:p text:style-name="P89"><text:span text:style-name="T206">やたらと突き刺さる</text:span><text:span text:style-name="T207"/><text:span text:style-name="T208"/></text:p>
      <text:p text:style-name="P90"><text:span text:style-name="T209"/><text:span text:style-name="T210">Teikiatsu hakobu zutsuu datte</text:span><text:span text:style-name="T211"/><text:span text:style-name="T212"/></text:p>
      <text:p text:style-name="P91"><text:span text:style-name="T213">低気圧運ぶ 頭痛だって</text:span><text:span text:style-name="T214"/><text:span text:style-name="T215"/></text:p>
      <text:p text:style-name="P92"><text:span text:style-name="T216"/><text:span text:style-name="T217">Wasureru kimi ni aeba</text:span><text:span text:style-name="T218"/><text:span text:style-name="T219"/></text:p>
      <text:p text:style-name="P93"><text:span text:style-name="T220">忘れる 君に会えば</text:span><text:span text:style-name="T221"/><text:span text:style-name="T222"/></text:p>
      <text:p text:style-name="P94"><text:span text:style-name="T223"/><text:span text:style-name="T224"/><text:span text:style-name="T225"/></text:p>
      <text:p text:style-name="P95"><text:span text:style-name="T226">[Pre-Chorus]</text:span><text:span text:style-name="T227"/><text:span text:style-name="T228"/></text:p>
      <text:p text:style-name="P96"><text:span text:style-name="T229">Seijaku wa romantikku</text:span><text:span text:style-name="T230"/><text:span text:style-name="T231"/></text:p>
      <text:p text:style-name="P97"><text:span text:style-name="T232">Zenshin ni meguru yo kimi no koe</text:span><text:span text:style-name="T233"/><text:span text:style-name="T234"/></text:p>
      <text:p text:style-name="P98"><text:span text:style-name="T235">静寂はロマンティック</text:span><text:span text:style-name="T236"/><text:span text:style-name="T237"/></text:p>
      <text:p text:style-name="P99"><text:span text:style-name="T238">Koucha ni toketa shugaa no you ni</text:span><text:span text:style-name="T239"/><text:span text:style-name="T240"/></text:p>
      <text:p text:style-name="P100"><text:span text:style-name="T241">紅茶に溶けたシュガーのように</text:span><text:span text:style-name="T242"/><text:span text:style-name="T243"/></text:p>
      <text:p text:style-name="P101"><text:span text:style-name="T244">Zenshin ni meguru yo kimi no koe</text:span><text:span text:style-name="T245"/><text:span text:style-name="T246"/></text:p>
      <text:p text:style-name="P102"><text:span text:style-name="T247">全身に巡るよ 君の声</text:span><text:span text:style-name="T248"/><text:span text:style-name="T249"/></text:p>
      <text:p text:style-name="P103"><text:span text:style-name="T250"/><text:span text:style-name="T251"/><text:span text:style-name="T252"/></text:p>
      <text:p text:style-name="P104"><text:span text:style-name="T253">[Chorus]</text:span><text:span text:style-name="T254"/><text:span text:style-name="T255"/></text:p>
      <text:p text:style-name="P105"><text:span text:style-name="T256">Kimi da yo kimi nanda yo</text:span><text:span text:style-name="T257"/><text:span text:style-name="T258"/></text:p>
      <text:p text:style-name="P106"><text:span text:style-name="T259">君だよ 君なんだよ</text:span><text:span text:style-name="T260"/><text:span text:style-name="T261"/></text:p>
      <text:p text:style-name="P107"><text:span text:style-name="T262">Egao wo kureta</text:span><text:span text:style-name="T263"/><text:span text:style-name="T264"/></text:p>
      <text:p text:style-name="P108"><text:span text:style-name="T265">笑顔をくれた</text:span><text:span text:style-name="T266"/><text:span text:style-name="T267"/></text:p>
      <text:p text:style-name="P109"><text:span text:style-name="T268">Namida mo hikaru nara</text:span><text:span text:style-name="T269"/><text:span text:style-name="T270"/></text:p>
      <text:p text:style-name="P110"><text:span text:style-name="T271">涙も光るなら</text:span><text:span text:style-name="T272"/><text:span text:style-name="T273"/></text:p>
      <text:p text:style-name="P111"><text:span text:style-name="T274">Ryuusei ni naru</text:span><text:span text:style-name="T275"/><text:span text:style-name="T276"/></text:p>
      <text:p text:style-name="P112"><text:span text:style-name="T277">流星になる</text:span><text:span text:style-name="T278"/><text:span text:style-name="T279"/></text:p>
      <text:p text:style-name="P113"><text:span text:style-name="T280">Kizutsuita sono te wo</text:span><text:span text:style-name="T281"/><text:span text:style-name="T282"/></text:p>
      <text:p text:style-name="P114"><text:span text:style-name="T283">傷ついたその手を</text:span><text:span text:style-name="T284"/><text:span text:style-name="T285"/></text:p>
      <text:p text:style-name="P115"><text:span text:style-name="T286">Mou hanasanai de</text:span><text:span text:style-name="T287"/><text:span text:style-name="T288"/></text:p>
      <text:p text:style-name="P116"><text:span text:style-name="T289">もう離さないで</text:span><text:span text:style-name="T290"/><text:span text:style-name="T291"/></text:p>
      <text:p text:style-name="P117"><text:span text:style-name="T292">Negai wo kometa sora ni</text:span><text:span text:style-name="T293"/><text:span text:style-name="T294"/></text:p>
      <text:p text:style-name="P118"><text:span text:style-name="T295">願いを込めた空に</text:span><text:span text:style-name="T296"/><text:span text:style-name="T297"/></text:p>
      <text:p text:style-name="P119"><text:span text:style-name="T298">Ashita ga kuru kara</text:span><text:span text:style-name="T299"/><text:span text:style-name="T300"/></text:p>
      <text:p text:style-name="P120"><text:span text:style-name="T301">明日が来るから</text:span><text:span text:style-name="T302"/><text:span text:style-name="T303"/></text:p>
      <text:p text:style-name="P121"><text:span text:style-name="T304"/><text:span text:style-name="T305"/><text:span text:style-name="T306"/></text:p>
      <text:p text:style-name="P122"><text:span text:style-name="T307">[Bridge]</text:span><text:span text:style-name="T308"/><text:span text:style-name="T309"/></text:p>
      <text:p text:style-name="P123"><text:span text:style-name="T310">Michibiite kureta hikari wa kimi da yo</text:span><text:span text:style-name="T311"/><text:span text:style-name="T312"/></text:p>
      <text:p text:style-name="P124"><text:span text:style-name="T313">導いてくれた 光は 君だよ</text:span><text:span text:style-name="T314"/><text:span text:style-name="T315"/></text:p>
      <text:p text:style-name="P125"><text:span text:style-name="T316">Tsurarete boku mo hashiridashita</text:span><text:span text:style-name="T317"/><text:span text:style-name="T318"/></text:p>
      <text:p text:style-name="P126"><text:span text:style-name="T319">つられて僕も 走りだした</text:span><text:span text:style-name="T320"/><text:span text:style-name="T321"/></text:p>
      <text:p text:style-name="P127"><text:span text:style-name="T322">Shiranu ma ni kurosu shihajimeta</text:span><text:span text:style-name="T323"/><text:span text:style-name="T324"/></text:p>
      <text:p text:style-name="P128"><text:span text:style-name="T325">知らぬ間に クロスし始めた</text:span><text:span text:style-name="T326"/><text:span text:style-name="T327"/></text:p>
      <text:p text:style-name="P129"><text:span text:style-name="T328">Hora ima da koko de hikaru nara</text:span><text:span text:style-name="T329"/><text:span text:style-name="T330"/></text:p>
      <text:p text:style-name="P130"><text:span text:style-name="T331">ほら 今だ ここで 光るなら</text:span><text:span text:style-name="T332"/><text:span text:style-name="T333"/></text:p>
      <text:p text:style-name="P131"><text:span text:style-name="T334">Kimi da yo kimi nanda yo</text:span><text:span text:style-name="T335"/><text:span text:style-name="T336"/></text:p>
      <text:p text:style-name="P132"><text:span text:style-name="T337">君だよ 君なんだよ</text:span><text:span text:style-name="T338"/><text:span text:style-name="T339"/></text:p>
      <text:p text:style-name="P133"><text:span text:style-name="T340">Oshiete kureta</text:span><text:span text:style-name="T341"/><text:span text:style-name="T342"/></text:p>
      <text:p text:style-name="P134"><text:span text:style-name="T343">教えてくれた</text:span><text:span text:style-name="T344"/><text:span text:style-name="T345"/></text:p>
      <text:p text:style-name="P135"><text:span text:style-name="T346">Kurayami wa owaru kara</text:span><text:span text:style-name="T347"/><text:span text:style-name="T348"/></text:p>
      <text:p text:style-name="P136"><text:span text:style-name="T349">暗闇は終わるから</text:span><text:span text:style-name="T350"/><text:span text:style-name="T351"/></text:p>
      <text:p text:style-name="P137"><text:span text:style-name="T352"/><text:span text:style-name="T353"/><text:span text:style-name="T354"/></text:p>
      <text:p text:style-name="P138"><text:span text:style-name="T355">[Chorus]</text:span><text:span text:style-name="T356"/><text:span text:style-name="T357"/></text:p>
      <text:p text:style-name="P139"><text:span text:style-name="T358">Kimi da yo kimi nanda yo</text:span><text:span text:style-name="T359"/><text:span text:style-name="T360"/></text:p>
      <text:p text:style-name="P140"><text:span text:style-name="T361">君だよ 君なんだよ</text:span><text:span text:style-name="T362"/><text:span text:style-name="T363"/></text:p>
      <text:p text:style-name="P141"><text:span text:style-name="T364">Oshiete kureta</text:span><text:span text:style-name="T365"/><text:span text:style-name="T366"/></text:p>
      <text:p text:style-name="P142"><text:span text:style-name="T367">教えてくれた</text:span><text:span text:style-name="T368"/><text:span text:style-name="T369"/></text:p>
      <text:p text:style-name="P143"><text:span text:style-name="T370">Kurayami mo hikaru nara</text:span><text:span text:style-name="T371"/><text:span text:style-name="T372"/></text:p>
      <text:p text:style-name="P144"><text:span text:style-name="T373">暗闇も光るなら</text:span><text:span text:style-name="T374"/><text:span text:style-name="T375"/></text:p>
      <text:p text:style-name="P145"><text:span text:style-name="T376">Hoshizora ni naru</text:span><text:span text:style-name="T377"/><text:span text:style-name="T378"/></text:p>
      <text:p text:style-name="P146"><text:span text:style-name="T379">星空になる</text:span><text:span text:style-name="T380"/><text:span text:style-name="T381"/></text:p>
      <text:p text:style-name="P147"><text:span text:style-name="T382">Kanashimi wo egao ni</text:span><text:span text:style-name="T383"/><text:span text:style-name="T384"/></text:p>
      <text:p text:style-name="P148"><text:span text:style-name="T385">悲しみを笑顔に</text:span><text:span text:style-name="T386"/><text:span text:style-name="T387"/></text:p>
      <text:p text:style-name="P149"><text:span text:style-name="T388">Mou kakusanai de</text:span><text:span text:style-name="T389"/><text:span text:style-name="T390"/></text:p>
      <text:p text:style-name="P150"><text:span text:style-name="T391">もう隠さないで</text:span><text:span text:style-name="T392"/><text:span text:style-name="T393"/></text:p>
      <text:p text:style-name="P151"><text:span text:style-name="T394">Kirameku donna hoshi mo</text:span><text:span text:style-name="T395"/><text:span text:style-name="T396"/></text:p>
      <text:p text:style-name="P152"><text:span text:style-name="T397">煌めくどんな星も</text:span><text:span text:style-name="T398"/><text:span text:style-name="T399"/></text:p>
      <text:p text:style-name="P153"><text:span text:style-name="T400">Kimi wo terasu kara</text:span><text:span text:style-name="T401"/><text:span text:style-name="T402"/></text:p>
      <text:p text:style-name="P154"><text:span text:style-name="T403">君を照らすから</text:span><text:span text:style-name="T404"/><text:span text:style-name="T405"/></text:p>
      <text:p text:style-name="P155"><text:span text:style-name="T406"/><text:span text:style-name="T407"/><text:span text:style-name="T408"/></text:p>
      <text:p text:style-name="P156"><text:span text:style-name="T409">[Post-Chrous]</text:span><text:span text:style-name="T410"/><text:span text:style-name="T411"/></text:p>
      <text:p text:style-name="P157"><text:span text:style-name="T412">Kotae wa itsudemo guuzen? Hitsuzen?</text:span><text:span text:style-name="T413"/><text:span text:style-name="T414"/></text:p>
      <text:p text:style-name="P158"><text:span text:style-name="T415">答えはいつでも 偶然？必然？</text:span><text:span text:style-name="T416"/><text:span text:style-name="T417"/></text:p>
      <text:p text:style-name="P159"><text:span text:style-name="T418">Itsuka eranda michi koso unmei ni naru</text:span><text:span text:style-name="T419"/><text:span text:style-name="T420"/></text:p>
      <text:p text:style-name="P160"><text:span text:style-name="T421">いつか選んだ道こそ 運命になる</text:span><text:span text:style-name="T422"/><text:span text:style-name="T423"/></text:p>
      <text:p text:style-name="P161"><text:span text:style-name="T424">Nigirishimeta sono kibou mo fuan mo</text:span><text:span text:style-name="T425"/><text:span text:style-name="T426"/></text:p>
      <text:p text:style-name="P162"><text:span text:style-name="T427">握りしめたその希望も不安も</text:span><text:span text:style-name="T428"/><text:span text:style-name="T429"/></text:p>
      <text:p text:style-name="P163"><text:span text:style-name="T430">Kitto futari wo ugokasu hikari ni naru kara</text:span><text:span text:style-name="T431"/><text:span text:style-name="T432"/></text:p>
      <text:p text:style-name="P164"><text:span text:style-name="T433">きっと2人を動かす 光になるから</text:span><text:span text:style-name="T434"/><text:span text:style-name="T435"/></text:p>
      <text:p text:style-name="P165"><text:span text:style-name="T436"><text:soft-page-break/></text:span><text:span text:style-name="T437"/></text:p>
      <text:p text:style-name="P166"><text:span text:style-name="T438"/><text:span text:style-name="T439">キタニタツヤ (Tatsuya Kitani) - 青のすみか (Where Our Blue Is) </text:span><text:span text:style-name="T440"/><text:span text:style-name="T441"/></text:p>
      <text:p text:style-name="P167"><text:span text:style-name="T442">[Verse 1]</text:span><text:span text:style-name="T443"><text:line-break/></text:span><text:span text:style-name="T444">Doko made mo<text:line-break/>Tsuzuku you na ao no kisetsu wa<text:line-break/>Yotsu narabu<text:line-break/>Manako no mae wo saegiru mono wa nanimo nai<text:line-break/>Asufaruto, semishigure wo hansha shite<text:line-break/>Kimi to iu chinmoku ga kikoenaku naru (Kikoenaku naru)</text:span><text:span text:style-name="T445"/></text:p>
      <text:p text:style-name="P168"><text:span text:style-name="T446">どこまでも</text:span><text:span text:style-name="T447"/></text:p>
      <text:p text:style-name="P169"><text:span text:style-name="T448">続くような青の季節は</text:span><text:span text:style-name="T449"/><text:span text:style-name="T450"/></text:p>
      <text:p text:style-name="P170"><text:span text:style-name="T451">四つ並ぶ</text:span><text:span text:style-name="T452"/></text:p>
      <text:p text:style-name="P171"><text:span text:style-name="T453">眼の前を遮るものは何もない</text:span><text:span text:style-name="T454"/><text:span text:style-name="T455"/></text:p>
      <text:p text:style-name="P172"><text:span text:style-name="T456">アスファルト、蝉時雨を反射して</text:span><text:span text:style-name="T457"/></text:p>
      <text:p text:style-name="P173"><text:span text:style-name="T458">きみという沈黙が聞こえなくなる (聞こえなくなる)</text:span><text:span text:style-name="T459"><text:line-break/><text:line-break/></text:span><text:span text:style-name="T460">[Pre-Chorus]</text:span><text:span text:style-name="T461"><text:line-break/></text:span><text:span text:style-name="T462">Kono hibi ga iroaseru<text:line-break/>Boku to chigau</text:span><text:span text:style-name="T463"> kimi no nioi wo shitte shimattemo<text:line-break/>Okiwasurete kita eien no<text:line-break/>Soko ni</text:span><text:span text:style-name="T464"/></text:p>
      <text:p text:style-name="P174"><text:span text:style-name="T465">この日々が色褪せる</text:span><text:span text:style-name="T466"/></text:p>
      <text:p text:style-name="P175"><text:span text:style-name="T467">僕と違うきみの匂いを知ってしまっても</text:span><text:span text:style-name="T468"/></text:p>
      <text:p text:style-name="P176"><text:span text:style-name="T469">置き忘れてきた永遠の底に</text:span><text:span text:style-name="T470"><text:line-break/><text:line-break/>[Chorus]</text:span><text:span text:style-name="T471"><text:line-break/></text:span><text:span text:style-name="T472">Ima demo, ao ga sundeiru<text:line-break/>Ima demo, ao wa sundeiru<text:line-break/>Donna inori mo kotoba mo<text:line-break/>Chikazukeru no ni, todokanakatta<text:line-break/>Marude, shizuka na </text:span><text:span text:style-name="T473">koi</text:span><text:span text:style-name="T474"> no you na<text:line-break/>Hoho wo tsutatta natsu no you na, iro no naka<text:line-break/>Kimi wo norou kotoba ga zutto nodo no oku ni tsukaeteru</text:span><text:span text:style-name="T475"/></text:p>
      <text:p text:style-name="P177"><text:span text:style-name="T476">今でも青が棲んでいる</text:span><text:span text:style-name="T477"/></text:p>
      <text:p text:style-name="P178"><text:span text:style-name="T478">今でも青は澄んでいる</text:span><text:span text:style-name="T479"/></text:p>
      <text:p text:style-name="P179"><text:span text:style-name="T480">どんな祈りも言葉も</text:span><text:span text:style-name="T481"/></text:p>
      <text:p text:style-name="P180"><text:span text:style-name="T482">近づけるのに、届かなかった</text:span><text:span text:style-name="T483"/></text:p>
      <text:p text:style-name="P181"><text:span text:style-name="T484">まるで、静かな恋のような</text:span><text:span text:style-name="T485"/></text:p>
      <text:p text:style-name="P182"><text:span text:style-name="T486">頬を伝った夏のような色のなか</text:span><text:span text:style-name="T487"/></text:p>
      <text:p text:style-name="P183"><text:span text:style-name="T488">きみを呪う言葉がずっと喉の奥につかえてる</text:span><text:span text:style-name="T489"><text:line-break/></text:span><text:span text:style-name="T490"><text:line-break/></text:span><text:span text:style-name="T491">[Post-Chorus]</text:span><text:span text:style-name="T492"><text:line-break/></text:span><text:span text:style-name="T493">"Mata aeru yo ne" tte<text:line-break/>Koe ni naranai koe</text:span><text:span text:style-name="T494"/></text:p>
      <text:p text:style-name="P184"><text:span text:style-name="T495"/><text:span text:style-name="T496">「また会えるよね」って<text:line-break/>声にならない声</text:span><text:span text:style-name="T497"><text:line-break/></text:span><text:span text:style-name="T498"/><text:span text:style-name="T499"/></text:p>
      <text:p text:style-name="P185"><text:span text:style-name="T500">[Verse 2]</text:span><text:span text:style-name="T501"><text:line-break/></text:span><text:span text:style-name="T502">Hirusagari<text:line-break/>Jimetsuku kaze no kisetsu wa<text:line-break/>Omoi haseru<text:line-break/>Mada nani mono demo nakatta bokura no shouzou<text:line-break/>Nanimo kamo wakachiaeta hazu datta<text:line-break/>Ano hi kara sukoshi zutsu<text:line-break/>Kimi to chigau boku to iu noroi ga futotte iku</text:span><text:span text:style-name="T503"/></text:p>
      <text:p text:style-name="P186"><text:span text:style-name="T504"/><text:span text:style-name="T505">昼下がり、じめつく風の季節は<text:line-break/>想い馳せる、まだ何者でもなかった僕らの肖像<text:line-break/>何もかも分かち合えたはずだった<text:line-break/>あの日から少しずつ<text:line-break/>きみと違う僕という呪いが肥っていく</text:span><text:span text:style-name="T506"><text:line-break/><text:line-break/>[Bridge]</text:span><text:span text:style-name="T507"><text:line-break/></text:span><text:span text:style-name="T508">(La-la-la-la, la-la-la-la)<text:line-break/>(La</text:span><text:span text:style-name="T509">-la-la-la, la-la-la-la)</text:span><text:span text:style-name="T510"><text:line-break/>Kimi no egao no oku no urei wo (Urei wo)<text:line-break/>Miotoshita koto, kuyami tsukushite (Mi tsukushite)</text:span><text:span text:style-name="T511"/></text:p>
      <text:p text:style-name="P187"><text:span text:style-name="T512"/><text:span text:style-name="T513">きみの笑顔の奥の憂いを (憂いを)<text:line-break/>見落としたこと、悔やみ尽くして (み尽くして)</text:span><text:span text:style-name="T514"><text:line-break/></text:span><text:span text:style-name="T515">(La-la-la-la, la-la-la-la)<text:line-break/>Adabana to saite chittе iku, kimi ni<text:line-break/></text:span><text:span text:style-name="T516">Sayonara</text:span><text:span text:style-name="T517"/></text:p>
      <text:p text:style-name="P188"><text:span text:style-name="T518"/><text:span text:style-name="T519">徒花と咲いて散っていくきみに<text:line-break/>さよなら</text:span><text:span text:style-name="T520"><text:line-break/><text:line-break/>[Chorus]</text:span><text:span text:style-name="T521"><text:line-break/></text:span><text:span text:style-name="T522">Ima demo, ao ga sundeiru<text:line-break/>Ima demo, ao wa sundеiru<text:line-break/>Donna i</text:span><text:span text:style-name="T523">nori mo kotoba mo<text:line-break/>Chikazukeru no ni, todokanakatta<text:line-break/>Marude, shizuka na koi no you na<text:line-break/>Hoho wo tsutatta natsu no you na iro no naka<text:line-break/>Kimi wo norou kotoba ga zutto nodo no oku ni tsukaeteru</text:span><text:span text:style-name="T524"/><text:span text:style-name="T525"/></text:p>
      <text:p text:style-name="P189"><text:span text:style-name="T526"/><text:span text:style-name="T527">今でも青が棲んでいる<text:line-break/>今でも青は澄んでいる<text:line-break/>どんな祈りも言葉も<text:line-break/>近づけるのに、届かなかった<text:line-break/>まるで、静かな恋のような<text:line-break/>頬を伝った夏のような色のなか<text:line-break/>きみを呪う言葉がずっと喉の奥につかえてる</text:span><text:span text:style-name="T528"/><text:span text:style-name="T529"/></text:p>
      <text:p text:style-name="P190"><text:span text:style-name="T530"/><text:span text:style-name="T531"/></text:p>
      <text:p text:style-name="P191"><text:span text:style-name="T532">[Post-Chorus]</text:span><text:span text:style-name="T533"><text:line-break/></text:span><text:span text:style-name="T534">"Mata aeru yo ne" tte<text:line-break/>Koe ni naranai koe</text:span><text:span text:style-name="T535"/></text:p>
      <text:p text:style-name="P192"><text:span text:style-name="T536"/><text:span text:style-name="T537">「また会えるよね」って<text:line-break/>声にならない声</text:span><text:span text:style-name="T538"><text:line-break/></text:span><text:span text:style-name="T539"><text:line-break/></text:span><text:span text:style-name="T540">[Outro]</text:span><text:span text:style-name="T541"><text:line-break/></text:span><text:span text:style-name="T542">Mugen ni bouchou suru ginga no hoshi no tsubu no you ni<text:line-break/>Yubi no sukima wo koboreta</text:span><text:span text:style-name="T543"/><text:span text:style-name="T544"/></text:p>
      <text:p text:style-name="P193"><text:span text:style-name="T545"/><text:span text:style-name="T546">無限に膨張する銀河の星の粒のように<text:line-break/>指の隙間を零れた</text:span><text:span text:style-name="T547"/><text:span text:style-name="T548"/></text:p>
      <text:p text:style-name="P194"><text:span text:style-name="T549"/><text:span text:style-name="T550"/><text:span text:style-name="T551"/><text:span text:style-name="T55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  <style:text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37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137" style:display-name="table of figures" style:family="paragraph" style:name="207">
      <style:paragraph-properties fo:margin-bottom="0pt"/>
    </style:style>
    <style:style style:display-name="DStyle_paragraph" style:family="paragraph" style:name="661">
      <style:paragraph-properties/>
      <style:text-properties fo:color="#000000" fo:font-family="Liberation Serif" style:font-family-asian="Noto Serif CJK JP" style:font-family-complex="Lohit Devanagari" fo:font-size="12pt" fo:language="en" fo:country="US"/>
    </style:style>
    <style:style style:parent-style-name="661" style:display-name="Standard" style:family="paragraph" style:name="662">
      <style:paragraph-properties/>
    </style:style>
    <style:style style:parent-style-name="662" style:display-name="Heading" style:family="paragraph" style:name="663">
      <style:paragraph-properties fo:margin-top="12pt" fo:margin-bottom="6pt"/>
      <style:text-properties fo:font-family="Liberation Sans" style:font-family-asian="Noto Sans CJK JP" style:font-family-complex="Lohit Devanagari" fo:font-size="14pt"/>
    </style:style>
    <style:style style:parent-style-name="662" style:display-name="Text body" style:family="paragraph" style:name="664">
      <style:paragraph-properties fo:line-height="115%" fo:margin-top="0pt" fo:margin-bottom="7pt"/>
    </style:style>
    <style:style style:parent-style-name="664" style:display-name="List" style:family="paragraph" style:name="665">
      <style:paragraph-properties/>
      <style:text-properties style:font-family-complex="Lohit Devanagari"/>
    </style:style>
    <style:style style:parent-style-name="662" style:display-name="Caption" style:family="paragraph" style:name="666">
      <style:paragraph-properties fo:margin-top="6pt" fo:margin-bottom="6pt"/>
      <style:text-properties style:font-family-complex="Lohit Devanagari" fo:font-size="12pt" fo:font-style="italic"/>
    </style:style>
    <style:style style:parent-style-name="662" style:display-name="Index" style:family="paragraph" style:name="667">
      <style:paragraph-properties/>
      <style:text-properties style:font-family-complex="Lohit Devanagari"/>
    </style:style>
    <style:style style:parent-style-name="661" style:display-name="Rubies" style:family="text" style:name="668">
      <style:paragraph-properties/>
      <style:text-properties fo:font-size="6pt" style:text-underline-type="none" style:text-underline-width="auto"/>
    </style:style>
    <style:style style:parent-style-name="661" style:display-name="Source Text" style:family="text" style:name="669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User Entry" style:family="text" style:name="670">
      <style:paragraph-properties/>
      <style:text-properties fo:font-family="Liberation Mono" style:font-family-asian="Noto Sans Mono CJK JP" style:font-family-complex="Liberation Mono"/>
    </style:style>
    <style:style style:parent-style-name="661" style:display-name="Variable" style:family="text" style:name="671">
      <style:paragraph-properties/>
      <style:text-properties fo:font-style="italic"/>
    </style:style>
    <style:style style:parent-style-name="661" style:display-name="Emphasis" style:family="text" style:name="672">
      <style:paragraph-properties/>
      <style:text-properties fo:font-style="italic"/>
    </style:style>
    <style:style style:parent-style-name="661" style:display-name="Footnote anchor" style:family="text" style:name="673">
      <style:paragraph-properties/>
      <style:text-properties style:text-position="super 58%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7cm" fo:margin-bottom="1.27cm" fo:margin-left="1.27cm" fo:margin-right="1.27cm"/>
    </style:page-layout>
    <style:page-layout style:name="Mpm2">
      <style:page-layout-properties fo:page-width="21cm" fo:page-height="29.7cm" style:print-orientation="portrait" fo:margin-top="1.27cm" fo:margin-bottom="1.27cm" fo:margin-left="1.27cm" fo:margin-right="1.27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  <meta:creation-date>2025-09-11T03:51:07Z</meta:creation-date>
  </office:meta>
</office:document-meta>
</file>